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1.7008in"/>
    </style:style>
    <style:style style:name="co4" style:family="table-column">
      <style:table-column-properties fo:break-before="auto" style:column-width="0.1535in"/>
    </style:style>
    <style:style style:name="co5" style:family="table-column">
      <style:table-column-properties fo:break-before="auto" style:column-width="1.4925in"/>
    </style:style>
    <style:style style:name="co6" style:family="table-column">
      <style:table-column-properties fo:break-before="auto" style:column-width="3.0071in"/>
    </style:style>
    <style:style style:name="co7" style:family="table-column">
      <style:table-column-properties fo:break-before="auto" style:column-width="3.500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2154in" fo:break-before="auto" style:use-optimal-row-height="true"/>
    </style:style>
    <style:style style:name="ro4" style:family="table-row">
      <style:table-row-properties style:row-height="0.2154in" fo:break-before="auto" style:use-optimal-row-height="false"/>
    </style:style>
    <style:style style:name="ro5" style:family="table-row">
      <style:table-row-properties style:row-height="0.1984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Nimbus Sans L"/>
    </style:style>
    <style:style style:name="ce2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ext-properties style:font-name="Nimbus Sans 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Nimbus Sans L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0.0138in solid #000000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7" style:family="table-cell" style:parent-style-name="Default" style:data-style-name="N100">
      <style:table-cell-properties fo:border-bottom="none" fo:background-color="#ffffff" style:cell-protect="none" style:print-content="true" style:text-align-source="fix" style:repeat-content="false" fo:border-left="none" fo:padding-bottom="0.0193in" fo:padding-left="0.0138in" fo:padding-right="0.0138in" fo:padding-top="0.0193in" fo:border-right="0.0138in solid #000000" fo:border-top="none" style:vertical-align="middle"/>
      <style:paragraph-properties fo:text-align="start" fo:margin-left="0in"/>
      <style:text-properties fo:color="#000000" style:font-name="Nimbus Sans L" fo:font-size="10pt" style:text-underline-style="none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00">
      <style:text-properties style:font-name="Nimbus Sans L" style:font-name-asian="Bitstream Vera Sans" style:font-name-complex="Bitstream Vera Sans"/>
    </style:style>
    <style:style style:name="ce9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Thoth Int" fo:font-size="11pt" fo:font-weight="bold" style:font-size-asian="11pt" style:font-size-complex="11pt"/>
    </style:style>
    <style:style style:name="ce10" style:family="table-cell" style:parent-style-name="Default" style:data-style-name="N100">
      <style:text-properties style:font-name="Thoth Int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ff" style:cell-protect="none" style:print-content="true" fo:border="none" fo:padding-bottom="0.0193in" fo:padding-left="0.0138in" fo:padding-right="0.0138in" fo:padding-top="0.0193in" style:vertical-align="middle"/>
      <style:text-properties fo:color="#000000" style:font-name="Thoth Int" fo:font-size="11pt" fo:font-weight="bold" style:font-size-asian="11pt" style:font-size-complex="11pt"/>
    </style:style>
    <style:style style:name="ce12" style:family="table-cell" style:parent-style-name="Default" style:data-style-name="N100">
      <style:table-cell-properties fo:background-color="#ffffff" style:cell-protect="none" style:print-content="true" fo:border="0.0138in solid #000000" style:vertical-align="middle"/>
      <style:text-properties fo:color="#000000" style:font-name="Nimbus Sans L" fo:font-size="10pt" fo:font-weight="bold" style:font-size-asian="10pt" style:font-size-complex="10pt"/>
    </style:style>
    <style:style style:name="ce13" style:family="table-cell" style:parent-style-name="Default" style:data-style-name="N100">
      <style:table-cell-properties fo:background-color="#ffffff" style:cell-protect="none" style:print-content="true" style:text-align-source="fix" style:repeat-content="false" fo:border="none" fo:padding-bottom="0.0193in" fo:padding-left="0.0138in" fo:padding-right="0.0138in" fo:padding-top="0.0193in" style:vertical-align="middle"/>
      <style:paragraph-properties fo:text-align="center"/>
      <style:text-properties fo:color="#000000" style:font-name="Nimbus Sans L" fo:font-size="10pt" fo:font-weight="bold" style:font-size-asian="10pt" style:font-size-complex="10pt"/>
    </style:style>
    <style:style style:name="ce14" style:family="table-cell" style:parent-style-name="Default" style:data-style-name="N100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15" style:family="table-cell" style:parent-style-name="Default" style:data-style-name="N100">
      <style:table-cell-properties fo:border="0.0008in solid #000000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0">
      <style:table-cell-properties fo:padding-bottom="0.0193in" fo:padding-left="0.0138in" fo:padding-right="0.0138in" fo:padding-top="0.0193in"/>
      <style:text-properties style:font-name="Nimbus Sans 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hoth I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10"/>
        <table:table-column table:style-name="co4" table:default-cell-style-name="ce10"/>
        <table:table-column table:style-name="co3" table:default-cell-style-name="ce3"/>
        <table:table-column table:style-name="co3" table:default-cell-style-name="ce10"/>
        <table:table-column table:style-name="co4" table:default-cell-style-name="ce10"/>
        <table:table-column table:style-name="co3" table:default-cell-style-name="ce3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4" table:number-columns-repeated="2" table:default-cell-style-name="ce10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8" table:number-columns-repeated="1001" table:default-cell-style-name="ce3"/>
        <table:table-column table:style-name="co8" table:number-columns-repeated="5" table:default-cell-style-name="ce4"/>
        <table:table-row table:style-name="ro1">
          <table:table-cell table:style-name="ce1" office:value-type="string" table:number-columns-spanned="2" table:number-rows-spanned="1">
            <text:p>Version 0.8.8</text:p>
          </table:table-cell>
          <table:covered-table-cell table:style-name="ce4"/>
          <table:table-cell table:style-name="ce7" office:value-type="string" table:number-columns-spanned="16" table:number-rows-spanned="1">
            <text:p><text:span text:style-name="T1">NOTE</text:span>: You must have the <text:span text:style-name="T1">Thoth-Int</text:span> font installed to view the QS columns</text:p>
          </table:table-cell>
          <table:covered-table-cell table:style-name="ce9"/>
          <table:covered-table-cell table:style-name="ce11"/>
          <table:covered-table-cell table:style-name="ce13"/>
          <table:covered-table-cell table:number-columns-repeated="2" table:style-name="ce9"/>
          <table:covered-table-cell table:style-name="ce13"/>
          <table:covered-table-cell table:number-columns-repeated="4" table:style-name="ce9"/>
          <table:covered-table-cell table:style-name="ce11"/>
          <table:covered-table-cell table:style-name="ce9"/>
          <table:covered-table-cell table:style-name="ce13"/>
          <table:covered-table-cell table:style-name="ce14"/>
          <table:covered-table-cell table:style-name="ce16"/>
          <table:table-cell table:style-name="ce16" table:number-columns-repeated="1001"/>
          <table:table-cell table:number-columns-repeated="5"/>
        </table:table-row>
        <table:table-row table:style-name="ro2">
          <table:table-cell table:style-name="ce2" office:value-type="string">
            <text:p>WORD</text:p>
          </table:table-cell>
          <table:table-cell table:style-name="ce6" office:value-type="string">
            <text:p>POS</text:p>
          </table:table-cell>
          <table:table-cell table:style-name="ce6" office:value-type="string">
            <text:p>Ph-RP</text:p>
          </table:table-cell>
          <table:table-cell table:style-name="ce6" office:value-type="string">
            <text:p>QS-RP (j)</text:p>
          </table:table-cell>
          <table:table-cell table:style-name="ce12" office:value-type="string">
            <text:p>QS-RP (s)</text:p>
          </table:table-cell>
          <table:table-cell table:style-name="ce6" office:value-type="string">
            <text:p>Ph-GA</text:p>
          </table:table-cell>
          <table:table-cell table:style-name="ce6" office:value-type="string">
            <text:p>QS-GA (j)</text:p>
          </table:table-cell>
          <table:table-cell table:style-name="ce6" office:value-type="string">
            <text:p>QS-GA (s)</text:p>
          </table:table-cell>
          <table:table-cell table:style-name="ce6" office:value-type="string">
            <text:p>Ph-Au</text:p>
          </table:table-cell>
          <table:table-cell table:style-name="ce6" office:value-type="string">
            <text:p>QS-Au (j)</text:p>
          </table:table-cell>
          <table:table-cell table:style-name="ce6" office:value-type="string">
            <text:p>QS-Au (s)</text:p>
          </table:table-cell>
          <table:table-cell table:style-name="ce6" office:value-type="string">
            <text:p>Main.Int.QS (j)</text:p>
          </table:table-cell>
          <table:table-cell table:style-name="ce6" office:value-type="string">
            <text:p>Alt.Int.QS (j)</text:p>
          </table:table-cell>
          <table:table-cell table:style-name="ce12" office:value-type="string">
            <text:p>Main.Int.QS (s)</text:p>
          </table:table-cell>
          <table:table-cell table:style-name="ce6" office:value-type="string">
            <text:p>Alt.Int.QS(s)</text:p>
          </table:table-cell>
          <table:table-cell table:style-name="ce6" office:value-type="string">
            <text:p>Code</text:p>
          </table:table-cell>
          <table:table-cell table:style-name="ce15" office:value-type="string">
            <text:p>Tags (w=weak, n=NORTH set, f=FORCE set)</text:p>
          </table:table-cell>
          <table:table-cell table:style-name="ce15" office:value-type="string">
            <text:p>NOTES</text:p>
          </table:table-cell>
          <table:table-cell table:style-name="ce5" table:number-columns-repeated="1001"/>
          <table:table-cell table:number-columns-repeated="5"/>
        </table:table-row>
        <table:table-row table:style-name="ro3">
          <table:table-cell office:value-type="string">
            <text:p>a_bit</text:p>
          </table:table-cell>
          <table:table-cell office:value-type="string">
            <text:p>adv</text:p>
          </table:table-cell>
          <table:table-cell table:style-name="ce8" office:value-type="string">
            <text:p>eI bIt <text:s/></text:p>
          </table:table-cell>
          <table:table-cell office:value-type="string">
            <text:p>u bit</text:p>
          </table:table-cell>
          <table:table-cell/>
          <table:table-cell table:style-name="ce8" office:value-type="string">
            <text:p>eI bIt <text:s/></text:p>
          </table:table-cell>
          <table:table-cell office:value-type="string">
            <text:p>u bit</text:p>
          </table:table-cell>
          <table:table-cell/>
          <table:table-cell office:value-type="string">
            <text:p>eI bIt <text:s/></text:p>
          </table:table-cell>
          <table:table-cell office:value-type="string">
            <text:p>u bit</text:p>
          </table:table-cell>
          <table:table-cell/>
          <table:table-cell office:value-type="string">
            <text:p>u bit</text:p>
          </table:table-cell>
          <table:table-cell table:number-columns-repeated="5"/>
          <table:table-cell table:style-name="ce4"/>
          <table:table-cell table:number-columns-repeated="1006"/>
        </table:table-row>
        <table:table-row table:style-name="ro3">
          <table:table-cell office:value-type="string">
            <text:p>a_great_deal</text:p>
          </table:table-cell>
          <table:table-cell office:value-type="string">
            <text:p>adv</text:p>
          </table:table-cell>
          <table:table-cell office:value-type="string">
            <text:p>eI greIt di:=l <text:s/></text:p>
          </table:table-cell>
          <table:table-cell office:value-type="string">
            <text:p>u grAt dEl</text:p>
          </table:table-cell>
          <table:table-cell/>
          <table:table-cell office:value-type="string">
            <text:p>eI greIt di:=l <text:s/></text:p>
          </table:table-cell>
          <table:table-cell office:value-type="string">
            <text:p>u grAt dEl</text:p>
          </table:table-cell>
          <table:table-cell/>
          <table:table-cell office:value-type="string">
            <text:p>eI greIt dil <text:s/></text:p>
          </table:table-cell>
          <table:table-cell office:value-type="string">
            <text:p>u grAt dEl</text:p>
          </table:table-cell>
          <table:table-cell/>
          <table:table-cell office:value-type="string">
            <text:p>u grAt dEl</text:p>
          </table:table-cell>
          <table:table-cell table:number-columns-repeated="1012"/>
        </table:table-row>
        <table:table-row table:style-name="ro3">
          <table:table-cell office:value-type="string">
            <text:p>a_little</text:p>
          </table:table-cell>
          <table:table-cell office:value-type="string">
            <text:p>adv</text:p>
          </table:table-cell>
          <table:table-cell office:value-type="string">
            <text:p>eI lIt=l <text:s/></text:p>
          </table:table-cell>
          <table:table-cell office:value-type="string">
            <text:p>u litl</text:p>
          </table:table-cell>
          <table:table-cell/>
          <table:table-cell office:value-type="string">
            <text:p>eI lIt=l <text:s/></text:p>
          </table:table-cell>
          <table:table-cell office:value-type="string">
            <text:p>u litl</text:p>
          </table:table-cell>
          <table:table-cell/>
          <table:table-cell office:value-type="string">
            <text:p>eI lItl <text:s/></text:p>
          </table:table-cell>
          <table:table-cell office:value-type="string">
            <text:p>u litl</text:p>
          </table:table-cell>
          <table:table-cell/>
          <table:table-cell office:value-type="string">
            <text:p>u litl</text:p>
          </table:table-cell>
          <table:table-cell table:number-columns-repeated="1012"/>
        </table:table-row>
        <table:table-row table:style-name="ro3">
          <table:table-cell office:value-type="string">
            <text:p>a_lot</text:p>
          </table:table-cell>
          <table:table-cell office:value-type="string">
            <text:p>adv</text:p>
          </table:table-cell>
          <table:table-cell office:value-type="string">
            <text:p>eI lQt <text:s/></text:p>
          </table:table-cell>
          <table:table-cell office:value-type="string">
            <text:p>u lot</text:p>
          </table:table-cell>
          <table:table-cell/>
          <table:table-cell office:value-type="string">
            <text:p>eI lA:t <text:s/></text:p>
          </table:table-cell>
          <table:table-cell office:value-type="string">
            <text:p>u lRt</text:p>
          </table:table-cell>
          <table:table-cell/>
          <table:table-cell office:value-type="string">
            <text:p>eI lQt <text:s/></text:p>
          </table:table-cell>
          <table:table-cell office:value-type="string">
            <text:p>u lot</text:p>
          </table:table-cell>
          <table:table-cell/>
          <table:table-cell office:value-type="string">
            <text:p>u lot</text:p>
          </table:table-cell>
          <table:table-cell table:number-columns-repeated="3"/>
          <table:table-cell office:value-type="string">
            <text:p>GA-1:2.9</text:p>
          </table:table-cell>
          <table:table-cell table:number-columns-repeated="1008"/>
        </table:table-row>
        <table:table-row table:style-name="ro3">
          <table:table-cell office:value-type="string">
            <text:p>about</text:p>
          </table:table-cell>
          <table:table-cell office:value-type="string">
            <text:p>adv</text:p>
          </table:table-cell>
          <table:table-cell office:value-type="string">
            <text:p>@baUt</text:p>
          </table:table-cell>
          <table:table-cell office:value-type="string">
            <text:p>ubWt</text:p>
          </table:table-cell>
          <table:table-cell/>
          <table:table-cell office:value-type="string">
            <text:p>@baUt</text:p>
          </table:table-cell>
          <table:table-cell office:value-type="string">
            <text:p>ubWt</text:p>
          </table:table-cell>
          <table:table-cell/>
          <table:table-cell office:value-type="string">
            <text:p>@baUt</text:p>
          </table:table-cell>
          <table:table-cell office:value-type="string">
            <text:p>ubWt</text:p>
          </table:table-cell>
          <table:table-cell/>
          <table:table-cell office:value-type="string">
            <text:p>ubWt</text:p>
          </table:table-cell>
          <table:table-cell table:number-columns-repeated="1012"/>
        </table:table-row>
        <table:table-row table:style-name="ro3">
          <table:table-cell office:value-type="string">
            <text:p>above</text:p>
          </table:table-cell>
          <table:table-cell office:value-type="string">
            <text:p>adv</text:p>
          </table:table-cell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@bVv</text:p>
          </table:table-cell>
          <table:table-cell office:value-type="string">
            <text:p>ubub</text:p>
          </table:table-cell>
          <table:table-cell/>
          <table:table-cell office:value-type="string">
            <text:p>@bVv</text:p>
          </table:table-cell>
          <table:table-cell office:value-type="string">
            <text:p>ubuv</text:p>
          </table:table-cell>
          <table:table-cell/>
          <table:table-cell office:value-type="string">
            <text:p>ubuv</text:p>
          </table:table-cell>
          <table:table-cell table:number-columns-repeated="1012"/>
        </table:table-row>
        <table:table-row table:style-name="ro3">
          <table:table-cell office:value-type="string">
            <text:p>abroad</text:p>
          </table:table-cell>
          <table:table-cell office:value-type="string">
            <text:p>adv</text:p>
          </table:table-cell>
          <table:table-cell office:value-type="string">
            <text:p>@brO:d</text:p>
          </table:table-cell>
          <table:table-cell office:value-type="string">
            <text:p>ubrQd</text:p>
          </table:table-cell>
          <table:table-cell/>
          <table:table-cell office:value-type="string">
            <text:p>1-@brQ:d <text:s/>2-@brA:d</text:p>
          </table:table-cell>
          <table:table-cell office:value-type="string">
            <text:p>1-ubrod-&gt;1 <text:s/>2-ubrRd-&gt;1</text:p>
          </table:table-cell>
          <table:table-cell/>
          <table:table-cell office:value-type="string">
            <text:p>@brOd</text:p>
          </table:table-cell>
          <table:table-cell office:value-type="string">
            <text:p>ubrQd</text:p>
          </table:table-cell>
          <table:table-cell/>
          <table:table-cell office:value-type="string">
            <text:p>ubrQd</text:p>
          </table:table-cell>
          <table:table-cell table:number-columns-repeated="3"/>
          <table:table-cell office:value-type="string">
            <text:p>GA-1:2.8 <text:s/>GA-2:2.8</text:p>
          </table:table-cell>
          <table:table-cell table:number-columns-repeated="1008"/>
        </table:table-row>
        <table:table-row table:style-name="ro3">
          <table:table-cell office:value-type="string">
            <text:p>across</text:p>
          </table:table-cell>
          <table:table-cell office:value-type="string">
            <text:p>adv</text:p>
          </table:table-cell>
          <table:table-cell office:value-type="string">
            <text:p>@krQs</text:p>
          </table:table-cell>
          <table:table-cell office:value-type="string">
            <text:p>ukros</text:p>
          </table:table-cell>
          <table:table-cell/>
          <table:table-cell office:value-type="string">
            <text:p>1-@krQ:s <text:s/>2-@krA:s</text:p>
          </table:table-cell>
          <table:table-cell office:value-type="string">
            <text:p>1-ukros-&gt;1 <text:s/>2-ukrRs-&gt;1</text:p>
          </table:table-cell>
          <table:table-cell/>
          <table:table-cell office:value-type="string">
            <text:p>@krQs</text:p>
          </table:table-cell>
          <table:table-cell office:value-type="string">
            <text:p>ukros</text:p>
          </table:table-cell>
          <table:table-cell/>
          <table:table-cell office:value-type="string">
            <text:p>ukros</text:p>
          </table:table-cell>
          <table:table-cell table:number-columns-repeated="3"/>
          <table:table-cell office:value-type="string">
            <text:p>GA-2:2.17</text:p>
          </table:table-cell>
          <table:table-cell table:number-columns-repeated="1008"/>
        </table:table-row>
        <table:table-row table:style-name="ro3">
          <table:table-cell office:value-type="string">
            <text:p>afterwards</text:p>
          </table:table-cell>
          <table:table-cell office:value-type="string">
            <text:p>adv</text:p>
          </table:table-cell>
          <table:table-cell office:value-type="string">
            <text:p>A:ft@w@dz</text:p>
          </table:table-cell>
          <table:table-cell office:value-type="string">
            <text:p>RftuÑwuÑdz</text:p>
          </table:table-cell>
          <table:table-cell/>
          <table:table-cell office:value-type="string">
            <text:p>{ft=rw=rdz</text:p>
          </table:table-cell>
          <table:table-cell office:value-type="string">
            <text:p>afturwurdz</text:p>
          </table:table-cell>
          <table:table-cell/>
          <table:table-cell office:value-type="string">
            <text:p>Aft@w@dz</text:p>
          </table:table-cell>
          <table:table-cell office:value-type="string">
            <text:p>RftuÑwuÑdz</text:p>
          </table:table-cell>
          <table:table-cell/>
          <table:table-cell office:value-type="string">
            <text:p>aftuÑwuÑdz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again</text:p>
          </table:table-cell>
          <table:table-cell office:value-type="string">
            <text:p>adv</text:p>
          </table:table-cell>
          <table:table-cell office:value-type="string">
            <text:p>1-@gen <text:s/>2-@geIn</text:p>
          </table:table-cell>
          <table:table-cell office:value-type="string">
            <text:p>1-ugen <text:s/>2-ugAn</text:p>
          </table:table-cell>
          <table:table-cell/>
          <table:table-cell office:value-type="string">
            <text:p>@gen</text:p>
          </table:table-cell>
          <table:table-cell office:value-type="string">
            <text:p>ugen-&gt;1</text:p>
          </table:table-cell>
          <table:table-cell/>
          <table:table-cell office:value-type="string">
            <text:p>1-@gEn <text:s/>2-@geIn</text:p>
          </table:table-cell>
          <table:table-cell office:value-type="string">
            <text:p>1-ugen <text:s/>2-ugAn</text:p>
          </table:table-cell>
          <table:table-cell/>
          <table:table-cell office:value-type="string">
            <text:p>ugen</text:p>
          </table:table-cell>
          <table:table-cell office:value-type="string">
            <text:p>ugAn</text:p>
          </table:table-cell>
          <table:table-cell table:number-columns-repeated="1011"/>
        </table:table-row>
        <table:table-row table:style-name="ro3">
          <table:table-cell office:value-type="string">
            <text:p>ago</text:p>
          </table:table-cell>
          <table:table-cell office:value-type="string">
            <text:p>adv</text:p>
          </table:table-cell>
          <table:table-cell office:value-type="string">
            <text:p>@geU</text:p>
          </table:table-cell>
          <table:table-cell office:value-type="string">
            <text:p>ugO</text:p>
          </table:table-cell>
          <table:table-cell/>
          <table:table-cell office:value-type="string">
            <text:p>@goU</text:p>
          </table:table-cell>
          <table:table-cell office:value-type="string">
            <text:p>ugO</text:p>
          </table:table-cell>
          <table:table-cell/>
          <table:table-cell office:value-type="string">
            <text:p>@goU</text:p>
          </table:table-cell>
          <table:table-cell office:value-type="string">
            <text:p>ugO</text:p>
          </table:table-cell>
          <table:table-cell/>
          <table:table-cell office:value-type="string">
            <text:p>ugO</text:p>
          </table:table-cell>
          <table:table-cell table:number-columns-repeated="1012"/>
        </table:table-row>
        <table:table-row table:style-name="ro3">
          <table:table-cell office:value-type="string">
            <text:p>ahead</text:p>
          </table:table-cell>
          <table:table-cell office:value-type="string">
            <text:p>adv</text:p>
          </table:table-cell>
          <table:table-cell office:value-type="string">
            <text:p>@hed</text:p>
          </table:table-cell>
          <table:table-cell office:value-type="string">
            <text:p>uhed</text:p>
          </table:table-cell>
          <table:table-cell/>
          <table:table-cell office:value-type="string">
            <text:p>@hed</text:p>
          </table:table-cell>
          <table:table-cell office:value-type="string">
            <text:p>uhed</text:p>
          </table:table-cell>
          <table:table-cell/>
          <table:table-cell office:value-type="string">
            <text:p>@hEd</text:p>
          </table:table-cell>
          <table:table-cell office:value-type="string">
            <text:p>uhed</text:p>
          </table:table-cell>
          <table:table-cell/>
          <table:table-cell office:value-type="string">
            <text:p>uhed</text:p>
          </table:table-cell>
          <table:table-cell table:number-columns-repeated="1012"/>
        </table:table-row>
        <table:table-row table:style-name="ro3">
          <table:table-cell office:value-type="string">
            <text:p>alike</text:p>
          </table:table-cell>
          <table:table-cell office:value-type="string">
            <text:p>adv</text:p>
          </table:table-cell>
          <table:table-cell office:value-type="string">
            <text:p>@laIk</text:p>
          </table:table-cell>
          <table:table-cell office:value-type="string">
            <text:p>ulIk</text:p>
          </table:table-cell>
          <table:table-cell/>
          <table:table-cell office:value-type="string">
            <text:p>@laIk</text:p>
          </table:table-cell>
          <table:table-cell office:value-type="string">
            <text:p>ulIk</text:p>
          </table:table-cell>
          <table:table-cell/>
          <table:table-cell office:value-type="string">
            <text:p>@laIk</text:p>
          </table:table-cell>
          <table:table-cell office:value-type="string">
            <text:p>ulIk</text:p>
          </table:table-cell>
          <table:table-cell/>
          <table:table-cell office:value-type="string">
            <text:p>ulIk</text:p>
          </table:table-cell>
          <table:table-cell table:number-columns-repeated="1012"/>
        </table:table-row>
        <table:table-row table:style-name="ro4">
          <table:table-cell office:value-type="string">
            <text:p>all</text:p>
          </table:table-cell>
          <table:table-cell office:value-type="string">
            <text:p>adv</text:p>
          </table:table-cell>
          <table:table-cell office:value-type="string">
            <text:p>O:l</text:p>
          </table:table-cell>
          <table:table-cell office:value-type="string">
            <text:p>Ql</text:p>
          </table:table-cell>
          <table:table-cell/>
          <table:table-cell office:value-type="string">
            <text:p>1-Q:l <text:s/>2-A:l</text:p>
          </table:table-cell>
          <table:table-cell office:value-type="string">
            <text:p>1-ol-&gt;1 <text:s/>2-Rl-&gt;1</text:p>
          </table:table-cell>
          <table:table-cell/>
          <table:table-cell office:value-type="string">
            <text:p>Ol</text:p>
          </table:table-cell>
          <table:table-cell office:value-type="string">
            <text:p>Ql</text:p>
          </table:table-cell>
          <table:table-cell/>
          <table:table-cell office:value-type="string">
            <text:p>Ql</text:p>
          </table:table-cell>
          <table:table-cell table:number-columns-repeated="3"/>
          <table:table-cell office:value-type="string">
            <text:p>GA-1:1.8 <text:s/>GA-2:1.8</text:p>
          </table:table-cell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all_right</text:p>
          </table:table-cell>
          <table:table-cell office:value-type="string">
            <text:p>adv</text:p>
          </table:table-cell>
          <table:table-cell office:value-type="string">
            <text:p>O:l raIt</text:p>
          </table:table-cell>
          <table:table-cell office:value-type="string">
            <text:p>Ql rIt</text:p>
          </table:table-cell>
          <table:table-cell/>
          <table:table-cell office:value-type="string">
            <text:p>1-Q:l raIt <text:s/>2-A:l raIt</text:p>
          </table:table-cell>
          <table:table-cell office:value-type="string">
            <text:p>1-ol rIt-&gt;1 <text:s/>2-Rl rIt-&gt;1</text:p>
          </table:table-cell>
          <table:table-cell/>
          <table:table-cell office:value-type="string">
            <text:p>Ol raIt</text:p>
          </table:table-cell>
          <table:table-cell office:value-type="string">
            <text:p>Ql rIt</text:p>
          </table:table-cell>
          <table:table-cell/>
          <table:table-cell office:value-type="string">
            <text:p>Ql rIt</text:p>
          </table:table-cell>
          <table:table-cell table:number-columns-repeated="3"/>
          <table:table-cell office:value-type="string">
            <text:p>GA-1:1.8 <text:s/>GA-2:1.8</text:p>
          </table:table-cell>
          <table:table-cell table:number-columns-repeated="1008"/>
        </table:table-row>
        <table:table-row table:style-name="ro3">
          <table:table-cell office:value-type="string">
            <text:p>almost</text:p>
          </table:table-cell>
          <table:table-cell office:value-type="string">
            <text:p>adv</text:p>
          </table:table-cell>
          <table:table-cell office:value-type="string">
            <text:p>1-O:lm@Ust <text:s/>2-Qlm@Ust</text:p>
          </table:table-cell>
          <table:table-cell office:value-type="string">
            <text:p>1-QlmOst-&gt;1 <text:s/>2-olmOst-&gt;1</text:p>
          </table:table-cell>
          <table:table-cell/>
          <table:table-cell office:value-type="string">
            <text:p>1-Q:lmoUst <text:s/>2-A:lmoUst</text:p>
          </table:table-cell>
          <table:table-cell office:value-type="string">
            <text:p>1-olmOst-&gt;1 <text:s/>2-RlmOst</text:p>
          </table:table-cell>
          <table:table-cell/>
          <table:table-cell office:value-type="string">
            <text:p>OlmoUst</text:p>
          </table:table-cell>
          <table:table-cell office:value-type="string">
            <text:p>QlmOst</text:p>
          </table:table-cell>
          <table:table-cell/>
          <table:table-cell office:value-type="string">
            <text:p>QlmOst</text:p>
          </table:table-cell>
          <table:table-cell table:number-columns-repeated="3"/>
          <table:table-cell office:value-type="string">
            <text:p>RP-2:1.8 <text:s/>GA-1:1.8 <text:s/>GA-2:1.8</text:p>
          </table:table-cell>
          <table:table-cell table:number-columns-repeated="1008"/>
        </table:table-row>
        <table:table-row table:style-name="ro3">
          <table:table-cell office:value-type="string">
            <text:p>alone</text:p>
          </table:table-cell>
          <table:table-cell office:value-type="string">
            <text:p>adv</text:p>
          </table:table-cell>
          <table:table-cell office:value-type="string">
            <text:p>@l@Un</text:p>
          </table:table-cell>
          <table:table-cell office:value-type="string">
            <text:p>ulOn</text:p>
          </table:table-cell>
          <table:table-cell/>
          <table:table-cell office:value-type="string">
            <text:p>@loUn</text:p>
          </table:table-cell>
          <table:table-cell office:value-type="string">
            <text:p>ulOn</text:p>
          </table:table-cell>
          <table:table-cell/>
          <table:table-cell office:value-type="string">
            <text:p>@loUn</text:p>
          </table:table-cell>
          <table:table-cell office:value-type="string">
            <text:p>ulOn</text:p>
          </table:table-cell>
          <table:table-cell/>
          <table:table-cell office:value-type="string">
            <text:p>ulOn</text:p>
          </table:table-cell>
          <table:table-cell table:number-columns-repeated="1012"/>
        </table:table-row>
        <table:table-row table:style-name="ro3">
          <table:table-cell office:value-type="string">
            <text:p>along</text:p>
          </table:table-cell>
          <table:table-cell office:value-type="string">
            <text:p>adv</text:p>
          </table:table-cell>
          <table:table-cell office:value-type="string">
            <text:p>@lQN</text:p>
          </table:table-cell>
          <table:table-cell office:value-type="string">
            <text:p>uloN</text:p>
          </table:table-cell>
          <table:table-cell/>
          <table:table-cell office:value-type="string">
            <text:p>1-@lQ:N <text:s/>2-@lA:N</text:p>
          </table:table-cell>
          <table:table-cell office:value-type="string">
            <text:p>1-ulRN-&gt;1 <text:s/>2-uloN-&gt;1</text:p>
          </table:table-cell>
          <table:table-cell/>
          <table:table-cell office:value-type="string">
            <text:p>@lQN</text:p>
          </table:table-cell>
          <table:table-cell office:value-type="string">
            <text:p>uloN</text:p>
          </table:table-cell>
          <table:table-cell/>
          <table:table-cell office:value-type="string">
            <text:p>uloN</text:p>
          </table:table-cell>
          <table:table-cell table:number-columns-repeated="3"/>
          <table:table-cell office:value-type="string">
            <text:p>GA-1:2.17</text:p>
          </table:table-cell>
          <table:table-cell table:number-columns-repeated="1008"/>
        </table:table-row>
        <table:table-row table:style-name="ro3">
          <table:table-cell office:value-type="string">
            <text:p>already</text:p>
          </table:table-cell>
          <table:table-cell office:value-type="string">
            <text:p>adv</text:p>
          </table:table-cell>
          <table:table-cell office:value-type="string">
            <text:p>1-O:lredi <text:s/>2-Qlredi</text:p>
          </table:table-cell>
          <table:table-cell office:value-type="string">
            <text:p>1-QlredE-&gt;1 <text:s/>2-olredE-&gt;1</text:p>
          </table:table-cell>
          <table:table-cell/>
          <table:table-cell office:value-type="string">
            <text:p>1-Q:lredi <text:s/>2-A:lredi</text:p>
          </table:table-cell>
          <table:table-cell office:value-type="string">
            <text:p>1-olredE-&gt;1 <text:s/>2-RlredE</text:p>
          </table:table-cell>
          <table:table-cell/>
          <table:table-cell office:value-type="string">
            <text:p>OlrEdi</text:p>
          </table:table-cell>
          <table:table-cell office:value-type="string">
            <text:p>QlredE</text:p>
          </table:table-cell>
          <table:table-cell/>
          <table:table-cell office:value-type="string">
            <text:p>QlredE</text:p>
          </table:table-cell>
          <table:table-cell table:number-columns-repeated="3"/>
          <table:table-cell office:value-type="string">
            <text:p>RP-2:1.8 <text:s/>GA-1:1.8 <text:s/>GA-2:1.8</text:p>
          </table:table-cell>
          <table:table-cell table:number-columns-repeated="1008"/>
        </table:table-row>
        <table:table-row table:style-name="ro3">
          <table:table-cell office:value-type="string">
            <text:p>alright</text:p>
          </table:table-cell>
          <table:table-cell office:value-type="string">
            <text:p>adv</text:p>
          </table:table-cell>
          <table:table-cell office:value-type="string">
            <text:p>O:lraIt</text:p>
          </table:table-cell>
          <table:table-cell office:value-type="string">
            <text:p>QlrIt</text:p>
          </table:table-cell>
          <table:table-cell/>
          <table:table-cell office:value-type="string">
            <text:p>1-Q:lraIt <text:s/>2-A:raIt</text:p>
          </table:table-cell>
          <table:table-cell office:value-type="string">
            <text:p>1-olrIt-&gt;1 <text:s/>2-RlrIt-&gt;1</text:p>
          </table:table-cell>
          <table:table-cell/>
          <table:table-cell office:value-type="string">
            <text:p>1-OlraIt <text:s/>2-OraIt</text:p>
          </table:table-cell>
          <table:table-cell office:value-type="string">
            <text:p>1-QlrIt-&gt;1 <text:s/>2-QrIt-&gt;1</text:p>
          </table:table-cell>
          <table:table-cell/>
          <table:table-cell office:value-type="string">
            <text:p>QlrIt</text:p>
          </table:table-cell>
          <table:table-cell table:number-columns-repeated="3"/>
          <table:table-cell office:value-type="string">
            <text:p>GA-1:1.8 <text:s/>GA-2:1.8 <text:s/>Au-2:1.C</text:p>
          </table:table-cell>
          <table:table-cell table:number-columns-repeated="1008"/>
        </table:table-row>
        <table:table-row table:style-name="ro3">
          <table:table-cell office:value-type="string">
            <text:p>also</text:p>
          </table:table-cell>
          <table:table-cell office:value-type="string">
            <text:p>adv</text:p>
          </table:table-cell>
          <table:table-cell office:value-type="string">
            <text:p>1-O:ls@U <text:s/>2-Qls@U</text:p>
          </table:table-cell>
          <table:table-cell office:value-type="string">
            <text:p>1-QlsO-&gt;1 <text:s/>2-olsO-&gt;1</text:p>
          </table:table-cell>
          <table:table-cell/>
          <table:table-cell office:value-type="string">
            <text:p>1-Q:lsoU <text:s/>2-A:lsoU</text:p>
          </table:table-cell>
          <table:table-cell office:value-type="string">
            <text:p>1-olsO-&gt;1 <text:s/>2-RlsO-&gt;1</text:p>
          </table:table-cell>
          <table:table-cell/>
          <table:table-cell office:value-type="string">
            <text:p>OlsoU</text:p>
          </table:table-cell>
          <table:table-cell office:value-type="string">
            <text:p>QlsO</text:p>
          </table:table-cell>
          <table:table-cell/>
          <table:table-cell office:value-type="string">
            <text:p>QlsO</text:p>
          </table:table-cell>
          <table:table-cell table:number-columns-repeated="3"/>
          <table:table-cell office:value-type="string">
            <text:p>RP-2:1.8 <text:s/>GA-1:1.8 <text:s/>GA-2:1.8</text:p>
          </table:table-cell>
          <table:table-cell table:number-columns-repeated="1008"/>
        </table:table-row>
        <table:table-row table:style-name="ro3">
          <table:table-cell office:value-type="string">
            <text:p>altogether</text:p>
          </table:table-cell>
          <table:table-cell office:value-type="string">
            <text:p>adv</text:p>
          </table:table-cell>
          <table:table-cell office:value-type="string">
            <text:p>O:lt@geD@</text:p>
          </table:table-cell>
          <table:table-cell office:value-type="string">
            <text:p>QltugeDuÑ</text:p>
          </table:table-cell>
          <table:table-cell/>
          <table:table-cell office:value-type="string">
            <text:p>1-Q:lt@geD=r <text:s/>2-A:lt@geD=r</text:p>
          </table:table-cell>
          <table:table-cell office:value-type="string">
            <text:p>1-oltugeDur-&gt;1 <text:s/>2-RltugeDur-&gt;1</text:p>
          </table:table-cell>
          <table:table-cell/>
          <table:table-cell office:value-type="string">
            <text:p>Olt@gED@</text:p>
          </table:table-cell>
          <table:table-cell office:value-type="string">
            <text:p>QltugeDuÑ</text:p>
          </table:table-cell>
          <table:table-cell/>
          <table:table-cell office:value-type="string">
            <text:p>QltugeDuÑ</text:p>
          </table:table-cell>
          <table:table-cell table:number-columns-repeated="3"/>
          <table:table-cell office:value-type="string">
            <text:p>GA-1:1.8 <text:s/>GA-2:1.8</text:p>
          </table:table-cell>
          <table:table-cell table:number-columns-repeated="1008"/>
        </table:table-row>
        <table:table-row table:style-name="ro3">
          <table:table-cell office:value-type="string">
            <text:p>always</text:p>
          </table:table-cell>
          <table:table-cell office:value-type="string">
            <text:p>adv</text:p>
          </table:table-cell>
          <table:table-cell office:value-type="string">
            <text:p>O:lweIz <text:s/>2-Ol:wIz <text:s/>3-O:lw@z</text:p>
          </table:table-cell>
          <table:table-cell office:value-type="string">
            <text:p>1-QlwAz-&gt;1 <text:s/>2-Qlwiz-&gt;1 <text:s/>3-Qlwuz-&gt;1</text:p>
          </table:table-cell>
          <table:table-cell/>
          <table:table-cell office:value-type="string">
            <text:p>1-Q:lweIz <text:s/>2-A:lweIz</text:p>
          </table:table-cell>
          <table:table-cell office:value-type="string">
            <text:p>1-olwAz-&gt;1 <text:s/>2-RlwAz-&gt;1</text:p>
          </table:table-cell>
          <table:table-cell/>
          <table:table-cell office:value-type="string">
            <text:p>1-OlweIz <text:s/>2-Olw@z</text:p>
          </table:table-cell>
          <table:table-cell office:value-type="string">
            <text:p>1-QlwAz-&gt;1 <text:s/>2-Qlwuz-&gt;1</text:p>
          </table:table-cell>
          <table:table-cell/>
          <table:table-cell office:value-type="string">
            <text:p>QlwAz</text:p>
          </table:table-cell>
          <table:table-cell table:number-columns-repeated="3"/>
          <table:table-cell office:value-type="string">
            <text:p>RP-2:2.4 <text:s/>RP-3:2.4 <text:s/>GA-1:1.8 <text:s/>GA-2:1.8 <text:s/>Au-2:2.4</text:p>
          </table:table-cell>
          <table:table-cell table:number-columns-repeated="1008"/>
        </table:table-row>
        <table:table-row table:style-name="ro3">
          <table:table-cell office:value-type="string">
            <text:p>and_so_on</text:p>
          </table:table-cell>
          <table:table-cell office:value-type="string">
            <text:p>adv</text:p>
          </table:table-cell>
          <table:table-cell office:value-type="string">
            <text:p>{nd s@U Qn </text:p>
          </table:table-cell>
          <table:table-cell office:value-type="string">
            <text:p>and sO on</text:p>
          </table:table-cell>
          <table:table-cell/>
          <table:table-cell office:value-type="string">
            <text:p>{nd soU A:n <text:s/></text:p>
          </table:table-cell>
          <table:table-cell office:value-type="string">
            <text:p>and sO Rn</text:p>
          </table:table-cell>
          <table:table-cell/>
          <table:table-cell office:value-type="string">
            <text:p>{nd soU Qn </text:p>
          </table:table-cell>
          <table:table-cell office:value-type="string">
            <text:p>and sO on</text:p>
          </table:table-cell>
          <table:table-cell/>
          <table:table-cell office:value-type="string">
            <text:p>and sO on</text:p>
          </table:table-cell>
          <table:table-cell table:number-columns-repeated="3"/>
          <table:table-cell office:value-type="string">
            <text:p>GA-1:3.9</text:p>
          </table:table-cell>
          <table:table-cell table:number-columns-repeated="1008"/>
        </table:table-row>
        <table:table-row table:style-name="ro4">
          <table:table-cell office:value-type="string">
            <text:p>any</text:p>
          </table:table-cell>
          <table:table-cell office:value-type="string">
            <text:p>adv</text:p>
          </table:table-cell>
          <table:table-cell office:value-type="string">
            <text:p>eni <text:s/>[occasional weak form /@ni/]</text:p>
          </table:table-cell>
          <table:table-cell office:value-type="string">
            <text:p>enE</text:p>
          </table:table-cell>
          <table:table-cell/>
          <table:table-cell office:value-type="string">
            <text:p>eni <text:s/>[occasional weak form /@ni/]</text:p>
          </table:table-cell>
          <table:table-cell office:value-type="string">
            <text:p>enE</text:p>
          </table:table-cell>
          <table:table-cell/>
          <table:table-cell office:value-type="string">
            <text:p>Eni</text:p>
          </table:table-cell>
          <table:table-cell office:value-type="string">
            <text:p>enE</text:p>
          </table:table-cell>
          <table:table-cell/>
          <table:table-cell office:value-type="string">
            <text:p>enE</text:p>
          </table:table-cell>
          <table:table-cell table:number-columns-repeated="4"/>
          <table:table-cell table:style-name="ce4" office:value-type="string">
            <text:p>w</text:p>
          </table:table-cell>
          <table:table-cell table:style-name="ce4" table:number-columns-repeated="5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anyway</text:p>
          </table:table-cell>
          <table:table-cell office:value-type="string">
            <text:p>adv</text:p>
          </table:table-cell>
          <table:table-cell office:value-type="string">
            <text:p>1-eniweI <text:s/>2-en@weI</text:p>
          </table:table-cell>
          <table:table-cell office:value-type="string">
            <text:p>1-enEwA-&gt;1 <text:s/>2-enuwA-&gt;1</text:p>
          </table:table-cell>
          <table:table-cell/>
          <table:table-cell office:value-type="string">
            <text:p>eniweI</text:p>
          </table:table-cell>
          <table:table-cell office:value-type="string">
            <text:p>enEwA</text:p>
          </table:table-cell>
          <table:table-cell/>
          <table:table-cell office:value-type="string">
            <text:p>EniweI</text:p>
          </table:table-cell>
          <table:table-cell office:value-type="string">
            <text:p>enEwA</text:p>
          </table:table-cell>
          <table:table-cell/>
          <table:table-cell office:value-type="string">
            <text:p>enEwA</text:p>
          </table:table-cell>
          <table:table-cell table:number-columns-repeated="3"/>
          <table:table-cell office:value-type="string">
            <text:p>RP-2:2.26</text:p>
          </table:table-cell>
          <table:table-cell table:number-columns-repeated="1008"/>
        </table:table-row>
        <table:table-row table:style-name="ro3">
          <table:table-cell office:value-type="string">
            <text:p>anywhere</text:p>
          </table:table-cell>
          <table:table-cell office:value-type="string">
            <text:p>adv</text:p>
          </table:table-cell>
          <table:table-cell office:value-type="string">
            <text:p>1-eniwe@ <text:s/>2-en@we@ <text:s/>3-enihwe@ <text:s/>[weak forms /@n-/]</text:p>
          </table:table-cell>
          <table:table-cell office:value-type="string">
            <text:p>1-enEwÄ-&gt;1 <text:s/>2-enuwÄ-&gt;1 <text:s/>3-enEPÄ-&gt;2</text:p>
          </table:table-cell>
          <table:table-cell/>
          <table:table-cell office:value-type="string">
            <text:p>1-enihwer <text:s/>2-enihw{r <text:s/>3-enihw=r <text:s/>[weak forms /@n-/]</text:p>
          </table:table-cell>
          <table:table-cell office:value-type="string">
            <text:p>1-enEPÄ-&gt;2 <text:s/>2-enEPar-&gt;2 <text:s/>3-enEPur-&gt;2</text:p>
          </table:table-cell>
          <table:table-cell/>
          <table:table-cell office:value-type="string">
            <text:p>EniwE@</text:p>
          </table:table-cell>
          <table:table-cell office:value-type="string">
            <text:p>enEwÄ</text:p>
          </table:table-cell>
          <table:table-cell/>
          <table:table-cell office:value-type="string">
            <text:p>enEwÄ</text:p>
          </table:table-cell>
          <table:table-cell office:value-type="string">
            <text:p>enEPÄ</text:p>
          </table:table-cell>
          <table:table-cell table:number-columns-repeated="2"/>
          <table:table-cell office:value-type="string">
            <text:p>RP-2:2.26 <text:s/>GA-2:3.20 <text:s/>GA-3:3.20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apart</text:p>
          </table:table-cell>
          <table:table-cell office:value-type="string">
            <text:p>adv</text:p>
          </table:table-cell>
          <table:table-cell office:value-type="string">
            <text:p>@pA:t</text:p>
          </table:table-cell>
          <table:table-cell office:value-type="string">
            <text:p>upRÑt</text:p>
          </table:table-cell>
          <table:table-cell/>
          <table:table-cell office:value-type="string">
            <text:p>@pA:rt</text:p>
          </table:table-cell>
          <table:table-cell office:value-type="string">
            <text:p>upRrt</text:p>
          </table:table-cell>
          <table:table-cell/>
          <table:table-cell office:value-type="string">
            <text:p>@pAt</text:p>
          </table:table-cell>
          <table:table-cell office:value-type="string">
            <text:p>upRÑt</text:p>
          </table:table-cell>
          <table:table-cell/>
          <table:table-cell office:value-type="string">
            <text:p>upRÑt</text:p>
          </table:table-cell>
          <table:table-cell table:number-columns-repeated="1012"/>
        </table:table-row>
        <table:table-row table:style-name="ro3">
          <table:table-cell office:value-type="string">
            <text:p>around</text:p>
          </table:table-cell>
          <table:table-cell office:value-type="string">
            <text:p>adv</text:p>
          </table:table-cell>
          <table:table-cell office:value-type="string">
            <text:p>@raUnd</text:p>
          </table:table-cell>
          <table:table-cell office:value-type="string">
            <text:p>urWnd</text:p>
          </table:table-cell>
          <table:table-cell/>
          <table:table-cell office:value-type="string">
            <text:p>@raUnd</text:p>
          </table:table-cell>
          <table:table-cell office:value-type="string">
            <text:p>urWnd</text:p>
          </table:table-cell>
          <table:table-cell/>
          <table:table-cell office:value-type="string">
            <text:p>@raUnd</text:p>
          </table:table-cell>
          <table:table-cell office:value-type="string">
            <text:p>urWnd</text:p>
          </table:table-cell>
          <table:table-cell/>
          <table:table-cell office:value-type="string">
            <text:p>urWnd</text:p>
          </table:table-cell>
          <table:table-cell table:number-columns-repeated="1012"/>
        </table:table-row>
        <table:table-row table:style-name="ro3">
          <table:table-cell office:value-type="string">
            <text:p>as</text:p>
          </table:table-cell>
          <table:table-cell office:value-type="string">
            <text:p>adv</text:p>
          </table:table-cell>
          <table:table-cell office:value-type="string">
            <text:p>{z <text:s/>[weak form for _az_/@z/]</text:p>
          </table:table-cell>
          <table:table-cell office:value-type="string">
            <text:p>az</text:p>
          </table:table-cell>
          <table:table-cell/>
          <table:table-cell office:value-type="string">
            <text:p>{z <text:s/>[weak form for _az_/@z/]</text:p>
          </table:table-cell>
          <table:table-cell office:value-type="string">
            <text:p>az</text:p>
          </table:table-cell>
          <table:table-cell/>
          <table:table-cell office:value-type="string">
            <text:p>{z <text:s/>[weak form for _az_/@z/]</text:p>
          </table:table-cell>
          <table:table-cell office:value-type="string">
            <text:p>az</text:p>
          </table:table-cell>
          <table:table-cell/>
          <table:table-cell office:value-type="string">
            <text:p>az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as_usual</text:p>
          </table:table-cell>
          <table:table-cell office:value-type="string">
            <text:p>adv</text:p>
          </table:table-cell>
          <table:table-cell office:value-type="string">
            <text:p>1-{z ju:Zu@l <text:s/>2-{z ju:Z=l <text:s/></text:p>
          </table:table-cell>
          <table:table-cell office:value-type="string">
            <text:p>1-az yUZUul-&gt;1 <text:s/>2-az yUZUl-&gt;1</text:p>
          </table:table-cell>
          <table:table-cell/>
          <table:table-cell office:value-type="string">
            <text:p>{z ju:Zu@l <text:s/></text:p>
          </table:table-cell>
          <table:table-cell office:value-type="string">
            <text:p>az yUZUul</text:p>
          </table:table-cell>
          <table:table-cell/>
          <table:table-cell office:value-type="string">
            <text:p>{z juZu@l <text:s/></text:p>
          </table:table-cell>
          <table:table-cell office:value-type="string">
            <text:p>az yUZUul</text:p>
          </table:table-cell>
          <table:table-cell/>
          <table:table-cell office:value-type="string">
            <text:p>az yUZUul</text:p>
          </table:table-cell>
          <table:table-cell table:number-columns-repeated="3"/>
          <table:table-cell office:value-type="string">
            <text:p>RP-2:3.27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as_well</text:p>
          </table:table-cell>
          <table:table-cell office:value-type="string">
            <text:p>adv</text:p>
          </table:table-cell>
          <table:table-cell office:value-type="string">
            <text:p>{z wel <text:s/></text:p>
          </table:table-cell>
          <table:table-cell office:value-type="string">
            <text:p>az wel</text:p>
          </table:table-cell>
          <table:table-cell/>
          <table:table-cell office:value-type="string">
            <text:p>{z wel <text:s/></text:p>
          </table:table-cell>
          <table:table-cell office:value-type="string">
            <text:p>az wel</text:p>
          </table:table-cell>
          <table:table-cell/>
          <table:table-cell office:value-type="string">
            <text:p>{z wEl <text:s/></text:p>
          </table:table-cell>
          <table:table-cell office:value-type="string">
            <text:p>az wel</text:p>
          </table:table-cell>
          <table:table-cell/>
          <table:table-cell office:value-type="string">
            <text:p>az wel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as_yet</text:p>
          </table:table-cell>
          <table:table-cell office:value-type="string">
            <text:p>adv</text:p>
          </table:table-cell>
          <table:table-cell office:value-type="string">
            <text:p>{z jet <text:s/></text:p>
          </table:table-cell>
          <table:table-cell office:value-type="string">
            <text:p>az yet</text:p>
          </table:table-cell>
          <table:table-cell/>
          <table:table-cell office:value-type="string">
            <text:p>{z jet <text:s/></text:p>
          </table:table-cell>
          <table:table-cell office:value-type="string">
            <text:p>az yet</text:p>
          </table:table-cell>
          <table:table-cell/>
          <table:table-cell office:value-type="string">
            <text:p>{z jEt <text:s/></text:p>
          </table:table-cell>
          <table:table-cell office:value-type="string">
            <text:p>az yet</text:p>
          </table:table-cell>
          <table:table-cell/>
          <table:table-cell office:value-type="string">
            <text:p>az yet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aside</text:p>
          </table:table-cell>
          <table:table-cell office:value-type="string">
            <text:p>adv</text:p>
          </table:table-cell>
          <table:table-cell office:value-type="string">
            <text:p>@saId</text:p>
          </table:table-cell>
          <table:table-cell office:value-type="string">
            <text:p>usId</text:p>
          </table:table-cell>
          <table:table-cell/>
          <table:table-cell office:value-type="string">
            <text:p>@saId</text:p>
          </table:table-cell>
          <table:table-cell office:value-type="string">
            <text:p>usId</text:p>
          </table:table-cell>
          <table:table-cell/>
          <table:table-cell office:value-type="string">
            <text:p>@saId</text:p>
          </table:table-cell>
          <table:table-cell office:value-type="string">
            <text:p>usId</text:p>
          </table:table-cell>
          <table:table-cell/>
          <table:table-cell office:value-type="string">
            <text:p>usId</text:p>
          </table:table-cell>
          <table:table-cell table:number-columns-repeated="1012"/>
        </table:table-row>
        <table:table-row table:style-name="ro3">
          <table:table-cell office:value-type="string">
            <text:p>at_all</text:p>
          </table:table-cell>
          <table:table-cell office:value-type="string">
            <text:p>adv</text:p>
          </table:table-cell>
          <table:table-cell office:value-type="string">
            <text:p>{t O:l </text:p>
          </table:table-cell>
          <table:table-cell office:value-type="string">
            <text:p>at Ql</text:p>
          </table:table-cell>
          <table:table-cell/>
          <table:table-cell office:value-type="string">
            <text:p><text:s/>1-{t Q:l <text:s/>2-{t A:l <text:s/></text:p>
          </table:table-cell>
          <table:table-cell office:value-type="string">
            <text:p>1-at ol-&gt;1 <text:s/>2-at Rl-&gt;1</text:p>
          </table:table-cell>
          <table:table-cell/>
          <table:table-cell office:value-type="string">
            <text:p>{t Ol <text:s/></text:p>
          </table:table-cell>
          <table:table-cell office:value-type="string">
            <text:p>at Ql</text:p>
          </table:table-cell>
          <table:table-cell/>
          <table:table-cell office:value-type="string">
            <text:p>at Ql</text:p>
          </table:table-cell>
          <table:table-cell table:number-columns-repeated="3"/>
          <table:table-cell office:value-type="string">
            <text:p>GA-1:2.8 <text:s/>GA-2:2.8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at_first</text:p>
          </table:table-cell>
          <table:table-cell office:value-type="string">
            <text:p>adv</text:p>
          </table:table-cell>
          <table:table-cell office:value-type="string">
            <text:p>{t f3:st <text:s/></text:p>
          </table:table-cell>
          <table:table-cell office:value-type="string">
            <text:p>at füst</text:p>
          </table:table-cell>
          <table:table-cell/>
          <table:table-cell office:value-type="string">
            <text:p>{t f3`:st <text:s/></text:p>
          </table:table-cell>
          <table:table-cell office:value-type="string">
            <text:p>at füst</text:p>
          </table:table-cell>
          <table:table-cell/>
          <table:table-cell office:value-type="string">
            <text:p>{t f3st <text:s/></text:p>
          </table:table-cell>
          <table:table-cell office:value-type="string">
            <text:p>at füst</text:p>
          </table:table-cell>
          <table:table-cell/>
          <table:table-cell office:value-type="string">
            <text:p>at füst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at_last</text:p>
          </table:table-cell>
          <table:table-cell office:value-type="string">
            <text:p>adv</text:p>
          </table:table-cell>
          <table:table-cell office:value-type="string">
            <text:p>{t lA:st <text:s/></text:p>
          </table:table-cell>
          <table:table-cell office:value-type="string">
            <text:p>at lRst</text:p>
          </table:table-cell>
          <table:table-cell/>
          <table:table-cell office:value-type="string">
            <text:p>{t l{st <text:s/></text:p>
          </table:table-cell>
          <table:table-cell office:value-type="string">
            <text:p>at last</text:p>
          </table:table-cell>
          <table:table-cell/>
          <table:table-cell office:value-type="string">
            <text:p>{t lAst <text:s/></text:p>
          </table:table-cell>
          <table:table-cell office:value-type="string">
            <text:p>at lRst</text:p>
          </table:table-cell>
          <table:table-cell/>
          <table:table-cell office:value-type="string">
            <text:p>at last</text:p>
          </table:table-cell>
          <table:table-cell table:number-columns-repeated="3"/>
          <table:table-cell office:value-type="string">
            <text:p>RP-1:2.16 <text:s/>Au-1:2.16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at_least</text:p>
          </table:table-cell>
          <table:table-cell office:value-type="string">
            <text:p>adv</text:p>
          </table:table-cell>
          <table:table-cell office:value-type="string">
            <text:p>{t li:st <text:s/></text:p>
          </table:table-cell>
          <table:table-cell office:value-type="string">
            <text:p>at lEst</text:p>
          </table:table-cell>
          <table:table-cell/>
          <table:table-cell office:value-type="string">
            <text:p>{t li:st <text:s/></text:p>
          </table:table-cell>
          <table:table-cell office:value-type="string">
            <text:p>at lEst</text:p>
          </table:table-cell>
          <table:table-cell/>
          <table:table-cell office:value-type="string">
            <text:p>{t list <text:s/></text:p>
          </table:table-cell>
          <table:table-cell office:value-type="string">
            <text:p>at lEst</text:p>
          </table:table-cell>
          <table:table-cell/>
          <table:table-cell office:value-type="string">
            <text:p>at lEst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at_once</text:p>
          </table:table-cell>
          <table:table-cell office:value-type="string">
            <text:p>adv</text:p>
          </table:table-cell>
          <table:table-cell office:value-type="string">
            <text:p>{t wVns <text:s/></text:p>
          </table:table-cell>
          <table:table-cell office:value-type="string">
            <text:p>at wuns</text:p>
          </table:table-cell>
          <table:table-cell/>
          <table:table-cell office:value-type="string">
            <text:p>{t wVns <text:s/></text:p>
          </table:table-cell>
          <table:table-cell office:value-type="string">
            <text:p>at wuns</text:p>
          </table:table-cell>
          <table:table-cell/>
          <table:table-cell office:value-type="string">
            <text:p>{t wVns <text:s/></text:p>
          </table:table-cell>
          <table:table-cell office:value-type="string">
            <text:p>at wuns</text:p>
          </table:table-cell>
          <table:table-cell/>
          <table:table-cell office:value-type="string">
            <text:p>at wuns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at_present</text:p>
          </table:table-cell>
          <table:table-cell office:value-type="string">
            <text:p>adv</text:p>
          </table:table-cell>
          <table:table-cell office:value-type="string">
            <text:p>{t prez=nt <text:s/></text:p>
          </table:table-cell>
          <table:table-cell office:value-type="string">
            <text:p>at preznt</text:p>
          </table:table-cell>
          <table:table-cell/>
          <table:table-cell office:value-type="string">
            <text:p>{t prez=nt <text:s/></text:p>
          </table:table-cell>
          <table:table-cell office:value-type="string">
            <text:p>at preznt</text:p>
          </table:table-cell>
          <table:table-cell/>
          <table:table-cell office:value-type="string">
            <text:p>{t prEz@nt <text:s/></text:p>
          </table:table-cell>
          <table:table-cell office:value-type="string">
            <text:p>at prezunt</text:p>
          </table:table-cell>
          <table:table-cell/>
          <table:table-cell office:value-type="string">
            <text:p>at prezunt</text:p>
          </table:table-cell>
          <table:table-cell table:number-columns-repeated="3"/>
          <table:table-cell office:value-type="string">
            <text:p>RP-1:2.S5 <text:s/>GA-1:2.S5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away</text:p>
          </table:table-cell>
          <table:table-cell office:value-type="string">
            <text:p>adv</text:p>
          </table:table-cell>
          <table:table-cell office:value-type="string">
            <text:p>@weI</text:p>
          </table:table-cell>
          <table:table-cell office:value-type="string">
            <text:p>uwA</text:p>
          </table:table-cell>
          <table:table-cell/>
          <table:table-cell office:value-type="string">
            <text:p>@weI</text:p>
          </table:table-cell>
          <table:table-cell office:value-type="string">
            <text:p>uwA</text:p>
          </table:table-cell>
          <table:table-cell/>
          <table:table-cell office:value-type="string">
            <text:p>@weI</text:p>
          </table:table-cell>
          <table:table-cell office:value-type="string">
            <text:p>uwA</text:p>
          </table:table-cell>
          <table:table-cell/>
          <table:table-cell office:value-type="string">
            <text:p>uwA</text:p>
          </table:table-cell>
          <table:table-cell table:number-columns-repeated="1012"/>
        </table:table-row>
        <table:table-row table:style-name="ro3">
          <table:table-cell office:value-type="string">
            <text:p>back</text:p>
          </table:table-cell>
          <table:table-cell office:value-type="string">
            <text:p>adv</text:p>
          </table:table-cell>
          <table:table-cell office:value-type="string">
            <text:p>b{k</text:p>
          </table:table-cell>
          <table:table-cell office:value-type="string">
            <text:p>bak</text:p>
          </table:table-cell>
          <table:table-cell/>
          <table:table-cell office:value-type="string">
            <text:p>b{k</text:p>
          </table:table-cell>
          <table:table-cell office:value-type="string">
            <text:p>bak</text:p>
          </table:table-cell>
          <table:table-cell/>
          <table:table-cell office:value-type="string">
            <text:p>b{k</text:p>
          </table:table-cell>
          <table:table-cell office:value-type="string">
            <text:p>bak</text:p>
          </table:table-cell>
          <table:table-cell/>
          <table:table-cell office:value-type="string">
            <text:p>bak</text:p>
          </table:table-cell>
          <table:table-cell table:number-columns-repeated="1012"/>
        </table:table-row>
        <table:table-row table:style-name="ro3">
          <table:table-cell office:value-type="string">
            <text:p>backwards</text:p>
          </table:table-cell>
          <table:table-cell office:value-type="string">
            <text:p>adv</text:p>
          </table:table-cell>
          <table:table-cell office:value-type="string">
            <text:p>b{kw@dz</text:p>
          </table:table-cell>
          <table:table-cell office:value-type="string">
            <text:p>bakwuÑdz</text:p>
          </table:table-cell>
          <table:table-cell/>
          <table:table-cell office:value-type="string">
            <text:p>b{kw=rdz</text:p>
          </table:table-cell>
          <table:table-cell office:value-type="string">
            <text:p>balwurdz</text:p>
          </table:table-cell>
          <table:table-cell/>
          <table:table-cell office:value-type="string">
            <text:p>b{kw@dz</text:p>
          </table:table-cell>
          <table:table-cell office:value-type="string">
            <text:p>bakwuÑdz</text:p>
          </table:table-cell>
          <table:table-cell/>
          <table:table-cell office:value-type="string">
            <text:p>bakwuÑdz</text:p>
          </table:table-cell>
          <table:table-cell table:number-columns-repeated="1012"/>
        </table:table-row>
        <table:table-row table:style-name="ro3">
          <table:table-cell office:value-type="string">
            <text:p>before</text:p>
          </table:table-cell>
          <table:table-cell office:value-type="string">
            <text:p>adv</text:p>
          </table:table-cell>
          <table:table-cell office:value-type="string">
            <text:p>1-bIfO: <text:s/>2-b@fO:</text:p>
          </table:table-cell>
          <table:table-cell office:value-type="string">
            <text:p>1-bifQÑ-&gt;1 <text:s/>2-bufQÑ-&gt;1</text:p>
          </table:table-cell>
          <table:table-cell/>
          <table:table-cell office:value-type="string">
            <text:p>1-bIfO:r <text:s/>2-bIfo:r</text:p>
          </table:table-cell>
          <table:table-cell office:value-type="string">
            <text:p>1-bifQr-&gt;1 <text:s/>2=1</text:p>
          </table:table-cell>
          <table:table-cell/>
          <table:table-cell office:value-type="string">
            <text:p>1-b@fO <text:s/>2-bifO</text:p>
          </table:table-cell>
          <table:table-cell office:value-type="string">
            <text:p>1-bufQÑ-&gt;1 <text:s/>2-bEfQÑ-&gt;1</text:p>
          </table:table-cell>
          <table:table-cell/>
          <table:table-cell office:value-type="string">
            <text:p>bifQÑ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office:value-type="string">
            <text:p>f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3">
          <table:table-cell office:value-type="string">
            <text:p>behind</text:p>
          </table:table-cell>
          <table:table-cell office:value-type="string">
            <text:p>adv</text:p>
          </table:table-cell>
          <table:table-cell office:value-type="string">
            <text:p>1-bIhaInd <text:s/>2-b@haInd</text:p>
          </table:table-cell>
          <table:table-cell office:value-type="string">
            <text:p>1-bihInd-&gt;1 <text:s/>2-buhInd-&gt;1</text:p>
          </table:table-cell>
          <table:table-cell/>
          <table:table-cell office:value-type="string">
            <text:p>bIhaInd</text:p>
          </table:table-cell>
          <table:table-cell office:value-type="string">
            <text:p>bihInd</text:p>
          </table:table-cell>
          <table:table-cell/>
          <table:table-cell office:value-type="string">
            <text:p>1-b@haInd <text:s/>2-bihaInd</text:p>
          </table:table-cell>
          <table:table-cell office:value-type="string">
            <text:p>1-budInd-&gt;1 <text:s/>2-bEhInd-&gt;1</text:p>
          </table:table-cell>
          <table:table-cell/>
          <table:table-cell office:value-type="string">
            <text:p>bihInd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below</text:p>
          </table:table-cell>
          <table:table-cell office:value-type="string">
            <text:p>adv</text:p>
          </table:table-cell>
          <table:table-cell office:value-type="string">
            <text:p>1-bIl@U <text:s/>2-b@l@U</text:p>
          </table:table-cell>
          <table:table-cell office:value-type="string">
            <text:p>1-bilO-&gt;1 <text:s/>2-bulO-&gt;1</text:p>
          </table:table-cell>
          <table:table-cell/>
          <table:table-cell office:value-type="string">
            <text:p>bIloU</text:p>
          </table:table-cell>
          <table:table-cell office:value-type="string">
            <text:p>bilO</text:p>
          </table:table-cell>
          <table:table-cell/>
          <table:table-cell office:value-type="string">
            <text:p>1-b@loU <text:s/>2-biloU</text:p>
          </table:table-cell>
          <table:table-cell office:value-type="string">
            <text:p>1-bulO-&gt;1 <text:s/>2-bElO-&gt;1</text:p>
          </table:table-cell>
          <table:table-cell/>
          <table:table-cell office:value-type="string">
            <text:p>bilO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beside</text:p>
          </table:table-cell>
          <table:table-cell office:value-type="string">
            <text:p>adv</text:p>
          </table:table-cell>
          <table:table-cell office:value-type="string">
            <text:p>1-bIsaIdz <text:s/>2-b@saIdz</text:p>
          </table:table-cell>
          <table:table-cell office:value-type="string">
            <text:p>1-bisIdz-&gt;1 <text:s/>2-busIdz-&gt;1</text:p>
          </table:table-cell>
          <table:table-cell/>
          <table:table-cell office:value-type="string">
            <text:p>bIsaIdz</text:p>
          </table:table-cell>
          <table:table-cell office:value-type="string">
            <text:p>bisIdz</text:p>
          </table:table-cell>
          <table:table-cell/>
          <table:table-cell office:value-type="string">
            <text:p>1-b@saIdz <text:s/>2-bisaIdz</text:p>
          </table:table-cell>
          <table:table-cell office:value-type="string">
            <text:p>1-busIdz-&gt;1 <text:s/>2-bEsIdz-&gt;1</text:p>
          </table:table-cell>
          <table:table-cell/>
          <table:table-cell office:value-type="string">
            <text:p>bisIdz</text:p>
          </table:table-cell>
          <table:table-cell table:number-columns-repeated="3"/>
          <table:table-cell office:value-type="string">
            <text:p>RP-2:1.25 <text:s/>Au-1:1.25 <text:s/>Au-2:1.25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best</text:p>
          </table:table-cell>
          <table:table-cell office:value-type="string">
            <text:p>adv</text:p>
          </table:table-cell>
          <table:table-cell table:number-columns-repeated="2" office:value-type="string">
            <text:p>best</text:p>
          </table:table-cell>
          <table:table-cell/>
          <table:table-cell table:number-columns-repeated="2" office:value-type="string">
            <text:p>best</text:p>
          </table:table-cell>
          <table:table-cell/>
          <table:table-cell office:value-type="string">
            <text:p>bEst</text:p>
          </table:table-cell>
          <table:table-cell office:value-type="string">
            <text:p>best</text:p>
          </table:table-cell>
          <table:table-cell/>
          <table:table-cell office:value-type="string">
            <text:p>best</text:p>
          </table:table-cell>
          <table:table-cell table:number-columns-repeated="1012"/>
        </table:table-row>
        <table:table-row table:style-name="ro3">
          <table:table-cell office:value-type="string">
            <text:p>better</text:p>
          </table:table-cell>
          <table:table-cell office:value-type="string">
            <text:p>adv</text:p>
          </table:table-cell>
          <table:table-cell office:value-type="string">
            <text:p>bet@</text:p>
          </table:table-cell>
          <table:table-cell office:value-type="string">
            <text:p>betuÑ</text:p>
          </table:table-cell>
          <table:table-cell/>
          <table:table-cell office:value-type="string">
            <text:p>bet=r</text:p>
          </table:table-cell>
          <table:table-cell office:value-type="string">
            <text:p>betur</text:p>
          </table:table-cell>
          <table:table-cell/>
          <table:table-cell office:value-type="string">
            <text:p>bEt@</text:p>
          </table:table-cell>
          <table:table-cell office:value-type="string">
            <text:p>betuÑ</text:p>
          </table:table-cell>
          <table:table-cell/>
          <table:table-cell office:value-type="string">
            <text:p>betuÑ</text:p>
          </table:table-cell>
          <table:table-cell table:number-columns-repeated="1012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bloody</text:p>
          </table:table-cell>
          <table:table-cell office:value-type="string">
            <text:p>adv</text:p>
          </table:table-cell>
          <table:table-cell office:value-type="string">
            <text:p>blVdi</text:p>
          </table:table-cell>
          <table:table-cell office:value-type="string">
            <text:p>bludE</text:p>
          </table:table-cell>
          <table:table-cell/>
          <table:table-cell office:value-type="string">
            <text:p>blVdi</text:p>
          </table:table-cell>
          <table:table-cell office:value-type="string">
            <text:p>bludE</text:p>
          </table:table-cell>
          <table:table-cell/>
          <table:table-cell office:value-type="string">
            <text:p>blVdi</text:p>
          </table:table-cell>
          <table:table-cell office:value-type="string">
            <text:p>bludE</text:p>
          </table:table-cell>
          <table:table-cell/>
          <table:table-cell office:value-type="string">
            <text:p>bludE</text:p>
          </table:table-cell>
          <table:table-cell table:number-columns-repeated="1012"/>
        </table:table-row>
        <table:table-row table:style-name="ro3">
          <table:table-cell office:value-type="string">
            <text:p>both</text:p>
          </table:table-cell>
          <table:table-cell office:value-type="string">
            <text:p>adv</text:p>
          </table:table-cell>
          <table:table-cell office:value-type="string">
            <text:p>b@UT</text:p>
          </table:table-cell>
          <table:table-cell office:value-type="string">
            <text:p>bOT</text:p>
          </table:table-cell>
          <table:table-cell/>
          <table:table-cell office:value-type="string">
            <text:p>boUT</text:p>
          </table:table-cell>
          <table:table-cell office:value-type="string">
            <text:p>bOT</text:p>
          </table:table-cell>
          <table:table-cell/>
          <table:table-cell office:value-type="string">
            <text:p>boUT</text:p>
          </table:table-cell>
          <table:table-cell office:value-type="string">
            <text:p>bOT</text:p>
          </table:table-cell>
          <table:table-cell/>
          <table:table-cell office:value-type="string">
            <text:p>bOT</text:p>
          </table:table-cell>
          <table:table-cell table:number-columns-repeated="1012"/>
        </table:table-row>
        <table:table-row table:style-name="ro3">
          <table:table-cell office:value-type="string">
            <text:p>by</text:p>
          </table:table-cell>
          <table:table-cell office:value-type="string">
            <text:p>adv</text:p>
          </table:table-cell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aI</text:p>
          </table:table-cell>
          <table:table-cell office:value-type="string">
            <text:p>bI</text:p>
          </table:table-cell>
          <table:table-cell/>
          <table:table-cell office:value-type="string">
            <text:p>bI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by_no_means</text:p>
          </table:table-cell>
          <table:table-cell office:value-type="string">
            <text:p>adv</text:p>
          </table:table-cell>
          <table:table-cell office:value-type="string">
            <text:p>baI n@U mi:nz</text:p>
          </table:table-cell>
          <table:table-cell office:value-type="string">
            <text:p>bI nO mEnz</text:p>
          </table:table-cell>
          <table:table-cell/>
          <table:table-cell office:value-type="string">
            <text:p>baI noU mi:nz <text:s/></text:p>
          </table:table-cell>
          <table:table-cell office:value-type="string">
            <text:p>bI nO mEnz</text:p>
          </table:table-cell>
          <table:table-cell/>
          <table:table-cell office:value-type="string">
            <text:p>baI noU minz</text:p>
          </table:table-cell>
          <table:table-cell office:value-type="string">
            <text:p>bI nO mEnz</text:p>
          </table:table-cell>
          <table:table-cell/>
          <table:table-cell office:value-type="string">
            <text:p>bI nO mEnz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by_now</text:p>
          </table:table-cell>
          <table:table-cell office:value-type="string">
            <text:p>adv</text:p>
          </table:table-cell>
          <table:table-cell office:value-type="string">
            <text:p>baI naU</text:p>
          </table:table-cell>
          <table:table-cell office:value-type="string">
            <text:p>bI nW</text:p>
          </table:table-cell>
          <table:table-cell/>
          <table:table-cell office:value-type="string">
            <text:p>baI naU</text:p>
          </table:table-cell>
          <table:table-cell office:value-type="string">
            <text:p>bI nW</text:p>
          </table:table-cell>
          <table:table-cell/>
          <table:table-cell office:value-type="string">
            <text:p>baI naU</text:p>
          </table:table-cell>
          <table:table-cell office:value-type="string">
            <text:p>bI nW</text:p>
          </table:table-cell>
          <table:table-cell/>
          <table:table-cell office:value-type="string">
            <text:p>bI nW</text:p>
          </table:table-cell>
          <table:table-cell table:number-columns-repeated="1012"/>
        </table:table-row>
        <table:table-row table:style-name="ro3">
          <table:table-cell office:value-type="string">
            <text:p>close</text:p>
          </table:table-cell>
          <table:table-cell office:value-type="string">
            <text:p>adv</text:p>
          </table:table-cell>
          <table:table-cell office:value-type="string">
            <text:p>kl@Us</text:p>
          </table:table-cell>
          <table:table-cell office:value-type="string">
            <text:p>klOs</text:p>
          </table:table-cell>
          <table:table-cell/>
          <table:table-cell office:value-type="string">
            <text:p>kloUs</text:p>
          </table:table-cell>
          <table:table-cell office:value-type="string">
            <text:p>klOs</text:p>
          </table:table-cell>
          <table:table-cell/>
          <table:table-cell office:value-type="string">
            <text:p>kloUs</text:p>
          </table:table-cell>
          <table:table-cell office:value-type="string">
            <text:p>klOs</text:p>
          </table:table-cell>
          <table:table-cell/>
          <table:table-cell office:value-type="string">
            <text:p>klOs</text:p>
          </table:table-cell>
          <table:table-cell table:number-columns-repeated="1012"/>
        </table:table-row>
        <table:table-row table:style-name="ro3">
          <table:table-cell office:value-type="string">
            <text:p>closer</text:p>
          </table:table-cell>
          <table:table-cell office:value-type="string">
            <text:p>adv</text:p>
          </table:table-cell>
          <table:table-cell office:value-type="string">
            <text:p>kl@Us@</text:p>
          </table:table-cell>
          <table:table-cell office:value-type="string">
            <text:p>klOsuÑ</text:p>
          </table:table-cell>
          <table:table-cell/>
          <table:table-cell office:value-type="string">
            <text:p>kloUs=r</text:p>
          </table:table-cell>
          <table:table-cell office:value-type="string">
            <text:p>klOsur</text:p>
          </table:table-cell>
          <table:table-cell/>
          <table:table-cell office:value-type="string">
            <text:p>kloUs@</text:p>
          </table:table-cell>
          <table:table-cell office:value-type="string">
            <text:p>klOsuÑ</text:p>
          </table:table-cell>
          <table:table-cell/>
          <table:table-cell office:value-type="string">
            <text:p>klOsuÑ</text:p>
          </table:table-cell>
          <table:table-cell table:number-columns-repeated="1012"/>
        </table:table-row>
        <table:table-row table:style-name="ro3">
          <table:table-cell office:value-type="string">
            <text:p>deep</text:p>
          </table:table-cell>
          <table:table-cell office:value-type="string">
            <text:p>adv</text:p>
          </table:table-cell>
          <table:table-cell office:value-type="string">
            <text:p>di:p</text:p>
          </table:table-cell>
          <table:table-cell office:value-type="string">
            <text:p>dEp</text:p>
          </table:table-cell>
          <table:table-cell/>
          <table:table-cell office:value-type="string">
            <text:p>di:p</text:p>
          </table:table-cell>
          <table:table-cell office:value-type="string">
            <text:p>dEp</text:p>
          </table:table-cell>
          <table:table-cell/>
          <table:table-cell office:value-type="string">
            <text:p>dip</text:p>
          </table:table-cell>
          <table:table-cell office:value-type="string">
            <text:p>dEp</text:p>
          </table:table-cell>
          <table:table-cell/>
          <table:table-cell office:value-type="string">
            <text:p>dEp</text:p>
          </table:table-cell>
          <table:table-cell table:number-columns-repeated="1012"/>
        </table:table-row>
        <table:table-row table:style-name="ro3">
          <table:table-cell office:value-type="string">
            <text:p>down</text:p>
          </table:table-cell>
          <table:table-cell office:value-type="string">
            <text:p>adv</text:p>
          </table:table-cell>
          <table:table-cell office:value-type="string">
            <text:p>daUn</text:p>
          </table:table-cell>
          <table:table-cell office:value-type="string">
            <text:p>dWn</text:p>
          </table:table-cell>
          <table:table-cell/>
          <table:table-cell office:value-type="string">
            <text:p>daUn</text:p>
          </table:table-cell>
          <table:table-cell office:value-type="string">
            <text:p>dWn</text:p>
          </table:table-cell>
          <table:table-cell/>
          <table:table-cell office:value-type="string">
            <text:p>daUn</text:p>
          </table:table-cell>
          <table:table-cell office:value-type="string">
            <text:p>dWn</text:p>
          </table:table-cell>
          <table:table-cell/>
          <table:table-cell office:value-type="string">
            <text:p>dWn</text:p>
          </table:table-cell>
          <table:table-cell table:number-columns-repeated="1012"/>
        </table:table-row>
        <table:table-row table:style-name="ro3">
          <table:table-cell office:value-type="string">
            <text:p>downstairs</text:p>
          </table:table-cell>
          <table:table-cell office:value-type="string">
            <text:p>adv</text:p>
          </table:table-cell>
          <table:table-cell office:value-type="string">
            <text:p>daUnste@z</text:p>
          </table:table-cell>
          <table:table-cell office:value-type="string">
            <text:p>dWnstÄz</text:p>
          </table:table-cell>
          <table:table-cell/>
          <table:table-cell office:value-type="string">
            <text:p>daUnste=rz</text:p>
          </table:table-cell>
          <table:table-cell office:value-type="string">
            <text:p>dWnstÄz</text:p>
          </table:table-cell>
          <table:table-cell/>
          <table:table-cell office:value-type="string">
            <text:p>daUnstE@z</text:p>
          </table:table-cell>
          <table:table-cell office:value-type="string">
            <text:p>dWnstÄz</text:p>
          </table:table-cell>
          <table:table-cell/>
          <table:table-cell office:value-type="string">
            <text:p>dWnstÄz</text:p>
          </table:table-cell>
          <table:table-cell table:number-columns-repeated="1012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earlier</text:p>
          </table:table-cell>
          <table:table-cell office:value-type="string">
            <text:p>adv</text:p>
          </table:table-cell>
          <table:table-cell office:value-type="string">
            <text:p>3:li@</text:p>
          </table:table-cell>
          <table:table-cell office:value-type="string">
            <text:p>ülEuÑ</text:p>
          </table:table-cell>
          <table:table-cell/>
          <table:table-cell office:value-type="string">
            <text:p>3`:li=r</text:p>
          </table:table-cell>
          <table:table-cell office:value-type="string">
            <text:p>ülEur</text:p>
          </table:table-cell>
          <table:table-cell/>
          <table:table-cell office:value-type="string">
            <text:p>3:li@</text:p>
          </table:table-cell>
          <table:table-cell office:value-type="string">
            <text:p>ülEuÑ</text:p>
          </table:table-cell>
          <table:table-cell/>
          <table:table-cell office:value-type="string">
            <text:p>ülEuÑ</text:p>
          </table:table-cell>
          <table:table-cell table:number-columns-repeated="1012"/>
        </table:table-row>
        <table:table-row table:style-name="ro3">
          <table:table-cell office:value-type="string">
            <text:p>easier</text:p>
          </table:table-cell>
          <table:table-cell office:value-type="string">
            <text:p>adv</text:p>
          </table:table-cell>
          <table:table-cell office:value-type="string">
            <text:p>i:zi@</text:p>
          </table:table-cell>
          <table:table-cell office:value-type="string">
            <text:p>EzEuÑ</text:p>
          </table:table-cell>
          <table:table-cell/>
          <table:table-cell office:value-type="string">
            <text:p>i:zi=r</text:p>
          </table:table-cell>
          <table:table-cell office:value-type="string">
            <text:p>EzEur</text:p>
          </table:table-cell>
          <table:table-cell/>
          <table:table-cell office:value-type="string">
            <text:p>i:zi@</text:p>
          </table:table-cell>
          <table:table-cell office:value-type="string">
            <text:p>EzEuÑ</text:p>
          </table:table-cell>
          <table:table-cell/>
          <table:table-cell office:value-type="string">
            <text:p>EzEuÑ</text:p>
          </table:table-cell>
          <table:table-cell table:number-columns-repeated="1012"/>
        </table:table-row>
        <table:table-row table:style-name="ro4">
          <table:table-cell office:value-type="string">
            <text:p>either</text:p>
          </table:table-cell>
          <table:table-cell office:value-type="string">
            <text:p>adv</text:p>
          </table:table-cell>
          <table:table-cell office:value-type="string">
            <text:p>1-aID@ <text:s/>2-i:D@</text:p>
          </table:table-cell>
          <table:table-cell office:value-type="string">
            <text:p>1-IDuÑ <text:s/>2-EDuÑ</text:p>
          </table:table-cell>
          <table:table-cell/>
          <table:table-cell office:value-type="string">
            <text:p>1-i:D=r-&gt;2 <text:s/>2-ID=r-&gt;1</text:p>
          </table:table-cell>
          <table:table-cell office:value-type="string">
            <text:p>1-EDur <text:s/>2-IDur</text:p>
          </table:table-cell>
          <table:table-cell/>
          <table:table-cell office:value-type="string">
            <text:p>1-aID@ <text:s/>2-iD@</text:p>
          </table:table-cell>
          <table:table-cell office:value-type="string">
            <text:p>1-IDuÑ <text:s/>2-EDuÑ</text:p>
          </table:table-cell>
          <table:table-cell/>
          <table:table-cell office:value-type="string">
            <text:p>IDuÑ</text:p>
          </table:table-cell>
          <table:table-cell office:value-type="string">
            <text:p>EDuÑ</text:p>
          </table:table-cell>
          <table:table-cell table:number-columns-repeated="3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else</text:p>
          </table:table-cell>
          <table:table-cell office:value-type="string">
            <text:p>adv</text:p>
          </table:table-cell>
          <table:table-cell table:number-columns-repeated="2" office:value-type="string">
            <text:p>els</text:p>
          </table:table-cell>
          <table:table-cell/>
          <table:table-cell table:number-columns-repeated="2" office:value-type="string">
            <text:p>els</text:p>
          </table:table-cell>
          <table:table-cell/>
          <table:table-cell office:value-type="string">
            <text:p>Els</text:p>
          </table:table-cell>
          <table:table-cell office:value-type="string">
            <text:p>els</text:p>
          </table:table-cell>
          <table:table-cell/>
          <table:table-cell office:value-type="string">
            <text:p>els</text:p>
          </table:table-cell>
          <table:table-cell table:number-columns-repeated="1012"/>
        </table:table-row>
        <table:table-row table:style-name="ro3">
          <table:table-cell office:value-type="string">
            <text:p>elsewhere</text:p>
          </table:table-cell>
          <table:table-cell office:value-type="string">
            <text:p>adv</text:p>
          </table:table-cell>
          <table:table-cell office:value-type="string">
            <text:p>1-elswe@ <text:s/>2-elswhe@</text:p>
          </table:table-cell>
          <table:table-cell office:value-type="string">
            <text:p>1-elswÄ <text:s/>2-elsPÄ</text:p>
          </table:table-cell>
          <table:table-cell/>
          <table:table-cell office:value-type="string">
            <text:p>1-elshwer <text:s/>2-elshw{r</text:p>
          </table:table-cell>
          <table:table-cell office:value-type="string">
            <text:p>1-elsPÄ-&gt;2 <text:s/>2-elsPar-&gt;2</text:p>
          </table:table-cell>
          <table:table-cell/>
          <table:table-cell office:value-type="string">
            <text:p>ElswE@</text:p>
          </table:table-cell>
          <table:table-cell office:value-type="string">
            <text:p>elswÄ-&gt;1</text:p>
          </table:table-cell>
          <table:table-cell/>
          <table:table-cell office:value-type="string">
            <text:p>elswÄ</text:p>
          </table:table-cell>
          <table:table-cell office:value-type="string">
            <text:p>elsPÄ</text:p>
          </table:table-cell>
          <table:table-cell table:number-columns-repeated="2"/>
          <table:table-cell office:value-type="string">
            <text:p>GA-2:2.20</text:p>
          </table:table-cell>
          <table:table-cell table:number-columns-repeated="1008"/>
        </table:table-row>
        <table:table-row table:style-name="ro4">
          <table:table-cell office:value-type="string">
            <text:p>enough</text:p>
          </table:table-cell>
          <table:table-cell office:value-type="string">
            <text:p>adv</text:p>
          </table:table-cell>
          <table:table-cell office:value-type="string">
            <text:p>1-InVf <text:s/>2-@nVf</text:p>
          </table:table-cell>
          <table:table-cell office:value-type="string">
            <text:p>1-inuf-&gt;1 <text:s/>2-unuf-&gt;1</text:p>
          </table:table-cell>
          <table:table-cell/>
          <table:table-cell office:value-type="string">
            <text:p>1-InVf <text:s/>2-@nVf</text:p>
          </table:table-cell>
          <table:table-cell office:value-type="string">
            <text:p>1-inuf-&gt;1 <text:s/>2-unuf-&gt;1</text:p>
          </table:table-cell>
          <table:table-cell/>
          <table:table-cell office:value-type="string">
            <text:p>1-@nVf <text:s/>2-inVf</text:p>
          </table:table-cell>
          <table:table-cell office:value-type="string">
            <text:p>1-unuf-&gt;1 <text:s/>2-Enuf-&gt;1</text:p>
          </table:table-cell>
          <table:table-cell/>
          <table:table-cell office:value-type="string">
            <text:p>inuf</text:p>
          </table:table-cell>
          <table:table-cell table:number-columns-repeated="3"/>
          <table:table-cell office:value-type="string">
            <text:p>RP-2:1.25 <text:s/>GA-2:1.25 <text:s/>Au-x:1.25</text:p>
          </table:table-cell>
          <table:table-cell table:style-name="ce4"/>
          <table:table-cell table:style-name="ce4" office:value-type="string">
            <text:p>QS.Au-2 : /i/ -&gt; [It]</text:p>
          </table:table-cell>
          <table:table-cell table:style-name="ce4" table:number-columns-repeated="4"/>
          <table:table-cell table:number-columns-repeated="997"/>
          <table:table-cell table:style-name="ce3" table:number-columns-repeated="5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even</text:p>
          </table:table-cell>
          <table:table-cell office:value-type="string">
            <text:p>adv</text:p>
          </table:table-cell>
          <table:table-cell office:value-type="string">
            <text:p>i:v=n</text:p>
          </table:table-cell>
          <table:table-cell office:value-type="string">
            <text:p>Evn</text:p>
          </table:table-cell>
          <table:table-cell/>
          <table:table-cell office:value-type="string">
            <text:p>i:v=n</text:p>
          </table:table-cell>
          <table:table-cell office:value-type="string">
            <text:p>Evn</text:p>
          </table:table-cell>
          <table:table-cell/>
          <table:table-cell office:value-type="string">
            <text:p>iv@n</text:p>
          </table:table-cell>
          <table:table-cell office:value-type="string">
            <text:p>Evun</text:p>
          </table:table-cell>
          <table:table-cell/>
          <table:table-cell office:value-type="string">
            <text:p>Evn</text:p>
          </table:table-cell>
          <table:table-cell table:number-columns-repeated="3"/>
          <table:table-cell office:value-type="string">
            <text:p>Au-1:1.O</text:p>
          </table:table-cell>
          <table:table-cell table:number-columns-repeated="1008"/>
        </table:table-row>
        <table:table-row table:style-name="ro3">
          <table:table-cell office:value-type="string">
            <text:p>even_so</text:p>
          </table:table-cell>
          <table:table-cell office:value-type="string">
            <text:p>adv</text:p>
          </table:table-cell>
          <table:table-cell office:value-type="string">
            <text:p>i:v=n s@U</text:p>
          </table:table-cell>
          <table:table-cell office:value-type="string">
            <text:p>Evn sO</text:p>
          </table:table-cell>
          <table:table-cell/>
          <table:table-cell office:value-type="string">
            <text:p>i:v=n soU <text:s/></text:p>
          </table:table-cell>
          <table:table-cell office:value-type="string">
            <text:p>Evn sO</text:p>
          </table:table-cell>
          <table:table-cell/>
          <table:table-cell office:value-type="string">
            <text:p>iv@n soU</text:p>
          </table:table-cell>
          <table:table-cell office:value-type="string">
            <text:p>Evun sO</text:p>
          </table:table-cell>
          <table:table-cell/>
          <table:table-cell office:value-type="string">
            <text:p>Evn sO</text:p>
          </table:table-cell>
          <table:table-cell table:number-columns-repeated="3"/>
          <table:table-cell office:value-type="string">
            <text:p>Au-1:1.O</text:p>
          </table:table-cell>
          <table:table-cell table:number-columns-repeated="1008"/>
        </table:table-row>
        <table:table-row table:style-name="ro3">
          <table:table-cell office:value-type="string">
            <text:p>ever</text:p>
          </table:table-cell>
          <table:table-cell office:value-type="string">
            <text:p>adv</text:p>
          </table:table-cell>
          <table:table-cell office:value-type="string">
            <text:p>ev@</text:p>
          </table:table-cell>
          <table:table-cell office:value-type="string">
            <text:p>evuÑ</text:p>
          </table:table-cell>
          <table:table-cell/>
          <table:table-cell office:value-type="string">
            <text:p>ev=r</text:p>
          </table:table-cell>
          <table:table-cell office:value-type="string">
            <text:p>evur</text:p>
          </table:table-cell>
          <table:table-cell/>
          <table:table-cell office:value-type="string">
            <text:p>Ev@</text:p>
          </table:table-cell>
          <table:table-cell office:value-type="string">
            <text:p>evuÑ</text:p>
          </table:table-cell>
          <table:table-cell/>
          <table:table-cell office:value-type="string">
            <text:p>evuÑ</text:p>
          </table:table-cell>
          <table:table-cell table:number-columns-repeated="1012"/>
        </table:table-row>
        <table:table-row table:style-name="ro3">
          <table:table-cell office:value-type="string">
            <text:p>everywhere</text:p>
          </table:table-cell>
          <table:table-cell office:value-type="string">
            <text:p>adv</text:p>
          </table:table-cell>
          <table:table-cell office:value-type="string">
            <text:p>1-evriwe@ <text:s/>2-evrihwe@</text:p>
          </table:table-cell>
          <table:table-cell office:value-type="string">
            <text:p>1-evrEwÄ <text:s/>2-evrEPÄ</text:p>
          </table:table-cell>
          <table:table-cell/>
          <table:table-cell office:value-type="string">
            <text:p>1-evrihwer <text:s/>2-evrihw{r</text:p>
          </table:table-cell>
          <table:table-cell office:value-type="string">
            <text:p>1-evrEPÄ-&gt;2 <text:s/>2-evrEPar-&gt;2</text:p>
          </table:table-cell>
          <table:table-cell/>
          <table:table-cell office:value-type="string">
            <text:p>EvriwE@</text:p>
          </table:table-cell>
          <table:table-cell office:value-type="string">
            <text:p>evrEwÄ-&gt;1</text:p>
          </table:table-cell>
          <table:table-cell/>
          <table:table-cell office:value-type="string">
            <text:p>evrEwÄ</text:p>
          </table:table-cell>
          <table:table-cell office:value-type="string">
            <text:p>evrEPÄ</text:p>
          </table:table-cell>
          <table:table-cell table:number-columns-repeated="2"/>
          <table:table-cell office:value-type="string">
            <text:p>GA-2:3.20</text:p>
          </table:table-cell>
          <table:table-cell table:number-columns-repeated="1008"/>
        </table:table-row>
        <table:table-row table:style-name="ro3">
          <table:table-cell office:value-type="string">
            <text:p>far</text:p>
          </table:table-cell>
          <table:table-cell office:value-type="string">
            <text:p>adv</text:p>
          </table:table-cell>
          <table:table-cell office:value-type="string">
            <text:p>fA:</text:p>
          </table:table-cell>
          <table:table-cell office:value-type="string">
            <text:p>fRÑ</text:p>
          </table:table-cell>
          <table:table-cell/>
          <table:table-cell office:value-type="string">
            <text:p>fA:r</text:p>
          </table:table-cell>
          <table:table-cell office:value-type="string">
            <text:p>fRr</text:p>
          </table:table-cell>
          <table:table-cell/>
          <table:table-cell office:value-type="string">
            <text:p>fA</text:p>
          </table:table-cell>
          <table:table-cell office:value-type="string">
            <text:p>fRÑ</text:p>
          </table:table-cell>
          <table:table-cell/>
          <table:table-cell office:value-type="string">
            <text:p>fRÑ</text:p>
          </table:table-cell>
          <table:table-cell table:number-columns-repeated="1012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fast</text:p>
          </table:table-cell>
          <table:table-cell office:value-type="string">
            <text:p>adv</text:p>
          </table:table-cell>
          <table:table-cell office:value-type="string">
            <text:p>fA:st</text:p>
          </table:table-cell>
          <table:table-cell office:value-type="string">
            <text:p>fRst</text:p>
          </table:table-cell>
          <table:table-cell/>
          <table:table-cell office:value-type="string">
            <text:p>f{st</text:p>
          </table:table-cell>
          <table:table-cell office:value-type="string">
            <text:p>fast</text:p>
          </table:table-cell>
          <table:table-cell/>
          <table:table-cell office:value-type="string">
            <text:p>fAst</text:p>
          </table:table-cell>
          <table:table-cell office:value-type="string">
            <text:p>fRst</text:p>
          </table:table-cell>
          <table:table-cell/>
          <table:table-cell office:value-type="string">
            <text:p>f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faster</text:p>
          </table:table-cell>
          <table:table-cell office:value-type="string">
            <text:p>adv</text:p>
          </table:table-cell>
          <table:table-cell office:value-type="string">
            <text:p>fA:st@</text:p>
          </table:table-cell>
          <table:table-cell office:value-type="string">
            <text:p>fRstuÑ</text:p>
          </table:table-cell>
          <table:table-cell/>
          <table:table-cell office:value-type="string">
            <text:p>f{st=r</text:p>
          </table:table-cell>
          <table:table-cell office:value-type="string">
            <text:p>fastur</text:p>
          </table:table-cell>
          <table:table-cell/>
          <table:table-cell office:value-type="string">
            <text:p>fAst@</text:p>
          </table:table-cell>
          <table:table-cell office:value-type="string">
            <text:p>fRstuÑ</text:p>
          </table:table-cell>
          <table:table-cell/>
          <table:table-cell office:value-type="string">
            <text:p>fastuÑ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for</text:p>
          </table:table-cell>
          <table:table-cell office:value-type="string">
            <text:p>adv</text:p>
          </table:table-cell>
          <table:table-cell office:value-type="string">
            <text:p>fO: <text:s/>[weak form for _for_/f@/]</text:p>
          </table:table-cell>
          <table:table-cell office:value-type="string">
            <text:p>fQÑ</text:p>
          </table:table-cell>
          <table:table-cell/>
          <table:table-cell office:value-type="string">
            <text:p>fO:r <text:s/>[weak form for _for_/f=r/]</text:p>
          </table:table-cell>
          <table:table-cell office:value-type="string">
            <text:p>fQr</text:p>
          </table:table-cell>
          <table:table-cell/>
          <table:table-cell office:value-type="string">
            <text:p>fO <text:s/>[weak forms for _for_/f@, f/]</text:p>
          </table:table-cell>
          <table:table-cell office:value-type="string">
            <text:p>fQÑ</text:p>
          </table:table-cell>
          <table:table-cell/>
          <table:table-cell office:value-type="string">
            <text:p>fQÑ</text:p>
          </table:table-cell>
          <table:table-cell table:number-columns-repeated="4"/>
          <table:table-cell office:value-type="string">
            <text:p>w n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3">
          <table:table-cell office:value-type="string">
            <text:p>for_ever</text:p>
          </table:table-cell>
          <table:table-cell office:value-type="string">
            <text:p>adv</text:p>
          </table:table-cell>
          <table:table-cell office:value-type="string">
            <text:p>fO: ev@ <text:s/></text:p>
          </table:table-cell>
          <table:table-cell office:value-type="string">
            <text:p>fQÑ evuÑ</text:p>
          </table:table-cell>
          <table:table-cell/>
          <table:table-cell office:value-type="string">
            <text:p>fO:r ev=r <text:s/></text:p>
          </table:table-cell>
          <table:table-cell office:value-type="string">
            <text:p>fQr evur</text:p>
          </table:table-cell>
          <table:table-cell/>
          <table:table-cell office:value-type="string">
            <text:p>fO Ev@ <text:s/></text:p>
          </table:table-cell>
          <table:table-cell office:value-type="string">
            <text:p>fQÑ evuÑ</text:p>
          </table:table-cell>
          <table:table-cell/>
          <table:table-cell office:value-type="string">
            <text:p>fQÑ evuÑ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3">
          <table:table-cell office:value-type="string">
            <text:p>for_example</text:p>
          </table:table-cell>
          <table:table-cell office:value-type="string">
            <text:p>adv</text:p>
          </table:table-cell>
          <table:table-cell office:value-type="string">
            <text:p>1-fO: IgzA:mp=l <text:s/>2-fO: egzA:mp=l <text:s/>3-fO: @gzA:mp=l <text:s/>4-fO: IkzA:mp=l <text:s/>5-fO: ekzA:mp=l <text:s/>6-fO: @kzA:mp=l</text:p>
          </table:table-cell>
          <table:table-cell office:value-type="string">
            <text:p>1-fQÑ igzRmpl-&gt;2 <text:s/>2-fQÑ egzRmpl-&gt;1 <text:s/>3-fQÑ ugzRmpl-&gt;2 <text:s/>4-fQÑ ikzRmpl-&gt;2 <text:s/>5-fQÑ ekzRmpl-&gt;1 <text:s/>6-fQÑ ukzRmpl-&gt;2 <text:s/></text:p>
          </table:table-cell>
          <table:table-cell/>
          <table:table-cell office:value-type="string">
            <text:p>fO:r Igz{mp=l <text:s/></text:p>
          </table:table-cell>
          <table:table-cell office:value-type="string">
            <text:p>fQr igzampl-&gt;2</text:p>
          </table:table-cell>
          <table:table-cell/>
          <table:table-cell office:value-type="string">
            <text:p>1-fO @gz{mp@l <text:s/>2-fO Egz{mp@l <text:s/></text:p>
          </table:table-cell>
          <table:table-cell office:value-type="string">
            <text:p>1-fQÑ ugzampul-&gt;2 <text:s/>2-fQÑ egzampul-&gt;1</text:p>
          </table:table-cell>
          <table:table-cell/>
          <table:table-cell office:value-type="string">
            <text:p>fQÑ egzampl</text:p>
          </table:table-cell>
          <table:table-cell office:value-type="string">
            <text:p>fQÑ igzampl</text:p>
          </table:table-cell>
          <table:table-cell table:number-columns-repeated="2"/>
          <table:table-cell office:value-type="string">
            <text:p>RP-3,4,5,6:1.P1 <text:s/>RP-x:2.16 <text:s/>Au-1:1.P1 <text:s/>Au-x:4.O</text:p>
          </table:table-cell>
          <table:table-cell office:value-type="string">
            <text:p>n</text:p>
          </table:table-cell>
          <table:table-cell office:value-type="string">
            <text:p>Rule P1</text:p>
          </table:table-cell>
          <table:table-cell table:number-columns-repeated="1001"/>
          <table:table-cell table:style-name="ce3"/>
          <table:table-cell table:number-columns-repeated="4"/>
        </table:table-row>
        <table:table-row table:style-name="ro3">
          <table:table-cell office:value-type="string">
            <text:p>for_instance</text:p>
          </table:table-cell>
          <table:table-cell office:value-type="string">
            <text:p>adv</text:p>
          </table:table-cell>
          <table:table-cell office:value-type="string">
            <text:p>fO: Inst@ns <text:s/></text:p>
          </table:table-cell>
          <table:table-cell office:value-type="string">
            <text:p>fQÑ instuns</text:p>
          </table:table-cell>
          <table:table-cell/>
          <table:table-cell office:value-type="string">
            <text:p>fO:r Inst@ns <text:s/></text:p>
          </table:table-cell>
          <table:table-cell office:value-type="string">
            <text:p>fQr instuns</text:p>
          </table:table-cell>
          <table:table-cell/>
          <table:table-cell office:value-type="string">
            <text:p>fO Inst@ns <text:s/></text:p>
          </table:table-cell>
          <table:table-cell office:value-type="string">
            <text:p>fQÑ instuns</text:p>
          </table:table-cell>
          <table:table-cell/>
          <table:table-cell office:value-type="string">
            <text:p>fQÑ instuns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3">
          <table:table-cell office:value-type="string">
            <text:p>forever</text:p>
          </table:table-cell>
          <table:table-cell office:value-type="string">
            <text:p>adv</text:p>
          </table:table-cell>
          <table:table-cell office:value-type="string">
            <text:p>f@rev@</text:p>
          </table:table-cell>
          <table:table-cell office:value-type="string">
            <text:p>furevuÑ</text:p>
          </table:table-cell>
          <table:table-cell/>
          <table:table-cell office:value-type="string">
            <text:p>f@rev=r</text:p>
          </table:table-cell>
          <table:table-cell office:value-type="string">
            <text:p>furevur</text:p>
          </table:table-cell>
          <table:table-cell/>
          <table:table-cell office:value-type="string">
            <text:p>f@rEv@</text:p>
          </table:table-cell>
          <table:table-cell office:value-type="string">
            <text:p>furevuÑ</text:p>
          </table:table-cell>
          <table:table-cell/>
          <table:table-cell office:value-type="string">
            <text:p>furevuÑ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7"/>
        </table:table-row>
        <table:table-row table:style-name="ro3">
          <table:table-cell office:value-type="string">
            <text:p>forth</text:p>
          </table:table-cell>
          <table:table-cell office:value-type="string">
            <text:p>adv</text:p>
          </table:table-cell>
          <table:table-cell office:value-type="string">
            <text:p>fO:T</text:p>
          </table:table-cell>
          <table:table-cell office:value-type="string">
            <text:p>fQÑT</text:p>
          </table:table-cell>
          <table:table-cell/>
          <table:table-cell office:value-type="string">
            <text:p>1-fO:rT <text:s/>2-fo:rT</text:p>
          </table:table-cell>
          <table:table-cell office:value-type="string">
            <text:p>1-fQrT <text:s/>2=1</text:p>
          </table:table-cell>
          <table:table-cell/>
          <table:table-cell office:value-type="string">
            <text:p>fOT</text:p>
          </table:table-cell>
          <table:table-cell office:value-type="string">
            <text:p>fQÑT</text:p>
          </table:table-cell>
          <table:table-cell/>
          <table:table-cell office:value-type="string">
            <text:p>fQÑT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forward</text:p>
          </table:table-cell>
          <table:table-cell office:value-type="string">
            <text:p>adv</text:p>
          </table:table-cell>
          <table:table-cell office:value-type="string">
            <text:p>fO:w@d</text:p>
          </table:table-cell>
          <table:table-cell office:value-type="string">
            <text:p>fQÑwuÑd</text:p>
          </table:table-cell>
          <table:table-cell/>
          <table:table-cell office:value-type="string">
            <text:p>fO:rw=rd</text:p>
          </table:table-cell>
          <table:table-cell office:value-type="string">
            <text:p>fQrwurd</text:p>
          </table:table-cell>
          <table:table-cell/>
          <table:table-cell office:value-type="string">
            <text:p>fOw@d</text:p>
          </table:table-cell>
          <table:table-cell office:value-type="string">
            <text:p>fQÑwuÑd</text:p>
          </table:table-cell>
          <table:table-cell/>
          <table:table-cell office:value-type="string">
            <text:p>fQÑwuÑd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7"/>
        </table:table-row>
        <table:table-row table:style-name="ro3">
          <table:table-cell office:value-type="string">
            <text:p>forwards</text:p>
          </table:table-cell>
          <table:table-cell office:value-type="string">
            <text:p>adv</text:p>
          </table:table-cell>
          <table:table-cell office:value-type="string">
            <text:p>fO:w@dz</text:p>
          </table:table-cell>
          <table:table-cell office:value-type="string">
            <text:p>fQÑwuÑdz</text:p>
          </table:table-cell>
          <table:table-cell/>
          <table:table-cell office:value-type="string">
            <text:p>fO:rw=rdz</text:p>
          </table:table-cell>
          <table:table-cell office:value-type="string">
            <text:p>fQrwurdz</text:p>
          </table:table-cell>
          <table:table-cell/>
          <table:table-cell office:value-type="string">
            <text:p>fOw@dz</text:p>
          </table:table-cell>
          <table:table-cell office:value-type="string">
            <text:p>fQÑwuÑdz</text:p>
          </table:table-cell>
          <table:table-cell/>
          <table:table-cell office:value-type="string">
            <text:p>fQÑwuÑdz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7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further</text:p>
          </table:table-cell>
          <table:table-cell office:value-type="string">
            <text:p>adv</text:p>
          </table:table-cell>
          <table:table-cell office:value-type="string">
            <text:p>f3:D@</text:p>
          </table:table-cell>
          <table:table-cell office:value-type="string">
            <text:p>füDuÑ</text:p>
          </table:table-cell>
          <table:table-cell/>
          <table:table-cell office:value-type="string">
            <text:p>f3`:D=r</text:p>
          </table:table-cell>
          <table:table-cell office:value-type="string">
            <text:p>füDur</text:p>
          </table:table-cell>
          <table:table-cell/>
          <table:table-cell office:value-type="string">
            <text:p>f3D@</text:p>
          </table:table-cell>
          <table:table-cell office:value-type="string">
            <text:p>füDuÑ</text:p>
          </table:table-cell>
          <table:table-cell/>
          <table:table-cell office:value-type="string">
            <text:p>füDuÑ</text:p>
          </table:table-cell>
          <table:table-cell table:number-columns-repeated="1012"/>
        </table:table-row>
        <table:table-row table:style-name="ro3">
          <table:table-cell office:value-type="string">
            <text:p>furthermore</text:p>
          </table:table-cell>
          <table:table-cell office:value-type="string">
            <text:p>adv</text:p>
          </table:table-cell>
          <table:table-cell office:value-type="string">
            <text:p>f3:D@mO:</text:p>
          </table:table-cell>
          <table:table-cell office:value-type="string">
            <text:p>füDuÑmQÑ</text:p>
          </table:table-cell>
          <table:table-cell/>
          <table:table-cell office:value-type="string">
            <text:p>1-f3`:D=rmO:r <text:s/>2-f3`:D=rmo:r</text:p>
          </table:table-cell>
          <table:table-cell office:value-type="string">
            <text:p>1-füDurmQr <text:s/>2=1</text:p>
          </table:table-cell>
          <table:table-cell/>
          <table:table-cell office:value-type="string">
            <text:p>f3D@mO</text:p>
          </table:table-cell>
          <table:table-cell office:value-type="string">
            <text:p>füDuÑmQÑ</text:p>
          </table:table-cell>
          <table:table-cell/>
          <table:table-cell office:value-type="string">
            <text:p>füDuÑmQÑ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half</text:p>
          </table:table-cell>
          <table:table-cell office:value-type="string">
            <text:p>adv</text:p>
          </table:table-cell>
          <table:table-cell office:value-type="string">
            <text:p>hA:f</text:p>
          </table:table-cell>
          <table:table-cell office:value-type="string">
            <text:p>hRf</text:p>
          </table:table-cell>
          <table:table-cell/>
          <table:table-cell office:value-type="string">
            <text:p>h{f</text:p>
          </table:table-cell>
          <table:table-cell office:value-type="string">
            <text:p>haf</text:p>
          </table:table-cell>
          <table:table-cell/>
          <table:table-cell office:value-type="string">
            <text:p>hAf</text:p>
          </table:table-cell>
          <table:table-cell office:value-type="string">
            <text:p>hRf</text:p>
          </table:table-cell>
          <table:table-cell/>
          <table:table-cell office:value-type="string">
            <text:p>haf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hard</text:p>
          </table:table-cell>
          <table:table-cell office:value-type="string">
            <text:p>adv</text:p>
          </table:table-cell>
          <table:table-cell office:value-type="string">
            <text:p>hA:d</text:p>
          </table:table-cell>
          <table:table-cell office:value-type="string">
            <text:p>hRÑd</text:p>
          </table:table-cell>
          <table:table-cell/>
          <table:table-cell office:value-type="string">
            <text:p>hA:rd</text:p>
          </table:table-cell>
          <table:table-cell office:value-type="string">
            <text:p>hRrd</text:p>
          </table:table-cell>
          <table:table-cell/>
          <table:table-cell office:value-type="string">
            <text:p>hAd</text:p>
          </table:table-cell>
          <table:table-cell office:value-type="string">
            <text:p>hRÑd</text:p>
          </table:table-cell>
          <table:table-cell/>
          <table:table-cell office:value-type="string">
            <text:p>hRÑd</text:p>
          </table:table-cell>
          <table:table-cell table:number-columns-repeated="1012"/>
        </table:table-row>
        <table:table-row table:style-name="ro3">
          <table:table-cell office:value-type="string">
            <text:p>hence</text:p>
          </table:table-cell>
          <table:table-cell office:value-type="string">
            <text:p>adv</text:p>
          </table:table-cell>
          <table:table-cell table:number-columns-repeated="2" office:value-type="string">
            <text:p>hens</text:p>
          </table:table-cell>
          <table:table-cell/>
          <table:table-cell table:number-columns-repeated="2" office:value-type="string">
            <text:p>hens</text:p>
          </table:table-cell>
          <table:table-cell/>
          <table:table-cell office:value-type="string">
            <text:p>hEns</text:p>
          </table:table-cell>
          <table:table-cell office:value-type="string">
            <text:p>hens</text:p>
          </table:table-cell>
          <table:table-cell/>
          <table:table-cell office:value-type="string">
            <text:p>hens</text:p>
          </table:table-cell>
          <table:table-cell table:number-columns-repeated="1012"/>
        </table:table-row>
        <table:table-row table:style-name="ro3">
          <table:table-cell office:value-type="string">
            <text:p>here</text:p>
          </table:table-cell>
          <table:table-cell office:value-type="string">
            <text:p>adv</text:p>
          </table:table-cell>
          <table:table-cell office:value-type="string">
            <text:p>hI@</text:p>
          </table:table-cell>
          <table:table-cell office:value-type="string">
            <text:p>hË</text:p>
          </table:table-cell>
          <table:table-cell/>
          <table:table-cell office:value-type="string">
            <text:p>hI=r</text:p>
          </table:table-cell>
          <table:table-cell office:value-type="string">
            <text:p>hË</text:p>
          </table:table-cell>
          <table:table-cell/>
          <table:table-cell office:value-type="string">
            <text:p>hI@</text:p>
          </table:table-cell>
          <table:table-cell office:value-type="string">
            <text:p>hË</text:p>
          </table:table-cell>
          <table:table-cell/>
          <table:table-cell office:value-type="string">
            <text:p>hË</text:p>
          </table:table-cell>
          <table:table-cell table:number-columns-repeated="1012"/>
        </table:table-row>
        <table:table-row table:style-name="ro3">
          <table:table-cell office:value-type="string">
            <text:p>high</text:p>
          </table:table-cell>
          <table:table-cell office:value-type="string">
            <text:p>adv</text:p>
          </table:table-cell>
          <table:table-cell office:value-type="string">
            <text:p>haI</text:p>
          </table:table-cell>
          <table:table-cell office:value-type="string">
            <text:p>hI</text:p>
          </table:table-cell>
          <table:table-cell/>
          <table:table-cell office:value-type="string">
            <text:p>haI</text:p>
          </table:table-cell>
          <table:table-cell office:value-type="string">
            <text:p>hI</text:p>
          </table:table-cell>
          <table:table-cell/>
          <table:table-cell office:value-type="string">
            <text:p>haI</text:p>
          </table:table-cell>
          <table:table-cell office:value-type="string">
            <text:p>hI</text:p>
          </table:table-cell>
          <table:table-cell/>
          <table:table-cell office:value-type="string">
            <text:p>hI</text:p>
          </table:table-cell>
          <table:table-cell table:number-columns-repeated="1012"/>
        </table:table-row>
        <table:table-row table:style-name="ro3">
          <table:table-cell office:value-type="string">
            <text:p>hitherto</text:p>
          </table:table-cell>
          <table:table-cell office:value-type="string">
            <text:p>adv</text:p>
          </table:table-cell>
          <table:table-cell office:value-type="string">
            <text:p>hID@tu:</text:p>
          </table:table-cell>
          <table:table-cell office:value-type="string">
            <text:p>hiDuÑtU</text:p>
          </table:table-cell>
          <table:table-cell/>
          <table:table-cell office:value-type="string">
            <text:p>hID=rtu:</text:p>
          </table:table-cell>
          <table:table-cell office:value-type="string">
            <text:p>hiDurtU</text:p>
          </table:table-cell>
          <table:table-cell/>
          <table:table-cell office:value-type="string">
            <text:p>hID@tu</text:p>
          </table:table-cell>
          <table:table-cell office:value-type="string">
            <text:p>hiDuÑtU</text:p>
          </table:table-cell>
          <table:table-cell/>
          <table:table-cell office:value-type="string">
            <text:p>hiDuÑtU</text:p>
          </table:table-cell>
          <table:table-cell table:number-columns-repeated="1012"/>
        </table:table-row>
        <table:table-row table:style-name="ro3">
          <table:table-cell office:value-type="string">
            <text:p>home</text:p>
          </table:table-cell>
          <table:table-cell office:value-type="string">
            <text:p>adv</text:p>
          </table:table-cell>
          <table:table-cell office:value-type="string">
            <text:p>h@Um</text:p>
          </table:table-cell>
          <table:table-cell office:value-type="string">
            <text:p>hOm</text:p>
          </table:table-cell>
          <table:table-cell/>
          <table:table-cell office:value-type="string">
            <text:p>hoUm</text:p>
          </table:table-cell>
          <table:table-cell office:value-type="string">
            <text:p>hOm</text:p>
          </table:table-cell>
          <table:table-cell/>
          <table:table-cell office:value-type="string">
            <text:p>hoUm</text:p>
          </table:table-cell>
          <table:table-cell office:value-type="string">
            <text:p>hOm</text:p>
          </table:table-cell>
          <table:table-cell/>
          <table:table-cell office:value-type="string">
            <text:p>hOm</text:p>
          </table:table-cell>
          <table:table-cell table:number-columns-repeated="1012"/>
        </table:table-row>
        <table:table-row table:style-name="ro3">
          <table:table-cell office:value-type="string">
            <text:p>how</text:p>
          </table:table-cell>
          <table:table-cell office:value-type="string">
            <text:p>adv</text:p>
          </table:table-cell>
          <table:table-cell office:value-type="string">
            <text:p>haU</text:p>
          </table:table-cell>
          <table:table-cell office:value-type="string">
            <text:p>hW</text:p>
          </table:table-cell>
          <table:table-cell/>
          <table:table-cell office:value-type="string">
            <text:p>haU</text:p>
          </table:table-cell>
          <table:table-cell office:value-type="string">
            <text:p>hW</text:p>
          </table:table-cell>
          <table:table-cell/>
          <table:table-cell office:value-type="string">
            <text:p>haU</text:p>
          </table:table-cell>
          <table:table-cell office:value-type="string">
            <text:p>hW</text:p>
          </table:table-cell>
          <table:table-cell/>
          <table:table-cell office:value-type="string">
            <text:p>hW</text:p>
          </table:table-cell>
          <table:table-cell table:number-columns-repeated="1012"/>
        </table:table-row>
        <table:table-row table:style-name="ro3">
          <table:table-cell office:value-type="string">
            <text:p>however</text:p>
          </table:table-cell>
          <table:table-cell office:value-type="string">
            <text:p>adv</text:p>
          </table:table-cell>
          <table:table-cell office:value-type="string">
            <text:p>haUev@</text:p>
          </table:table-cell>
          <table:table-cell office:value-type="string">
            <text:p>hWevuÑ</text:p>
          </table:table-cell>
          <table:table-cell/>
          <table:table-cell office:value-type="string">
            <text:p>haUev=r</text:p>
          </table:table-cell>
          <table:table-cell office:value-type="string">
            <text:p>hWevur</text:p>
          </table:table-cell>
          <table:table-cell/>
          <table:table-cell office:value-type="string">
            <text:p>haUEv@</text:p>
          </table:table-cell>
          <table:table-cell office:value-type="string">
            <text:p>hWevuÑ</text:p>
          </table:table-cell>
          <table:table-cell/>
          <table:table-cell office:value-type="string">
            <text:p>hWevuÑ</text:p>
          </table:table-cell>
          <table:table-cell table:number-columns-repeated="1012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table:style-name="ce5" office:value-type="string">
            <text:p>in</text:p>
          </table:table-cell>
          <table:table-cell office:value-type="string">
            <text:p>adv</text:p>
          </table:table-cell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office:value-type="string">
            <text:p>In <text:s/>[weak form /@n/]</text:p>
          </table:table-cell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office:value-type="string">
            <text:p>in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3">
          <table:table-cell table:style-name="ce5" office:value-type="string">
            <text:p>in_general</text:p>
          </table:table-cell>
          <table:table-cell office:value-type="string">
            <text:p>adv</text:p>
          </table:table-cell>
          <table:table-cell office:value-type="string">
            <text:p>In dZen=r@l</text:p>
          </table:table-cell>
          <table:table-cell office:value-type="string">
            <text:p>in jenurul</text:p>
          </table:table-cell>
          <table:table-cell/>
          <table:table-cell office:value-type="string">
            <text:p>In dZen=r@l</text:p>
          </table:table-cell>
          <table:table-cell office:value-type="string">
            <text:p>in jenurul</text:p>
          </table:table-cell>
          <table:table-cell/>
          <table:table-cell office:value-type="string">
            <text:p>In dZEnr@l</text:p>
          </table:table-cell>
          <table:table-cell office:value-type="string">
            <text:p>in jenrul</text:p>
          </table:table-cell>
          <table:table-cell/>
          <table:table-cell office:value-type="string">
            <text:p>in jenurul</text:p>
          </table:table-cell>
          <table:table-cell table:number-columns-repeated="3"/>
          <table:table-cell office:value-type="string">
            <text:p>Au-1:2.C</text:p>
          </table:table-cell>
          <table:table-cell/>
          <table:table-cell office:value-type="string">
            <text:p>spelt the optional schwa in RP and GA because is a LETTER set schwa</text:p>
          </table:table-cell>
          <table:table-cell table:number-columns-repeated="1001"/>
          <table:table-cell table:style-name="ce3"/>
          <table:table-cell table:number-columns-repeated="4"/>
        </table:table-row>
        <table:table-row table:style-name="ro3">
          <table:table-cell table:style-name="ce5" office:value-type="string">
            <text:p>in_part</text:p>
          </table:table-cell>
          <table:table-cell office:value-type="string">
            <text:p>adv</text:p>
          </table:table-cell>
          <table:table-cell office:value-type="string">
            <text:p>In pA:t</text:p>
          </table:table-cell>
          <table:table-cell office:value-type="string">
            <text:p>in pRÑt</text:p>
          </table:table-cell>
          <table:table-cell/>
          <table:table-cell office:value-type="string">
            <text:p>In pA:rt</text:p>
          </table:table-cell>
          <table:table-cell office:value-type="string">
            <text:p>in pRrt</text:p>
          </table:table-cell>
          <table:table-cell/>
          <table:table-cell office:value-type="string">
            <text:p>In pAt</text:p>
          </table:table-cell>
          <table:table-cell office:value-type="string">
            <text:p>in pRÑt</text:p>
          </table:table-cell>
          <table:table-cell/>
          <table:table-cell office:value-type="string">
            <text:p>in pRÑt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table:style-name="ce5" office:value-type="string">
            <text:p>in_short</text:p>
          </table:table-cell>
          <table:table-cell office:value-type="string">
            <text:p>adv</text:p>
          </table:table-cell>
          <table:table-cell office:value-type="string">
            <text:p>In SO:t</text:p>
          </table:table-cell>
          <table:table-cell office:value-type="string">
            <text:p>in SQÑt</text:p>
          </table:table-cell>
          <table:table-cell/>
          <table:table-cell office:value-type="string">
            <text:p>In SO:rt</text:p>
          </table:table-cell>
          <table:table-cell office:value-type="string">
            <text:p>in SQrt</text:p>
          </table:table-cell>
          <table:table-cell/>
          <table:table-cell office:value-type="string">
            <text:p>In SOt</text:p>
          </table:table-cell>
          <table:table-cell office:value-type="string">
            <text:p>in SQÑt</text:p>
          </table:table-cell>
          <table:table-cell/>
          <table:table-cell office:value-type="string">
            <text:p>in SQÑt</text:p>
          </table:table-cell>
          <table:table-cell table:number-columns-repeated="4"/>
          <table:table-cell office:value-type="string">
            <text:p>n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3">
          <table:table-cell office:value-type="string">
            <text:p>indeed</text:p>
          </table:table-cell>
          <table:table-cell office:value-type="string">
            <text:p>adv</text:p>
          </table:table-cell>
          <table:table-cell office:value-type="string">
            <text:p>Indi:d</text:p>
          </table:table-cell>
          <table:table-cell office:value-type="string">
            <text:p>indEd</text:p>
          </table:table-cell>
          <table:table-cell/>
          <table:table-cell office:value-type="string">
            <text:p>Indi:d</text:p>
          </table:table-cell>
          <table:table-cell office:value-type="string">
            <text:p>indEd</text:p>
          </table:table-cell>
          <table:table-cell/>
          <table:table-cell office:value-type="string">
            <text:p>Indid</text:p>
          </table:table-cell>
          <table:table-cell office:value-type="string">
            <text:p>indEd</text:p>
          </table:table-cell>
          <table:table-cell/>
          <table:table-cell office:value-type="string">
            <text:p>indEd</text:p>
          </table:table-cell>
          <table:table-cell table:number-columns-repeated="1012"/>
        </table:table-row>
        <table:table-row table:style-name="ro3">
          <table:table-cell office:value-type="string">
            <text:p>inside</text:p>
          </table:table-cell>
          <table:table-cell office:value-type="string">
            <text:p>adv</text:p>
          </table:table-cell>
          <table:table-cell office:value-type="string">
            <text:p>InsaId</text:p>
          </table:table-cell>
          <table:table-cell office:value-type="string">
            <text:p>insId</text:p>
          </table:table-cell>
          <table:table-cell/>
          <table:table-cell office:value-type="string">
            <text:p>InsaId</text:p>
          </table:table-cell>
          <table:table-cell office:value-type="string">
            <text:p>insId</text:p>
          </table:table-cell>
          <table:table-cell/>
          <table:table-cell office:value-type="string">
            <text:p>InsaId</text:p>
          </table:table-cell>
          <table:table-cell office:value-type="string">
            <text:p>insId</text:p>
          </table:table-cell>
          <table:table-cell/>
          <table:table-cell office:value-type="string">
            <text:p>insId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instead</text:p>
          </table:table-cell>
          <table:table-cell office:value-type="string">
            <text:p>adv</text:p>
          </table:table-cell>
          <table:table-cell office:value-type="string">
            <text:p>Insted</text:p>
          </table:table-cell>
          <table:table-cell office:value-type="string">
            <text:p>insted</text:p>
          </table:table-cell>
          <table:table-cell/>
          <table:table-cell office:value-type="string">
            <text:p>Insted</text:p>
          </table:table-cell>
          <table:table-cell office:value-type="string">
            <text:p>insted</text:p>
          </table:table-cell>
          <table:table-cell/>
          <table:table-cell office:value-type="string">
            <text:p>InstEd</text:p>
          </table:table-cell>
          <table:table-cell office:value-type="string">
            <text:p>insted</text:p>
          </table:table-cell>
          <table:table-cell/>
          <table:table-cell office:value-type="string">
            <text:p>insted</text:p>
          </table:table-cell>
          <table:table-cell table:number-columns-repeated="1012"/>
        </table:table-row>
        <table:table-row table:style-name="ro3">
          <table:table-cell office:value-type="string">
            <text:p>just</text:p>
          </table:table-cell>
          <table:table-cell office:value-type="string">
            <text:p>adv</text:p>
          </table:table-cell>
          <table:table-cell office:value-type="string">
            <text:p>1-dZVst <text:s/>2-dZ@st <text:s/>3-dZest <text:s/>[weak from /dZ@st/]</text:p>
          </table:table-cell>
          <table:table-cell office:value-type="string">
            <text:p>1-just-&gt;1 <text:s/>2=1 <text:s/>3-jest-&gt;1</text:p>
          </table:table-cell>
          <table:table-cell/>
          <table:table-cell office:value-type="string">
            <text:p>dZVst <text:s/>[weak from /dZ@st/]</text:p>
          </table:table-cell>
          <table:table-cell office:value-type="string">
            <text:p>just</text:p>
          </table:table-cell>
          <table:table-cell/>
          <table:table-cell office:value-type="string">
            <text:p>dZVst</text:p>
          </table:table-cell>
          <table:table-cell office:value-type="string">
            <text:p>just</text:p>
          </table:table-cell>
          <table:table-cell/>
          <table:table-cell office:value-type="string">
            <text:p>just</text:p>
          </table:table-cell>
          <table:table-cell table:number-columns-repeated="3"/>
          <table:table-cell office:value-type="string">
            <text:p>RP-3:1.11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just_about</text:p>
          </table:table-cell>
          <table:table-cell office:value-type="string">
            <text:p>adv</text:p>
          </table:table-cell>
          <table:table-cell office:value-type="string">
            <text:p>1-dZVst @baUt <text:s/>2-dZ@st @baUt <text:s/>3-dZest @baUt</text:p>
          </table:table-cell>
          <table:table-cell office:value-type="string">
            <text:p>1-just ubWt&gt;1 <text:s/>2=1 <text:s/>3-jest- ubWt&gt;1</text:p>
          </table:table-cell>
          <table:table-cell/>
          <table:table-cell office:value-type="string">
            <text:p>dZVst @baUt</text:p>
          </table:table-cell>
          <table:table-cell office:value-type="string">
            <text:p>just ubWt</text:p>
          </table:table-cell>
          <table:table-cell/>
          <table:table-cell office:value-type="string">
            <text:p>dZVst @baUt</text:p>
          </table:table-cell>
          <table:table-cell office:value-type="string">
            <text:p>just ubWt</text:p>
          </table:table-cell>
          <table:table-cell/>
          <table:table-cell office:value-type="string">
            <text:p>just ubWt</text:p>
          </table:table-cell>
          <table:table-cell table:number-columns-repeated="3"/>
          <table:table-cell office:value-type="string">
            <text:p>RP-3:1.11</text:p>
          </table:table-cell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late</text:p>
          </table:table-cell>
          <table:table-cell office:value-type="string">
            <text:p>adv</text:p>
          </table:table-cell>
          <table:table-cell office:value-type="string">
            <text:p>leIt</text:p>
          </table:table-cell>
          <table:table-cell office:value-type="string">
            <text:p>lAt</text:p>
          </table:table-cell>
          <table:table-cell/>
          <table:table-cell office:value-type="string">
            <text:p>leIt</text:p>
          </table:table-cell>
          <table:table-cell office:value-type="string">
            <text:p>lAt</text:p>
          </table:table-cell>
          <table:table-cell/>
          <table:table-cell office:value-type="string">
            <text:p>leIt</text:p>
          </table:table-cell>
          <table:table-cell office:value-type="string">
            <text:p>lAt</text:p>
          </table:table-cell>
          <table:table-cell/>
          <table:table-cell office:value-type="string">
            <text:p>lAt</text:p>
          </table:table-cell>
          <table:table-cell table:number-columns-repeated="1012"/>
        </table:table-row>
        <table:table-row table:style-name="ro3">
          <table:table-cell office:value-type="string">
            <text:p>latter</text:p>
          </table:table-cell>
          <table:table-cell office:value-type="string">
            <text:p>adv</text:p>
          </table:table-cell>
          <table:table-cell office:value-type="string">
            <text:p>l{t@</text:p>
          </table:table-cell>
          <table:table-cell office:value-type="string">
            <text:p>latuÑ</text:p>
          </table:table-cell>
          <table:table-cell/>
          <table:table-cell office:value-type="string">
            <text:p>l{t=r</text:p>
          </table:table-cell>
          <table:table-cell office:value-type="string">
            <text:p>latur</text:p>
          </table:table-cell>
          <table:table-cell/>
          <table:table-cell office:value-type="string">
            <text:p>l{t@</text:p>
          </table:table-cell>
          <table:table-cell office:value-type="string">
            <text:p>latuÑ</text:p>
          </table:table-cell>
          <table:table-cell/>
          <table:table-cell office:value-type="string">
            <text:p>latuÑ</text:p>
          </table:table-cell>
          <table:table-cell table:number-columns-repeated="4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least</text:p>
          </table:table-cell>
          <table:table-cell office:value-type="string">
            <text:p>adv</text:p>
          </table:table-cell>
          <table:table-cell office:value-type="string">
            <text:p>li:st</text:p>
          </table:table-cell>
          <table:table-cell office:value-type="string">
            <text:p>lEst</text:p>
          </table:table-cell>
          <table:table-cell/>
          <table:table-cell office:value-type="string">
            <text:p>li:st</text:p>
          </table:table-cell>
          <table:table-cell office:value-type="string">
            <text:p>lEst</text:p>
          </table:table-cell>
          <table:table-cell/>
          <table:table-cell office:value-type="string">
            <text:p>list</text:p>
          </table:table-cell>
          <table:table-cell office:value-type="string">
            <text:p>lEst</text:p>
          </table:table-cell>
          <table:table-cell/>
          <table:table-cell office:value-type="string">
            <text:p>lEst</text:p>
          </table:table-cell>
          <table:table-cell table:number-columns-repeated="1012"/>
        </table:table-row>
        <table:table-row table:style-name="ro3">
          <table:table-cell office:value-type="string">
            <text:p>less</text:p>
          </table:table-cell>
          <table:table-cell office:value-type="string">
            <text:p>adv</text:p>
          </table:table-cell>
          <table:table-cell table:number-columns-repeated="2" office:value-type="string">
            <text:p>les</text:p>
          </table:table-cell>
          <table:table-cell/>
          <table:table-cell table:number-columns-repeated="2" office:value-type="string">
            <text:p>les</text:p>
          </table:table-cell>
          <table:table-cell/>
          <table:table-cell office:value-type="string">
            <text:p>lEs</text:p>
          </table:table-cell>
          <table:table-cell office:value-type="string">
            <text:p>les</text:p>
          </table:table-cell>
          <table:table-cell/>
          <table:table-cell office:value-type="string">
            <text:p>les</text:p>
          </table:table-cell>
          <table:table-cell table:number-columns-repeated="4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less_than</text:p>
          </table:table-cell>
          <table:table-cell office:value-type="string">
            <text:p>adv</text:p>
          </table:table-cell>
          <table:table-cell office:value-type="string">
            <text:p>les D{n <text:s/></text:p>
          </table:table-cell>
          <table:table-cell office:value-type="string">
            <text:p>les Dan</text:p>
          </table:table-cell>
          <table:table-cell/>
          <table:table-cell office:value-type="string">
            <text:p>les D{n <text:s/></text:p>
          </table:table-cell>
          <table:table-cell office:value-type="string">
            <text:p>les Dan</text:p>
          </table:table-cell>
          <table:table-cell/>
          <table:table-cell office:value-type="string">
            <text:p>lEs D{n</text:p>
          </table:table-cell>
          <table:table-cell office:value-type="string">
            <text:p>les Dan</text:p>
          </table:table-cell>
          <table:table-cell/>
          <table:table-cell office:value-type="string">
            <text:p>les Dan</text:p>
          </table:table-cell>
          <table:table-cell table:number-columns-repeated="4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like</text:p>
          </table:table-cell>
          <table:table-cell office:value-type="string">
            <text:p>adv</text:p>
          </table:table-cell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aIk</text:p>
          </table:table-cell>
          <table:table-cell office:value-type="string">
            <text:p>lIk</text:p>
          </table:table-cell>
          <table:table-cell/>
          <table:table-cell office:value-type="string">
            <text:p>lIk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likewise</text:p>
          </table:table-cell>
          <table:table-cell office:value-type="string">
            <text:p>adv</text:p>
          </table:table-cell>
          <table:table-cell office:value-type="string">
            <text:p>laIkwaIz</text:p>
          </table:table-cell>
          <table:table-cell office:value-type="string">
            <text:p>lIkwIz</text:p>
          </table:table-cell>
          <table:table-cell/>
          <table:table-cell office:value-type="string">
            <text:p>laIkwaIz</text:p>
          </table:table-cell>
          <table:table-cell office:value-type="string">
            <text:p>lIkwIz</text:p>
          </table:table-cell>
          <table:table-cell/>
          <table:table-cell office:value-type="string">
            <text:p>laIkwaIz</text:p>
          </table:table-cell>
          <table:table-cell office:value-type="string">
            <text:p>lIkwIz</text:p>
          </table:table-cell>
          <table:table-cell/>
          <table:table-cell office:value-type="string">
            <text:p>lIkwIz</text:p>
          </table:table-cell>
          <table:table-cell table:number-columns-repeated="1012"/>
        </table:table-row>
        <table:table-row table:style-name="ro3">
          <table:table-cell office:value-type="string">
            <text:p>little</text:p>
          </table:table-cell>
          <table:table-cell office:value-type="string">
            <text:p>adv</text:p>
          </table:table-cell>
          <table:table-cell office:value-type="string">
            <text:p>lIt=l</text:p>
          </table:table-cell>
          <table:table-cell office:value-type="string">
            <text:p>litl</text:p>
          </table:table-cell>
          <table:table-cell/>
          <table:table-cell office:value-type="string">
            <text:p>lIt=l</text:p>
          </table:table-cell>
          <table:table-cell office:value-type="string">
            <text:p>litl</text:p>
          </table:table-cell>
          <table:table-cell/>
          <table:table-cell table:number-columns-repeated="2" office:value-type="string">
            <text:p>litl</text:p>
          </table:table-cell>
          <table:table-cell/>
          <table:table-cell office:value-type="string">
            <text:p>litl</text:p>
          </table:table-cell>
          <table:table-cell table:number-columns-repeated="4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long</text:p>
          </table:table-cell>
          <table:table-cell office:value-type="string">
            <text:p>adv</text:p>
          </table:table-cell>
          <table:table-cell office:value-type="string">
            <text:p>lQN</text:p>
          </table:table-cell>
          <table:table-cell office:value-type="string">
            <text:p>loN</text:p>
          </table:table-cell>
          <table:table-cell/>
          <table:table-cell office:value-type="string">
            <text:p>1-lQ:N <text:s/>2-lA:N</text:p>
          </table:table-cell>
          <table:table-cell office:value-type="string">
            <text:p>1-loN-&gt;1 <text:s/>2-lRN-&gt;1</text:p>
          </table:table-cell>
          <table:table-cell/>
          <table:table-cell office:value-type="string">
            <text:p>lQN</text:p>
          </table:table-cell>
          <table:table-cell office:value-type="string">
            <text:p>loN</text:p>
          </table:table-cell>
          <table:table-cell/>
          <table:table-cell office:value-type="string">
            <text:p>loN</text:p>
          </table:table-cell>
          <table:table-cell table:number-columns-repeated="3"/>
          <table:table-cell office:value-type="string">
            <text:p>GA-2:2.17</text:p>
          </table:table-cell>
          <table:table-cell table:number-columns-repeated="1008"/>
        </table:table-row>
        <table:table-row table:style-name="ro3">
          <table:table-cell office:value-type="string">
            <text:p>longer</text:p>
          </table:table-cell>
          <table:table-cell office:value-type="string">
            <text:p>adv</text:p>
          </table:table-cell>
          <table:table-cell office:value-type="string">
            <text:p>lQNg@</text:p>
          </table:table-cell>
          <table:table-cell office:value-type="string">
            <text:p>loNguÑ</text:p>
          </table:table-cell>
          <table:table-cell/>
          <table:table-cell office:value-type="string">
            <text:p>lQNg=r</text:p>
          </table:table-cell>
          <table:table-cell office:value-type="string">
            <text:p>loNgur</text:p>
          </table:table-cell>
          <table:table-cell/>
          <table:table-cell office:value-type="string">
            <text:p>lQNg@</text:p>
          </table:table-cell>
          <table:table-cell office:value-type="string">
            <text:p>loNguÑ</text:p>
          </table:table-cell>
          <table:table-cell/>
          <table:table-cell office:value-type="string">
            <text:p>loNguÑ</text:p>
          </table:table-cell>
          <table:table-cell table:number-columns-repeated="1012"/>
        </table:table-row>
        <table:table-row table:style-name="ro3">
          <table:table-cell office:value-type="string">
            <text:p>maybe</text:p>
          </table:table-cell>
          <table:table-cell office:value-type="string">
            <text:p>adv</text:p>
          </table:table-cell>
          <table:table-cell office:value-type="string">
            <text:p>meIbi</text:p>
          </table:table-cell>
          <table:table-cell office:value-type="string">
            <text:p>mAbE</text:p>
          </table:table-cell>
          <table:table-cell/>
          <table:table-cell office:value-type="string">
            <text:p>meIbi</text:p>
          </table:table-cell>
          <table:table-cell office:value-type="string">
            <text:p>mAbE</text:p>
          </table:table-cell>
          <table:table-cell/>
          <table:table-cell office:value-type="string">
            <text:p>meIbi</text:p>
          </table:table-cell>
          <table:table-cell office:value-type="string">
            <text:p>mAbE</text:p>
          </table:table-cell>
          <table:table-cell/>
          <table:table-cell office:value-type="string">
            <text:p>mAbE</text:p>
          </table:table-cell>
          <table:table-cell table:number-columns-repeated="1012"/>
        </table:table-row>
        <table:table-row table:style-name="ro3">
          <table:table-cell office:value-type="string">
            <text:p>meanwhile</text:p>
          </table:table-cell>
          <table:table-cell office:value-type="string">
            <text:p>adv</text:p>
          </table:table-cell>
          <table:table-cell office:value-type="string">
            <text:p>1-mi:nwaI=l <text:s/>2-mi:nhwaI=l</text:p>
          </table:table-cell>
          <table:table-cell office:value-type="string">
            <text:p>1-mEnwIl <text:s/>2-mEnPIl</text:p>
          </table:table-cell>
          <table:table-cell/>
          <table:table-cell office:value-type="string">
            <text:p>mi:nhwaIl</text:p>
          </table:table-cell>
          <table:table-cell office:value-type="string">
            <text:p>mEnPIl-&gt;2</text:p>
          </table:table-cell>
          <table:table-cell/>
          <table:table-cell office:value-type="string">
            <text:p>minwaIl</text:p>
          </table:table-cell>
          <table:table-cell office:value-type="string">
            <text:p>mEnwIl</text:p>
          </table:table-cell>
          <table:table-cell/>
          <table:table-cell office:value-type="string">
            <text:p>mEnwIl</text:p>
          </table:table-cell>
          <table:table-cell office:value-type="string">
            <text:p>mEnPIl</text:p>
          </table:table-cell>
          <table:table-cell table:number-columns-repeated="1011"/>
        </table:table-row>
        <table:table-row table:style-name="ro3">
          <table:table-cell office:value-type="string">
            <text:p>more</text:p>
          </table:table-cell>
          <table:table-cell office:value-type="string">
            <text:p>adv</text:p>
          </table:table-cell>
          <table:table-cell office:value-type="string">
            <text:p>mO:</text:p>
          </table:table-cell>
          <table:table-cell office:value-type="string">
            <text:p>mQÑ</text:p>
          </table:table-cell>
          <table:table-cell/>
          <table:table-cell office:value-type="string">
            <text:p>1-mO:r <text:s/>2-mo:r</text:p>
          </table:table-cell>
          <table:table-cell office:value-type="string">
            <text:p>1-mQr <text:s/>2=1</text:p>
          </table:table-cell>
          <table:table-cell/>
          <table:table-cell office:value-type="string">
            <text:p>mO</text:p>
          </table:table-cell>
          <table:table-cell office:value-type="string">
            <text:p>mQÑ</text:p>
          </table:table-cell>
          <table:table-cell/>
          <table:table-cell office:value-type="string">
            <text:p>mQÑ</text:p>
          </table:table-cell>
          <table:table-cell table:number-columns-repeated="3"/>
          <table:table-cell office:value-type="string">
            <text:p>GA-2:1.23</text:p>
          </table:table-cell>
          <table:table-cell table:style-name="ce4" office:value-type="string">
            <text:p>f</text:p>
          </table:table-cell>
          <table:table-cell table:style-name="ce4" table:number-columns-repeated="5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more_than</text:p>
          </table:table-cell>
          <table:table-cell office:value-type="string">
            <text:p>adv</text:p>
          </table:table-cell>
          <table:table-cell office:value-type="string">
            <text:p>mO: D{n <text:s/></text:p>
          </table:table-cell>
          <table:table-cell office:value-type="string">
            <text:p>mQÑ Dan</text:p>
          </table:table-cell>
          <table:table-cell/>
          <table:table-cell office:value-type="string">
            <text:p>1-mO:r D{n <text:s/>2-mo:r D{n <text:s/></text:p>
          </table:table-cell>
          <table:table-cell office:value-type="string">
            <text:p>1-mQr Dam <text:s/>2=1</text:p>
          </table:table-cell>
          <table:table-cell/>
          <table:table-cell office:value-type="string">
            <text:p>mO D{n <text:s/></text:p>
          </table:table-cell>
          <table:table-cell office:value-type="string">
            <text:p>mQÑ Dan</text:p>
          </table:table-cell>
          <table:table-cell/>
          <table:table-cell office:value-type="string">
            <text:p>mQÑ Dan</text:p>
          </table:table-cell>
          <table:table-cell table:number-columns-repeated="3"/>
          <table:table-cell office:value-type="string">
            <text:p>GA-2:1.23</text:p>
          </table:table-cell>
          <table:table-cell table:style-name="ce4" office:value-type="string">
            <text:p>f</text:p>
          </table:table-cell>
          <table:table-cell table:style-name="ce4" table:number-columns-repeated="5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moreover</text:p>
          </table:table-cell>
          <table:table-cell office:value-type="string">
            <text:p>adv</text:p>
          </table:table-cell>
          <table:table-cell office:value-type="string">
            <text:p>1-mO:re@v@ <text:s/>2-m@re@v@</text:p>
          </table:table-cell>
          <table:table-cell office:value-type="string">
            <text:p>1-mQrOvuÑ-&gt;1 <text:s/>2-murOvuÑ-&gt;1</text:p>
          </table:table-cell>
          <table:table-cell/>
          <table:table-cell office:value-type="string">
            <text:p>1-mO:roUv=r <text:s/>2-mo:roUv=r</text:p>
          </table:table-cell>
          <table:table-cell office:value-type="string">
            <text:p>1-mQrOvur-&gt;1 <text:s/>2=1</text:p>
          </table:table-cell>
          <table:table-cell/>
          <table:table-cell office:value-type="string">
            <text:p>mOroUv@</text:p>
          </table:table-cell>
          <table:table-cell office:value-type="string">
            <text:p>mQrOvuÑ</text:p>
          </table:table-cell>
          <table:table-cell/>
          <table:table-cell office:value-type="string">
            <text:p>mQrOvuÑ</text:p>
          </table:table-cell>
          <table:table-cell table:number-columns-repeated="4"/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most</text:p>
          </table:table-cell>
          <table:table-cell office:value-type="string">
            <text:p>adv</text:p>
          </table:table-cell>
          <table:table-cell office:value-type="string">
            <text:p>m@Ust</text:p>
          </table:table-cell>
          <table:table-cell office:value-type="string">
            <text:p>mOst</text:p>
          </table:table-cell>
          <table:table-cell/>
          <table:table-cell office:value-type="string">
            <text:p>moUst</text:p>
          </table:table-cell>
          <table:table-cell office:value-type="string">
            <text:p>mOst</text:p>
          </table:table-cell>
          <table:table-cell/>
          <table:table-cell office:value-type="string">
            <text:p>moUst</text:p>
          </table:table-cell>
          <table:table-cell office:value-type="string">
            <text:p>mOst</text:p>
          </table:table-cell>
          <table:table-cell/>
          <table:table-cell office:value-type="string">
            <text:p>mOst</text:p>
          </table:table-cell>
          <table:table-cell table:number-columns-repeated="4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much</text:p>
          </table:table-cell>
          <table:table-cell office:value-type="string">
            <text:p>adv</text:p>
          </table:table-cell>
          <table:table-cell office:value-type="string">
            <text:p>mVtS</text:p>
          </table:table-cell>
          <table:table-cell office:value-type="string">
            <text:p>muC</text:p>
          </table:table-cell>
          <table:table-cell/>
          <table:table-cell office:value-type="string">
            <text:p>mVtS</text:p>
          </table:table-cell>
          <table:table-cell office:value-type="string">
            <text:p>muC</text:p>
          </table:table-cell>
          <table:table-cell/>
          <table:table-cell office:value-type="string">
            <text:p>mVtS</text:p>
          </table:table-cell>
          <table:table-cell office:value-type="string">
            <text:p>muC</text:p>
          </table:table-cell>
          <table:table-cell/>
          <table:table-cell office:value-type="string">
            <text:p>muC</text:p>
          </table:table-cell>
          <table:table-cell table:number-columns-repeated="4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near</text:p>
          </table:table-cell>
          <table:table-cell office:value-type="string">
            <text:p>adv</text:p>
          </table:table-cell>
          <table:table-cell office:value-type="string">
            <text:p>nI@</text:p>
          </table:table-cell>
          <table:table-cell office:value-type="string">
            <text:p>nË</text:p>
          </table:table-cell>
          <table:table-cell/>
          <table:table-cell office:value-type="string">
            <text:p>nI=r</text:p>
          </table:table-cell>
          <table:table-cell office:value-type="string">
            <text:p>nË</text:p>
          </table:table-cell>
          <table:table-cell/>
          <table:table-cell office:value-type="string">
            <text:p>nI@</text:p>
          </table:table-cell>
          <table:table-cell office:value-type="string">
            <text:p>nË</text:p>
          </table:table-cell>
          <table:table-cell/>
          <table:table-cell office:value-type="string">
            <text:p>nË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nearby</text:p>
          </table:table-cell>
          <table:table-cell office:value-type="string">
            <text:p>adv</text:p>
          </table:table-cell>
          <table:table-cell office:value-type="string">
            <text:p>nI@baI</text:p>
          </table:table-cell>
          <table:table-cell office:value-type="string">
            <text:p>nËbI</text:p>
          </table:table-cell>
          <table:table-cell/>
          <table:table-cell office:value-type="string">
            <text:p>nIrbaI</text:p>
          </table:table-cell>
          <table:table-cell office:value-type="string">
            <text:p>nËbI</text:p>
          </table:table-cell>
          <table:table-cell/>
          <table:table-cell office:value-type="string">
            <text:p>nI@baI</text:p>
          </table:table-cell>
          <table:table-cell office:value-type="string">
            <text:p>nËbI</text:p>
          </table:table-cell>
          <table:table-cell/>
          <table:table-cell office:value-type="string">
            <text:p>nËbI</text:p>
          </table:table-cell>
          <table:table-cell table:number-columns-repeated="1012"/>
        </table:table-row>
        <table:table-row table:style-name="ro3">
          <table:table-cell office:value-type="string">
            <text:p>neither</text:p>
          </table:table-cell>
          <table:table-cell office:value-type="string">
            <text:p>adv</text:p>
          </table:table-cell>
          <table:table-cell office:value-type="string">
            <text:p>1-naID@ <text:s/>2-ni:D@</text:p>
          </table:table-cell>
          <table:table-cell office:value-type="string">
            <text:p>1-nIDuÑ <text:s/>2-nEDuÑ</text:p>
          </table:table-cell>
          <table:table-cell/>
          <table:table-cell office:value-type="string">
            <text:p>1-ni:D=r <text:s/>2-naID=r</text:p>
          </table:table-cell>
          <table:table-cell office:value-type="string">
            <text:p>1-nEDur-&gt;2 <text:s/>2-nIDur-&gt;1</text:p>
          </table:table-cell>
          <table:table-cell/>
          <table:table-cell office:value-type="string">
            <text:p>1-naID@ <text:s/>2-niD@</text:p>
          </table:table-cell>
          <table:table-cell office:value-type="string">
            <text:p>1-nIDuÑ <text:s/>2-nEDuÑ</text:p>
          </table:table-cell>
          <table:table-cell/>
          <table:table-cell office:value-type="string">
            <text:p>nIDuÑ</text:p>
          </table:table-cell>
          <table:table-cell office:value-type="string">
            <text:p>nEDuÑ</text:p>
          </table:table-cell>
          <table:table-cell table:number-columns-repeated="3"/>
          <table:table-cell table:style-name="ce4" table:number-columns-repeated="6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never</text:p>
          </table:table-cell>
          <table:table-cell office:value-type="string">
            <text:p>adv</text:p>
          </table:table-cell>
          <table:table-cell office:value-type="string">
            <text:p>nev@</text:p>
          </table:table-cell>
          <table:table-cell office:value-type="string">
            <text:p>nevuÑ</text:p>
          </table:table-cell>
          <table:table-cell/>
          <table:table-cell office:value-type="string">
            <text:p>nev=r</text:p>
          </table:table-cell>
          <table:table-cell office:value-type="string">
            <text:p>nevur</text:p>
          </table:table-cell>
          <table:table-cell/>
          <table:table-cell office:value-type="string">
            <text:p>nEv@</text:p>
          </table:table-cell>
          <table:table-cell office:value-type="string">
            <text:p>nevuÑ</text:p>
          </table:table-cell>
          <table:table-cell/>
          <table:table-cell office:value-type="string">
            <text:p>nevuÑ</text:p>
          </table:table-cell>
          <table:table-cell table:number-columns-repeated="1012"/>
        </table:table-row>
        <table:table-row table:style-name="ro3">
          <table:table-cell office:value-type="string">
            <text:p>nevertheless</text:p>
          </table:table-cell>
          <table:table-cell office:value-type="string">
            <text:p>adv</text:p>
          </table:table-cell>
          <table:table-cell office:value-type="string">
            <text:p>nev@D@les</text:p>
          </table:table-cell>
          <table:table-cell office:value-type="string">
            <text:p>nevuÑDules</text:p>
          </table:table-cell>
          <table:table-cell/>
          <table:table-cell office:value-type="string">
            <text:p>nev=rD@les</text:p>
          </table:table-cell>
          <table:table-cell office:value-type="string">
            <text:p>nevurDules</text:p>
          </table:table-cell>
          <table:table-cell/>
          <table:table-cell office:value-type="string">
            <text:p>nEv@D@lEs</text:p>
          </table:table-cell>
          <table:table-cell office:value-type="string">
            <text:p>nevuÑDules</text:p>
          </table:table-cell>
          <table:table-cell/>
          <table:table-cell office:value-type="string">
            <text:p>nevuÑDules</text:p>
          </table:table-cell>
          <table:table-cell table:number-columns-repeated="1012"/>
        </table:table-row>
        <table:table-row table:style-name="ro3">
          <table:table-cell office:value-type="string">
            <text:p>no</text:p>
          </table:table-cell>
          <table:table-cell office:value-type="string">
            <text:p>adv</text:p>
          </table:table-cell>
          <table:table-cell office:value-type="string">
            <text:p>n@U <text:s/>[occasional weak form /n@/]</text:p>
          </table:table-cell>
          <table:table-cell office:value-type="string">
            <text:p>nO</text:p>
          </table:table-cell>
          <table:table-cell/>
          <table:table-cell office:value-type="string">
            <text:p>noU</text:p>
          </table:table-cell>
          <table:table-cell office:value-type="string">
            <text:p>nO</text:p>
          </table:table-cell>
          <table:table-cell/>
          <table:table-cell office:value-type="string">
            <text:p>noU</text:p>
          </table:table-cell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2"/>
          <table:table-cell table:style-name="ce4"/>
          <table:table-cell table:number-columns-repeated="999"/>
          <table:table-cell table:style-name="ce3" table:number-columns-repeated="5"/>
        </table:table-row>
        <table:table-row table:style-name="ro3">
          <table:table-cell office:value-type="string">
            <text:p>no_doubt</text:p>
          </table:table-cell>
          <table:table-cell office:value-type="string">
            <text:p>adv</text:p>
          </table:table-cell>
          <table:table-cell office:value-type="string">
            <text:p>n@U daUt</text:p>
          </table:table-cell>
          <table:table-cell office:value-type="string">
            <text:p>nO dWt</text:p>
          </table:table-cell>
          <table:table-cell/>
          <table:table-cell office:value-type="string">
            <text:p>noU daUt</text:p>
          </table:table-cell>
          <table:table-cell office:value-type="string">
            <text:p>nO dWt</text:p>
          </table:table-cell>
          <table:table-cell/>
          <table:table-cell office:value-type="string">
            <text:p>noU daUt</text:p>
          </table:table-cell>
          <table:table-cell office:value-type="string">
            <text:p>nO dWt</text:p>
          </table:table-cell>
          <table:table-cell/>
          <table:table-cell office:value-type="string">
            <text:p>nO dWt</text:p>
          </table:table-cell>
          <table:table-cell table:number-columns-repeated="1012"/>
        </table:table-row>
        <table:table-row table:style-name="ro3">
          <table:table-cell office:value-type="string">
            <text:p>no_longer</text:p>
          </table:table-cell>
          <table:table-cell office:value-type="string">
            <text:p>adv</text:p>
          </table:table-cell>
          <table:table-cell office:value-type="string">
            <text:p>n@U lQNg@</text:p>
          </table:table-cell>
          <table:table-cell office:value-type="string">
            <text:p>nO loNguÑ</text:p>
          </table:table-cell>
          <table:table-cell/>
          <table:table-cell office:value-type="string">
            <text:p>noU lQNg=r</text:p>
          </table:table-cell>
          <table:table-cell office:value-type="string">
            <text:p>nO loNgur</text:p>
          </table:table-cell>
          <table:table-cell/>
          <table:table-cell office:value-type="string">
            <text:p>noU lQNg@</text:p>
          </table:table-cell>
          <table:table-cell office:value-type="string">
            <text:p>nO loNguÑ</text:p>
          </table:table-cell>
          <table:table-cell/>
          <table:table-cell office:value-type="string">
            <text:p>nO loNguÑ</text:p>
          </table:table-cell>
          <table:table-cell table:number-columns-repeated="1012"/>
        </table:table-row>
        <table:table-row table:style-name="ro3">
          <table:table-cell office:value-type="string">
            <text:p>no_matter_how</text:p>
          </table:table-cell>
          <table:table-cell office:value-type="string">
            <text:p>adv</text:p>
          </table:table-cell>
          <table:table-cell office:value-type="string">
            <text:p>n@U m{t@ haU</text:p>
          </table:table-cell>
          <table:table-cell office:value-type="string">
            <text:p>nO matuÑ hW</text:p>
          </table:table-cell>
          <table:table-cell/>
          <table:table-cell office:value-type="string">
            <text:p>noU m{t=r haU</text:p>
          </table:table-cell>
          <table:table-cell office:value-type="string">
            <text:p>nO matur hW</text:p>
          </table:table-cell>
          <table:table-cell/>
          <table:table-cell office:value-type="string">
            <text:p>noU m{t@ haU</text:p>
          </table:table-cell>
          <table:table-cell office:value-type="string">
            <text:p>nO matuÑ hW</text:p>
          </table:table-cell>
          <table:table-cell/>
          <table:table-cell office:value-type="string">
            <text:p>nO matuÑ hW</text:p>
          </table:table-cell>
          <table:table-cell table:number-columns-repeated="1012"/>
        </table:table-row>
        <table:table-row table:style-name="ro3">
          <table:table-cell office:value-type="string">
            <text:p>nonetheless</text:p>
          </table:table-cell>
          <table:table-cell office:value-type="string">
            <text:p>adv</text:p>
          </table:table-cell>
          <table:table-cell office:value-type="string">
            <text:p>nVnD@les</text:p>
          </table:table-cell>
          <table:table-cell office:value-type="string">
            <text:p>nunDules</text:p>
          </table:table-cell>
          <table:table-cell/>
          <table:table-cell office:value-type="string">
            <text:p>nVnD@les</text:p>
          </table:table-cell>
          <table:table-cell office:value-type="string">
            <text:p>nunDules</text:p>
          </table:table-cell>
          <table:table-cell/>
          <table:table-cell office:value-type="string">
            <text:p>nVnD@les</text:p>
          </table:table-cell>
          <table:table-cell office:value-type="string">
            <text:p>nunDules</text:p>
          </table:table-cell>
          <table:table-cell/>
          <table:table-cell office:value-type="string">
            <text:p>nunDules</text:p>
          </table:table-cell>
          <table:table-cell table:number-columns-repeated="1012"/>
        </table:table-row>
        <table:table-row table:style-name="ro3">
          <table:table-cell office:value-type="string">
            <text:p>now</text:p>
          </table:table-cell>
          <table:table-cell office:value-type="string">
            <text:p>adv</text:p>
          </table:table-cell>
          <table:table-cell office:value-type="string">
            <text:p>naU</text:p>
          </table:table-cell>
          <table:table-cell office:value-type="string">
            <text:p>nW</text:p>
          </table:table-cell>
          <table:table-cell/>
          <table:table-cell office:value-type="string">
            <text:p>naU</text:p>
          </table:table-cell>
          <table:table-cell office:value-type="string">
            <text:p>nW</text:p>
          </table:table-cell>
          <table:table-cell/>
          <table:table-cell office:value-type="string">
            <text:p>naU</text:p>
          </table:table-cell>
          <table:table-cell office:value-type="string">
            <text:p>nW</text:p>
          </table:table-cell>
          <table:table-cell/>
          <table:table-cell office:value-type="string">
            <text:p>nW</text:p>
          </table:table-cell>
          <table:table-cell table:number-columns-repeated="1012"/>
        </table:table-row>
        <table:table-row table:style-name="ro3">
          <table:table-cell office:value-type="string">
            <text:p>nowadays</text:p>
          </table:table-cell>
          <table:table-cell office:value-type="string">
            <text:p>adv</text:p>
          </table:table-cell>
          <table:table-cell office:value-type="string">
            <text:p>naU@deIz</text:p>
          </table:table-cell>
          <table:table-cell office:value-type="string">
            <text:p>nWudAz</text:p>
          </table:table-cell>
          <table:table-cell/>
          <table:table-cell office:value-type="string">
            <text:p>naU@deIz</text:p>
          </table:table-cell>
          <table:table-cell office:value-type="string">
            <text:p>nWudAz</text:p>
          </table:table-cell>
          <table:table-cell/>
          <table:table-cell office:value-type="string">
            <text:p>naU@deIz</text:p>
          </table:table-cell>
          <table:table-cell office:value-type="string">
            <text:p>nWudAz</text:p>
          </table:table-cell>
          <table:table-cell/>
          <table:table-cell office:value-type="string">
            <text:p>nWudAz</text:p>
          </table:table-cell>
          <table:table-cell table:number-columns-repeated="1012"/>
        </table:table-row>
        <table:table-row table:style-name="ro3">
          <table:table-cell office:value-type="string">
            <text:p>nowhere</text:p>
          </table:table-cell>
          <table:table-cell office:value-type="string">
            <text:p>adv</text:p>
          </table:table-cell>
          <table:table-cell office:value-type="string">
            <text:p>1-n@Uwe@ <text:s/>2-n@Uhwe@</text:p>
          </table:table-cell>
          <table:table-cell office:value-type="string">
            <text:p>1-nOwÄ <text:s/>2-nOPÄ</text:p>
          </table:table-cell>
          <table:table-cell/>
          <table:table-cell office:value-type="string">
            <text:p>1-noUhwer <text:s/>2-noUhw{r</text:p>
          </table:table-cell>
          <table:table-cell office:value-type="string">
            <text:p>1-nOPÄ-&gt;1 <text:s/>2-nOPar-&gt;1</text:p>
          </table:table-cell>
          <table:table-cell/>
          <table:table-cell office:value-type="string">
            <text:p>noUwE@</text:p>
          </table:table-cell>
          <table:table-cell office:value-type="string">
            <text:p>nOwÄ-&gt;1</text:p>
          </table:table-cell>
          <table:table-cell/>
          <table:table-cell office:value-type="string">
            <text:p>nOwÄ</text:p>
          </table:table-cell>
          <table:table-cell office:value-type="string">
            <text:p>nOPÄ</text:p>
          </table:table-cell>
          <table:table-cell table:number-columns-repeated="1011"/>
        </table:table-row>
        <table:table-row table:style-name="ro3">
          <table:table-cell office:value-type="string">
            <text:p>o'clock</text:p>
          </table:table-cell>
          <table:table-cell office:value-type="string">
            <text:p>adv</text:p>
          </table:table-cell>
          <table:table-cell office:value-type="string">
            <text:p>@klQk</text:p>
          </table:table-cell>
          <table:table-cell office:value-type="string">
            <text:p>uklok</text:p>
          </table:table-cell>
          <table:table-cell/>
          <table:table-cell office:value-type="string">
            <text:p>@klA:k</text:p>
          </table:table-cell>
          <table:table-cell office:value-type="string">
            <text:p>uklRk</text:p>
          </table:table-cell>
          <table:table-cell/>
          <table:table-cell office:value-type="string">
            <text:p>@klQk</text:p>
          </table:table-cell>
          <table:table-cell office:value-type="string">
            <text:p>uklok</text:p>
          </table:table-cell>
          <table:table-cell/>
          <table:table-cell office:value-type="string">
            <text:p>uklok</text:p>
          </table:table-cell>
          <table:table-cell table:number-columns-repeated="3"/>
          <table:table-cell office:value-type="string">
            <text:p>RP-1:2.9</text:p>
          </table:table-cell>
          <table:table-cell table:number-columns-repeated="1008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off</text:p>
          </table:table-cell>
          <table:table-cell office:value-type="string">
            <text:p>adv</text:p>
          </table:table-cell>
          <table:table-cell office:value-type="string">
            <text:p>1-Qf <text:s/>2-O:f</text:p>
          </table:table-cell>
          <table:table-cell office:value-type="string">
            <text:p>1-of-&gt;1 <text:s/>2-Qf-&gt;1</text:p>
          </table:table-cell>
          <table:table-cell/>
          <table:table-cell office:value-type="string">
            <text:p>1-Q:f <text:s/>2-A:f</text:p>
          </table:table-cell>
          <table:table-cell office:value-type="string">
            <text:p>1-of-&gt;1 <text:s/>2-Rf-&gt;1</text:p>
          </table:table-cell>
          <table:table-cell/>
          <table:table-cell office:value-type="string">
            <text:p>Qf <text:s/>[weak form /@v/]</text:p>
          </table:table-cell>
          <table:table-cell office:value-type="string">
            <text:p>of</text:p>
          </table:table-cell>
          <table:table-cell/>
          <table:table-cell office:value-type="string">
            <text:p>of</text:p>
          </table:table-cell>
          <table:table-cell table:number-columns-repeated="3"/>
          <table:table-cell office:value-type="string">
            <text:p>RP-2:1.17 <text:s/>GA-2:1.17</text:p>
          </table:table-cell>
          <table:table-cell office:value-type="string">
            <text:p>w</text:p>
          </table:table-cell>
          <table:table-cell table:number-columns-repeated="1002"/>
          <table:table-cell table:style-name="ce3"/>
          <table:table-cell table:number-columns-repeated="4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okay</text:p>
          </table:table-cell>
          <table:table-cell office:value-type="string">
            <text:p>adv</text:p>
          </table:table-cell>
          <table:table-cell office:value-type="string">
            <text:p>@UkeI</text:p>
          </table:table-cell>
          <table:table-cell office:value-type="string">
            <text:p>OkA</text:p>
          </table:table-cell>
          <table:table-cell/>
          <table:table-cell office:value-type="string">
            <text:p>oUkeI</text:p>
          </table:table-cell>
          <table:table-cell office:value-type="string">
            <text:p>OkA</text:p>
          </table:table-cell>
          <table:table-cell/>
          <table:table-cell office:value-type="string">
            <text:p>oUkeI</text:p>
          </table:table-cell>
          <table:table-cell office:value-type="string">
            <text:p>OkA</text:p>
          </table:table-cell>
          <table:table-cell/>
          <table:table-cell office:value-type="string">
            <text:p>OkA</text:p>
          </table:table-cell>
          <table:table-cell table:number-columns-repeated="1012"/>
        </table:table-row>
        <table:table-row table:style-name="ro3">
          <table:table-cell office:value-type="string">
            <text:p>on</text:p>
          </table:table-cell>
          <table:table-cell office:value-type="string">
            <text:p>adv</text:p>
          </table:table-cell>
          <table:table-cell office:value-type="string">
            <text:p>Qn</text:p>
          </table:table-cell>
          <table:table-cell office:value-type="string">
            <text:p>on</text:p>
          </table:table-cell>
          <table:table-cell/>
          <table:table-cell office:value-type="string">
            <text:p>A:n</text:p>
          </table:table-cell>
          <table:table-cell office:value-type="string">
            <text:p>Rn</text:p>
          </table:table-cell>
          <table:table-cell/>
          <table:table-cell office:value-type="string">
            <text:p>Qn</text:p>
          </table:table-cell>
          <table:table-cell office:value-type="string">
            <text:p>on</text:p>
          </table:table-cell>
          <table:table-cell/>
          <table:table-cell office:value-type="string">
            <text:p>on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on_board</text:p>
          </table:table-cell>
          <table:table-cell office:value-type="string">
            <text:p>adv</text:p>
          </table:table-cell>
          <table:table-cell office:value-type="string">
            <text:p>Qn bO:d</text:p>
          </table:table-cell>
          <table:table-cell office:value-type="string">
            <text:p>on bQÑd</text:p>
          </table:table-cell>
          <table:table-cell/>
          <table:table-cell office:value-type="string">
            <text:p>1-A:n bO:rd <text:s text:c="2"/>2-A:n bo:rd</text:p>
          </table:table-cell>
          <table:table-cell office:value-type="string">
            <text:p>1-Rn bQrd-&gt;1 <text:s/>2=1</text:p>
          </table:table-cell>
          <table:table-cell/>
          <table:table-cell office:value-type="string">
            <text:p>Qn bOd</text:p>
          </table:table-cell>
          <table:table-cell office:value-type="string">
            <text:p>on bQÑd</text:p>
          </table:table-cell>
          <table:table-cell/>
          <table:table-cell office:value-type="string">
            <text:p>on bQÑd</text:p>
          </table:table-cell>
          <table:table-cell table:number-columns-repeated="3"/>
          <table:table-cell office:value-type="string">
            <text:p>GA-1:1.9</text:p>
          </table:table-cell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once</text:p>
          </table:table-cell>
          <table:table-cell office:value-type="string">
            <text:p>adv</text:p>
          </table:table-cell>
          <table:table-cell office:value-type="string">
            <text:p>wVns</text:p>
          </table:table-cell>
          <table:table-cell office:value-type="string">
            <text:p>wuns</text:p>
          </table:table-cell>
          <table:table-cell/>
          <table:table-cell office:value-type="string">
            <text:p>wVns</text:p>
          </table:table-cell>
          <table:table-cell office:value-type="string">
            <text:p>wuns</text:p>
          </table:table-cell>
          <table:table-cell/>
          <table:table-cell office:value-type="string">
            <text:p>wVns</text:p>
          </table:table-cell>
          <table:table-cell office:value-type="string">
            <text:p>wuns</text:p>
          </table:table-cell>
          <table:table-cell/>
          <table:table-cell office:value-type="string">
            <text:p>wuns</text:p>
          </table:table-cell>
          <table:table-cell table:number-columns-repeated="1012"/>
        </table:table-row>
        <table:table-row table:style-name="ro3">
          <table:table-cell office:value-type="string">
            <text:p>once_again</text:p>
          </table:table-cell>
          <table:table-cell office:value-type="string">
            <text:p>adv</text:p>
          </table:table-cell>
          <table:table-cell office:value-type="string">
            <text:p>1-wVns @gen <text:s/>2-wVns @geIn</text:p>
          </table:table-cell>
          <table:table-cell office:value-type="string">
            <text:p>1-wuns ugen <text:s/>2-wuns ugAn</text:p>
          </table:table-cell>
          <table:table-cell/>
          <table:table-cell office:value-type="string">
            <text:p>wVns @gen</text:p>
          </table:table-cell>
          <table:table-cell office:value-type="string">
            <text:p>wuns ugen-&gt;1</text:p>
          </table:table-cell>
          <table:table-cell/>
          <table:table-cell office:value-type="string">
            <text:p>1-wVns @gEn <text:s/>2-wVns @geIn</text:p>
          </table:table-cell>
          <table:table-cell office:value-type="string">
            <text:p>1-wuns ugen <text:s/>2-wuns ugAn</text:p>
          </table:table-cell>
          <table:table-cell/>
          <table:table-cell office:value-type="string">
            <text:p>wuns egen</text:p>
          </table:table-cell>
          <table:table-cell office:value-type="string">
            <text:p>wuns ugAn</text:p>
          </table:table-cell>
          <table:table-cell table:number-columns-repeated="1011"/>
        </table:table-row>
        <table:table-row table:style-name="ro3">
          <table:table-cell office:value-type="string">
            <text:p>once_more</text:p>
          </table:table-cell>
          <table:table-cell office:value-type="string">
            <text:p>adv</text:p>
          </table:table-cell>
          <table:table-cell office:value-type="string">
            <text:p>wVns mO:</text:p>
          </table:table-cell>
          <table:table-cell office:value-type="string">
            <text:p>wuns mQÑ</text:p>
          </table:table-cell>
          <table:table-cell/>
          <table:table-cell office:value-type="string">
            <text:p>1-wVns mO:r <text:s/>2-wVns mo:r</text:p>
          </table:table-cell>
          <table:table-cell office:value-type="string">
            <text:p>1-wuns mQr <text:s/>2=1</text:p>
          </table:table-cell>
          <table:table-cell/>
          <table:table-cell office:value-type="string">
            <text:p>wVns mO</text:p>
          </table:table-cell>
          <table:table-cell office:value-type="string">
            <text:p>wuns mQÑ</text:p>
          </table:table-cell>
          <table:table-cell/>
          <table:table-cell office:value-type="string">
            <text:p>wuns mQÑ</text:p>
          </table:table-cell>
          <table:table-cell table:number-columns-repeated="3"/>
          <table:table-cell office:value-type="string">
            <text:p>GA-2:1.23</text:p>
          </table:table-cell>
          <table:table-cell table:style-name="ce4" office:value-type="string">
            <text:p>f</text:p>
          </table:table-cell>
          <table:table-cell table:style-name="ce4" table:number-columns-repeated="5"/>
          <table:table-cell table:number-columns-repeated="997"/>
          <table:table-cell table:style-name="ce3" table:number-columns-repeated="5"/>
        </table:table-row>
        <table:table-row table:style-name="ro3">
          <table:table-cell office:value-type="string">
            <text:p>only</text:p>
          </table:table-cell>
          <table:table-cell office:value-type="string">
            <text:p>adv</text:p>
          </table:table-cell>
          <table:table-cell office:value-type="string">
            <text:p>eUnli</text:p>
          </table:table-cell>
          <table:table-cell office:value-type="string">
            <text:p>OnlE</text:p>
          </table:table-cell>
          <table:table-cell/>
          <table:table-cell office:value-type="string">
            <text:p>oUnli</text:p>
          </table:table-cell>
          <table:table-cell office:value-type="string">
            <text:p>OnlE</text:p>
          </table:table-cell>
          <table:table-cell/>
          <table:table-cell office:value-type="string">
            <text:p>oUnli</text:p>
          </table:table-cell>
          <table:table-cell office:value-type="string">
            <text:p>OnlE</text:p>
          </table:table-cell>
          <table:table-cell/>
          <table:table-cell office:value-type="string">
            <text:p>OnlE</text:p>
          </table:table-cell>
          <table:table-cell table:number-columns-repeated="1012"/>
        </table:table-row>
        <table:table-row table:style-name="ro3">
          <table:table-cell office:value-type="string">
            <text:p>onwards</text:p>
          </table:table-cell>
          <table:table-cell office:value-type="string">
            <text:p>adv</text:p>
          </table:table-cell>
          <table:table-cell office:value-type="string">
            <text:p>Qnw@dz</text:p>
          </table:table-cell>
          <table:table-cell office:value-type="string">
            <text:p>onwuÑdz</text:p>
          </table:table-cell>
          <table:table-cell/>
          <table:table-cell office:value-type="string">
            <text:p>1-A:nw=rdz <text:s/>2-Q:nw=rdz</text:p>
          </table:table-cell>
          <table:table-cell office:value-type="string">
            <text:p>1-Rnwurdz-&gt;1 <text:s/>2-onwurdz-&gt;1</text:p>
          </table:table-cell>
          <table:table-cell/>
          <table:table-cell office:value-type="string">
            <text:p>Qnw@dz</text:p>
          </table:table-cell>
          <table:table-cell office:value-type="string">
            <text:p>onwuÑdz</text:p>
          </table:table-cell>
          <table:table-cell/>
          <table:table-cell office:value-type="string">
            <text:p>onwuÑdz</text:p>
          </table:table-cell>
          <table:table-cell table:number-columns-repeated="3"/>
          <table:table-cell office:value-type="string">
            <text:p>GA-1:1.9</text:p>
          </table:table-cell>
          <table:table-cell table:number-columns-repeated="1008"/>
        </table:table-row>
        <table:table-row table:style-name="ro3">
          <table:table-cell office:value-type="string">
            <text:p>otherwise</text:p>
          </table:table-cell>
          <table:table-cell office:value-type="string">
            <text:p>adv</text:p>
          </table:table-cell>
          <table:table-cell office:value-type="string">
            <text:p>VD@waIz</text:p>
          </table:table-cell>
          <table:table-cell office:value-type="string">
            <text:p>uDuÑwIz</text:p>
          </table:table-cell>
          <table:table-cell/>
          <table:table-cell office:value-type="string">
            <text:p>VD=rwaIz</text:p>
          </table:table-cell>
          <table:table-cell office:value-type="string">
            <text:p>uDurwIz</text:p>
          </table:table-cell>
          <table:table-cell/>
          <table:table-cell office:value-type="string">
            <text:p>VD@waIz</text:p>
          </table:table-cell>
          <table:table-cell office:value-type="string">
            <text:p>uDuÑwIz</text:p>
          </table:table-cell>
          <table:table-cell/>
          <table:table-cell office:value-type="string">
            <text:p>uDuÑwIz</text:p>
          </table:table-cell>
          <table:table-cell table:number-columns-repeated="1012"/>
        </table:table-row>
        <table:table-row table:style-name="ro3">
          <table:table-cell office:value-type="string">
            <text:p>out</text:p>
          </table:table-cell>
          <table:table-cell office:value-type="string">
            <text:p>adv</text:p>
          </table:table-cell>
          <table:table-cell office:value-type="string">
            <text:p>aUt</text:p>
          </table:table-cell>
          <table:table-cell office:value-type="string">
            <text:p>Wt</text:p>
          </table:table-cell>
          <table:table-cell/>
          <table:table-cell office:value-type="string">
            <text:p>aUt</text:p>
          </table:table-cell>
          <table:table-cell office:value-type="string">
            <text:p>Wt</text:p>
          </table:table-cell>
          <table:table-cell/>
          <table:table-cell office:value-type="string">
            <text:p>aUt</text:p>
          </table:table-cell>
          <table:table-cell office:value-type="string">
            <text:p>Wt</text:p>
          </table:table-cell>
          <table:table-cell/>
          <table:table-cell office:value-type="string">
            <text:p>Wt</text:p>
          </table:table-cell>
          <table:table-cell table:number-columns-repeated="1012"/>
        </table:table-row>
        <table:table-row table:style-name="ro3">
          <table:table-cell office:value-type="string">
            <text:p>outside</text:p>
          </table:table-cell>
          <table:table-cell office:value-type="string">
            <text:p>adv</text:p>
          </table:table-cell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aUtsaId</text:p>
          </table:table-cell>
          <table:table-cell office:value-type="string">
            <text:p>WtsId</text:p>
          </table:table-cell>
          <table:table-cell/>
          <table:table-cell office:value-type="string">
            <text:p>WtsId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over</text:p>
          </table:table-cell>
          <table:table-cell office:value-type="string">
            <text:p>adv</text:p>
          </table:table-cell>
          <table:table-cell office:value-type="string">
            <text:p>@Uv@</text:p>
          </table:table-cell>
          <table:table-cell office:value-type="string">
            <text:p>OvuÑ</text:p>
          </table:table-cell>
          <table:table-cell/>
          <table:table-cell office:value-type="string">
            <text:p>oUv=r</text:p>
          </table:table-cell>
          <table:table-cell office:value-type="string">
            <text:p>Ovur</text:p>
          </table:table-cell>
          <table:table-cell/>
          <table:table-cell office:value-type="string">
            <text:p>oUv@</text:p>
          </table:table-cell>
          <table:table-cell office:value-type="string">
            <text:p>OvuÑ</text:p>
          </table:table-cell>
          <table:table-cell/>
          <table:table-cell office:value-type="string">
            <text:p>OvuÑ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over_there</text:p>
          </table:table-cell>
          <table:table-cell office:value-type="string">
            <text:p>adv</text:p>
          </table:table-cell>
          <table:table-cell office:value-type="string">
            <text:p>@Uv@ De@</text:p>
          </table:table-cell>
          <table:table-cell office:value-type="string">
            <text:p>OvuÑ DÄ</text:p>
          </table:table-cell>
          <table:table-cell/>
          <table:table-cell office:value-type="string">
            <text:p>1-oUv=r Der <text:s/>2-oUv=r D{r</text:p>
          </table:table-cell>
          <table:table-cell office:value-type="string">
            <text:p>1-Ovur DÄ-&gt;1 <text:s/>2-Ovur Dar-&gt;1</text:p>
          </table:table-cell>
          <table:table-cell/>
          <table:table-cell office:value-type="string">
            <text:p>oUv@ DE@</text:p>
          </table:table-cell>
          <table:table-cell office:value-type="string">
            <text:p>OvuÑ DÄ</text:p>
          </table:table-cell>
          <table:table-cell/>
          <table:table-cell office:value-type="string">
            <text:p>OvuÑ D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overall</text:p>
          </table:table-cell>
          <table:table-cell office:value-type="string">
            <text:p>adv</text:p>
          </table:table-cell>
          <table:table-cell office:value-type="string">
            <text:p>@Uv@rO:l</text:p>
          </table:table-cell>
          <table:table-cell office:value-type="string">
            <text:p>OvurQl</text:p>
          </table:table-cell>
          <table:table-cell/>
          <table:table-cell office:value-type="string">
            <text:p>1-oUv@rQ:l <text:s/>2-oUv@rA:l</text:p>
          </table:table-cell>
          <table:table-cell office:value-type="string">
            <text:p>1-Ovurol-&gt;1 <text:s/>2-OvurRl-&gt;1</text:p>
          </table:table-cell>
          <table:table-cell/>
          <table:table-cell office:value-type="string">
            <text:p>oUv@rOl</text:p>
          </table:table-cell>
          <table:table-cell office:value-type="string">
            <text:p>OvurQl</text:p>
          </table:table-cell>
          <table:table-cell/>
          <table:table-cell office:value-type="string">
            <text:p>OvurQl</text:p>
          </table:table-cell>
          <table:table-cell table:number-columns-repeated="3"/>
          <table:table-cell office:value-type="string">
            <text:p>GA-1:3.8 <text:s/>GA-2:3.8</text:p>
          </table:table-cell>
          <table:table-cell table:number-columns-repeated="1008"/>
        </table:table-row>
        <table:table-row table:style-name="ro3">
          <table:table-cell office:value-type="string">
            <text:p>overnight</text:p>
          </table:table-cell>
          <table:table-cell office:value-type="string">
            <text:p>adv</text:p>
          </table:table-cell>
          <table:table-cell office:value-type="string">
            <text:p>@Uv@naIt</text:p>
          </table:table-cell>
          <table:table-cell office:value-type="string">
            <text:p>OvuÑnIt</text:p>
          </table:table-cell>
          <table:table-cell/>
          <table:table-cell office:value-type="string">
            <text:p>oUv=rnaIt</text:p>
          </table:table-cell>
          <table:table-cell office:value-type="string">
            <text:p>OvurnIt</text:p>
          </table:table-cell>
          <table:table-cell/>
          <table:table-cell office:value-type="string">
            <text:p>oUv@naIt</text:p>
          </table:table-cell>
          <table:table-cell office:value-type="string">
            <text:p>OvuÑnIt</text:p>
          </table:table-cell>
          <table:table-cell/>
          <table:table-cell office:value-type="string">
            <text:p>OvuÑnIt</text:p>
          </table:table-cell>
          <table:table-cell table:number-columns-repeated="1012"/>
        </table:table-row>
        <table:table-row table:style-name="ro3">
          <table:table-cell office:value-type="string">
            <text:p>overseas</text:p>
          </table:table-cell>
          <table:table-cell office:value-type="string">
            <text:p>adv</text:p>
          </table:table-cell>
          <table:table-cell office:value-type="string">
            <text:p>@Uv@si:z</text:p>
          </table:table-cell>
          <table:table-cell office:value-type="string">
            <text:p>OvuÑsEz</text:p>
          </table:table-cell>
          <table:table-cell/>
          <table:table-cell office:value-type="string">
            <text:p>oUv=rsi:z</text:p>
          </table:table-cell>
          <table:table-cell office:value-type="string">
            <text:p>OvursEzf</text:p>
          </table:table-cell>
          <table:table-cell/>
          <table:table-cell office:value-type="string">
            <text:p>oUv@siz</text:p>
          </table:table-cell>
          <table:table-cell office:value-type="string">
            <text:p>OvuÑsEz</text:p>
          </table:table-cell>
          <table:table-cell/>
          <table:table-cell office:value-type="string">
            <text:p>OvuÑsEz</text:p>
          </table:table-cell>
          <table:table-cell table:number-columns-repeated="1012"/>
        </table:table-row>
        <table:table-row table:style-name="ro3">
          <table:table-cell office:value-type="string">
            <text:p>past</text:p>
          </table:table-cell>
          <table:table-cell office:value-type="string">
            <text:p>adv</text:p>
          </table:table-cell>
          <table:table-cell office:value-type="string">
            <text:p>pA:st</text:p>
          </table:table-cell>
          <table:table-cell office:value-type="string">
            <text:p>pRst</text:p>
          </table:table-cell>
          <table:table-cell/>
          <table:table-cell office:value-type="string">
            <text:p>p{st</text:p>
          </table:table-cell>
          <table:table-cell office:value-type="string">
            <text:p>past</text:p>
          </table:table-cell>
          <table:table-cell/>
          <table:table-cell office:value-type="string">
            <text:p>pAst</text:p>
          </table:table-cell>
          <table:table-cell office:value-type="string">
            <text:p>pRst</text:p>
          </table:table-cell>
          <table:table-cell/>
          <table:table-cell office:value-type="string">
            <text:p>past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3"/>
          <table:table-cell table:style-name="ce3"/>
          <table:table-cell table:number-columns-repeated="4"/>
        </table:table-row>
        <table:table-row table:style-name="ro3">
          <table:table-cell office:value-type="string">
            <text:p>perhaps</text:p>
          </table:table-cell>
          <table:table-cell office:value-type="string">
            <text:p>adv</text:p>
          </table:table-cell>
          <table:table-cell office:value-type="string">
            <text:p>1-p@h{ps <text:s/>(informal) 2-pr{ps</text:p>
          </table:table-cell>
          <table:table-cell office:value-type="string">
            <text:p>1-puÑhaps <text:s/>2-praps</text:p>
          </table:table-cell>
          <table:table-cell/>
          <table:table-cell office:value-type="string">
            <text:p>p=rh{ps</text:p>
          </table:table-cell>
          <table:table-cell office:value-type="string">
            <text:p>purhaps-&gt;1</text:p>
          </table:table-cell>
          <table:table-cell/>
          <table:table-cell office:value-type="string">
            <text:p>1-p@h{ps <text:s/>2-pr{ps</text:p>
          </table:table-cell>
          <table:table-cell office:value-type="string">
            <text:p>1-puÑhaps-&gt;1 <text:s/>2-praps</text:p>
          </table:table-cell>
          <table:table-cell/>
          <table:table-cell office:value-type="string">
            <text:p>puÑhaps</text:p>
          </table:table-cell>
          <table:table-cell office:value-type="string">
            <text:p>praps</text:p>
          </table:table-cell>
          <table:table-cell table:number-columns-repeated="4"/>
          <table:table-cell office:value-type="string">
            <text:p>the alternative is typically regarded an informal pronunciaton (esp. in RP).</text:p>
          </table:table-cell>
          <table:table-cell table:number-columns-repeated="1006"/>
        </table:table-row>
        <table:table-row table:style-name="ro3">
          <table:table-cell office:value-type="string">
            <text:p>please</text:p>
          </table:table-cell>
          <table:table-cell office:value-type="string">
            <text:p>adv</text:p>
          </table:table-cell>
          <table:table-cell office:value-type="string">
            <text:p>pli:z</text:p>
          </table:table-cell>
          <table:table-cell office:value-type="string">
            <text:p>plEz</text:p>
          </table:table-cell>
          <table:table-cell/>
          <table:table-cell office:value-type="string">
            <text:p>pli:z</text:p>
          </table:table-cell>
          <table:table-cell office:value-type="string">
            <text:p>plEz</text:p>
          </table:table-cell>
          <table:table-cell/>
          <table:table-cell office:value-type="string">
            <text:p>pliz</text:p>
          </table:table-cell>
          <table:table-cell office:value-type="string">
            <text:p>plEz</text:p>
          </table:table-cell>
          <table:table-cell/>
          <table:table-cell office:value-type="string">
            <text:p>plEz</text:p>
          </table:table-cell>
          <table:table-cell table:number-columns-repeated="1012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pretty</text:p>
          </table:table-cell>
          <table:table-cell office:value-type="string">
            <text:p>adv</text:p>
          </table:table-cell>
          <table:table-cell office:value-type="string">
            <text:p>prIti</text:p>
          </table:table-cell>
          <table:table-cell office:value-type="string">
            <text:p>pritE</text:p>
          </table:table-cell>
          <table:table-cell/>
          <table:table-cell office:value-type="string">
            <text:p>prIti</text:p>
          </table:table-cell>
          <table:table-cell office:value-type="string">
            <text:p>pritE</text:p>
          </table:table-cell>
          <table:table-cell/>
          <table:table-cell office:value-type="string">
            <text:p>prIti</text:p>
          </table:table-cell>
          <table:table-cell office:value-type="string">
            <text:p>pritE</text:p>
          </table:table-cell>
          <table:table-cell/>
          <table:table-cell office:value-type="string">
            <text:p>pritE</text:p>
          </table:table-cell>
          <table:table-cell table:number-columns-repeated="1012"/>
        </table:table-row>
        <table:table-row table:style-name="ro3">
          <table:table-cell office:value-type="string">
            <text:p>quite</text:p>
          </table:table-cell>
          <table:table-cell office:value-type="string">
            <text:p>adv</text:p>
          </table:table-cell>
          <table:table-cell office:value-type="string">
            <text:p>kwaIt</text:p>
          </table:table-cell>
          <table:table-cell office:value-type="string">
            <text:p>kwIt</text:p>
          </table:table-cell>
          <table:table-cell/>
          <table:table-cell office:value-type="string">
            <text:p>kwaIt</text:p>
          </table:table-cell>
          <table:table-cell office:value-type="string">
            <text:p>kwIt</text:p>
          </table:table-cell>
          <table:table-cell/>
          <table:table-cell office:value-type="string">
            <text:p>kwaIt</text:p>
          </table:table-cell>
          <table:table-cell office:value-type="string">
            <text:p>kwIt</text:p>
          </table:table-cell>
          <table:table-cell/>
          <table:table-cell office:value-type="string">
            <text:p>kwIt</text:p>
          </table:table-cell>
          <table:table-cell table:number-columns-repeated="1012"/>
        </table:table-row>
        <table:table-row table:style-name="ro3">
          <table:table-cell office:value-type="string">
            <text:p>rather</text:p>
          </table:table-cell>
          <table:table-cell office:value-type="string">
            <text:p>adv</text:p>
          </table:table-cell>
          <table:table-cell office:value-type="string">
            <text:p>rA:D@</text:p>
          </table:table-cell>
          <table:table-cell office:value-type="string">
            <text:p>rRDuÑ</text:p>
          </table:table-cell>
          <table:table-cell/>
          <table:table-cell office:value-type="string">
            <text:p>r{D=r</text:p>
          </table:table-cell>
          <table:table-cell office:value-type="string">
            <text:p>raDur</text:p>
          </table:table-cell>
          <table:table-cell/>
          <table:table-cell office:value-type="string">
            <text:p>rAD@</text:p>
          </table:table-cell>
          <table:table-cell office:value-type="string">
            <text:p>rRDuÑ</text:p>
          </table:table-cell>
          <table:table-cell/>
          <table:table-cell office:value-type="string">
            <text:p>raDuÑ</text:p>
          </table:table-cell>
          <table:table-cell table:number-columns-repeated="3"/>
          <table:table-cell office:value-type="string">
            <text:p>RP-1:1.16 <text:s/>Au-1:1.16</text:p>
          </table:table-cell>
          <table:table-cell table:number-columns-repeated="1008"/>
        </table:table-row>
        <table:table-row table:style-name="ro3">
          <table:table-cell office:value-type="string">
            <text:p>regardless</text:p>
          </table:table-cell>
          <table:table-cell office:value-type="string">
            <text:p>adv</text:p>
          </table:table-cell>
          <table:table-cell office:value-type="string">
            <text:p>1-rIgA:dl@s <text:s/>2-r@gA:dl@s <text:s/>3-rIgA:dlIs</text:p>
          </table:table-cell>
          <table:table-cell office:value-type="string">
            <text:p>1-rigRÑdlus-&gt;1 <text:s/>2-rugRÑdlus-&gt;1 <text:s/>3-rigRÑdlis-&gt;1</text:p>
          </table:table-cell>
          <table:table-cell/>
          <table:table-cell office:value-type="string">
            <text:p>rIgA:rdl@s</text:p>
          </table:table-cell>
          <table:table-cell office:value-type="string">
            <text:p>rigRrdlus</text:p>
          </table:table-cell>
          <table:table-cell/>
          <table:table-cell office:value-type="string">
            <text:p>r@gAdl@s</text:p>
          </table:table-cell>
          <table:table-cell office:value-type="string">
            <text:p>rugRÑdlus</text:p>
          </table:table-cell>
          <table:table-cell/>
          <table:table-cell office:value-type="string">
            <text:p>rigRÑdles</text:p>
          </table:table-cell>
          <table:table-cell table:number-columns-repeated="3"/>
          <table:table-cell office:value-type="string">
            <text:p>x-x:3.S2 <text:s/>RP-2:1.25 <text:s/>Au-1:1.25</text:p>
          </table:table-cell>
          <table:table-cell table:number-columns-repeated="1008"/>
        </table:table-row>
        <table:table-row table:style-name="ro3">
          <table:table-cell office:value-type="string">
            <text:p>right</text:p>
          </table:table-cell>
          <table:table-cell office:value-type="string">
            <text:p>adv</text:p>
          </table:table-cell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aIt</text:p>
          </table:table-cell>
          <table:table-cell office:value-type="string">
            <text:p>rIt</text:p>
          </table:table-cell>
          <table:table-cell/>
          <table:table-cell office:value-type="string">
            <text:p>rIt</text:p>
          </table:table-cell>
          <table:table-cell table:number-columns-repeated="1012"/>
        </table:table-row>
        <table:table-row table:style-name="ro3">
          <table:table-cell office:value-type="string">
            <text:p>round</text:p>
          </table:table-cell>
          <table:table-cell office:value-type="string">
            <text:p>adv</text:p>
          </table:table-cell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aUnd</text:p>
          </table:table-cell>
          <table:table-cell office:value-type="string">
            <text:p>rWnd</text:p>
          </table:table-cell>
          <table:table-cell/>
          <table:table-cell office:value-type="string">
            <text:p>rWnd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seldom</text:p>
          </table:table-cell>
          <table:table-cell office:value-type="string">
            <text:p>adv</text:p>
          </table:table-cell>
          <table:table-cell office:value-type="string">
            <text:p>seld@m</text:p>
          </table:table-cell>
          <table:table-cell office:value-type="string">
            <text:p>seldum</text:p>
          </table:table-cell>
          <table:table-cell/>
          <table:table-cell office:value-type="string">
            <text:p>seld@m</text:p>
          </table:table-cell>
          <table:table-cell office:value-type="string">
            <text:p>seldum</text:p>
          </table:table-cell>
          <table:table-cell/>
          <table:table-cell office:value-type="string">
            <text:p>sEld@m</text:p>
          </table:table-cell>
          <table:table-cell office:value-type="string">
            <text:p>seldum</text:p>
          </table:table-cell>
          <table:table-cell/>
          <table:table-cell office:value-type="string">
            <text:p>seldum</text:p>
          </table:table-cell>
          <table:table-cell table:number-columns-repeated="1012"/>
        </table:table-row>
        <table:table-row table:style-name="ro3">
          <table:table-cell office:value-type="string">
            <text:p>since</text:p>
          </table:table-cell>
          <table:table-cell office:value-type="string">
            <text:p>adv</text:p>
          </table:table-cell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office:value-type="string">
            <text:p>sins</text:p>
          </table:table-cell>
          <table:table-cell/>
          <table:table-cell office:value-type="string">
            <text:p>sins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so</text:p>
          </table:table-cell>
          <table:table-cell office:value-type="string">
            <text:p>adv</text:p>
          </table:table-cell>
          <table:table-cell office:value-type="string">
            <text:p>s@U</text:p>
          </table:table-cell>
          <table:table-cell office:value-type="string">
            <text:p>sO</text:p>
          </table:table-cell>
          <table:table-cell/>
          <table:table-cell office:value-type="string">
            <text:p>soU <text:s/>[ocassional weak form /s@/]</text:p>
          </table:table-cell>
          <table:table-cell office:value-type="string">
            <text:p>sO</text:p>
          </table:table-cell>
          <table:table-cell/>
          <table:table-cell office:value-type="string">
            <text:p>soU</text:p>
          </table:table-cell>
          <table:table-cell office:value-type="string">
            <text:p>sO</text:p>
          </table:table-cell>
          <table:table-cell/>
          <table:table-cell office:value-type="string">
            <text:p>sO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1007"/>
        </table:table-row>
        <table:table-row table:style-name="ro3">
          <table:table-cell office:value-type="string">
            <text:p>somehow</text:p>
          </table:table-cell>
          <table:table-cell office:value-type="string">
            <text:p>adv</text:p>
          </table:table-cell>
          <table:table-cell office:value-type="string">
            <text:p>sVmhaU</text:p>
          </table:table-cell>
          <table:table-cell office:value-type="string">
            <text:p>sumhW</text:p>
          </table:table-cell>
          <table:table-cell/>
          <table:table-cell office:value-type="string">
            <text:p>sVmhaU</text:p>
          </table:table-cell>
          <table:table-cell office:value-type="string">
            <text:p>sumhW</text:p>
          </table:table-cell>
          <table:table-cell/>
          <table:table-cell office:value-type="string">
            <text:p>sVmhaU</text:p>
          </table:table-cell>
          <table:table-cell office:value-type="string">
            <text:p>sumhW</text:p>
          </table:table-cell>
          <table:table-cell/>
          <table:table-cell office:value-type="string">
            <text:p>sumhW</text:p>
          </table:table-cell>
          <table:table-cell table:number-columns-repeated="1012"/>
        </table:table-row>
        <table:table-row table:style-name="ro3">
          <table:table-cell office:value-type="string">
            <text:p>sometimes</text:p>
          </table:table-cell>
          <table:table-cell office:value-type="string">
            <text:p>adv</text:p>
          </table:table-cell>
          <table:table-cell office:value-type="string">
            <text:p>sVmtaImz</text:p>
          </table:table-cell>
          <table:table-cell office:value-type="string">
            <text:p>sumtImz</text:p>
          </table:table-cell>
          <table:table-cell/>
          <table:table-cell office:value-type="string">
            <text:p>sVmtaImz</text:p>
          </table:table-cell>
          <table:table-cell office:value-type="string">
            <text:p>sumtImz</text:p>
          </table:table-cell>
          <table:table-cell/>
          <table:table-cell office:value-type="string">
            <text:p>sVmtaImz</text:p>
          </table:table-cell>
          <table:table-cell office:value-type="string">
            <text:p>sumtImz</text:p>
          </table:table-cell>
          <table:table-cell/>
          <table:table-cell office:value-type="string">
            <text:p>sumtImz</text:p>
          </table:table-cell>
          <table:table-cell table:number-columns-repeated="1012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somewhere</text:p>
          </table:table-cell>
          <table:table-cell office:value-type="string">
            <text:p>adv</text:p>
          </table:table-cell>
          <table:table-cell office:value-type="string">
            <text:p>1-sVmwe@ <text:s/>2-sVmhwe@</text:p>
          </table:table-cell>
          <table:table-cell office:value-type="string">
            <text:p>1-sumwÄ <text:s/>2-sumPÄ</text:p>
          </table:table-cell>
          <table:table-cell/>
          <table:table-cell office:value-type="string">
            <text:p>sVmhwe=r</text:p>
          </table:table-cell>
          <table:table-cell office:value-type="string">
            <text:p>sumPÄ-&gt;2</text:p>
          </table:table-cell>
          <table:table-cell/>
          <table:table-cell office:value-type="string">
            <text:p>sVmwE@</text:p>
          </table:table-cell>
          <table:table-cell office:value-type="string">
            <text:p>sumwÄ-&gt;1</text:p>
          </table:table-cell>
          <table:table-cell/>
          <table:table-cell office:value-type="string">
            <text:p>sumwÄ</text:p>
          </table:table-cell>
          <table:table-cell office:value-type="string">
            <text:p>sumPÄ</text:p>
          </table:table-cell>
          <table:table-cell table:number-columns-repeated="1011"/>
        </table:table-row>
        <table:table-row table:style-name="ro3">
          <table:table-cell office:value-type="string">
            <text:p>soon</text:p>
          </table:table-cell>
          <table:table-cell office:value-type="string">
            <text:p>adv</text:p>
          </table:table-cell>
          <table:table-cell office:value-type="string">
            <text:p>su:n</text:p>
          </table:table-cell>
          <table:table-cell office:value-type="string">
            <text:p>sUn</text:p>
          </table:table-cell>
          <table:table-cell/>
          <table:table-cell office:value-type="string">
            <text:p>su:n</text:p>
          </table:table-cell>
          <table:table-cell office:value-type="string">
            <text:p>sUn</text:p>
          </table:table-cell>
          <table:table-cell/>
          <table:table-cell office:value-type="string">
            <text:p>sun</text:p>
          </table:table-cell>
          <table:table-cell office:value-type="string">
            <text:p>sUn</text:p>
          </table:table-cell>
          <table:table-cell/>
          <table:table-cell office:value-type="string">
            <text:p>sUn</text:p>
          </table:table-cell>
          <table:table-cell table:number-columns-repeated="1012"/>
        </table:table-row>
        <table:table-row table:style-name="ro3">
          <table:table-cell office:value-type="string">
            <text:p>sooner</text:p>
          </table:table-cell>
          <table:table-cell office:value-type="string">
            <text:p>adv</text:p>
          </table:table-cell>
          <table:table-cell office:value-type="string">
            <text:p>su:n@</text:p>
          </table:table-cell>
          <table:table-cell office:value-type="string">
            <text:p>sUnuÑ</text:p>
          </table:table-cell>
          <table:table-cell/>
          <table:table-cell office:value-type="string">
            <text:p>su:n=r</text:p>
          </table:table-cell>
          <table:table-cell office:value-type="string">
            <text:p>sUnur</text:p>
          </table:table-cell>
          <table:table-cell/>
          <table:table-cell office:value-type="string">
            <text:p>sun@</text:p>
          </table:table-cell>
          <table:table-cell office:value-type="string">
            <text:p>sUnuÑ</text:p>
          </table:table-cell>
          <table:table-cell/>
          <table:table-cell office:value-type="string">
            <text:p>sUnuÑ</text:p>
          </table:table-cell>
          <table:table-cell table:number-columns-repeated="1012"/>
        </table:table-row>
        <table:table-row table:style-name="ro5">
          <table:table-cell table:style-name="ce4"/>
          <table:table-cell office:value-type="string">
            <text:p>adv</text:p>
          </table:table-cell>
          <table:table-cell table:style-name="ce4" table:number-columns-repeated="1017"/>
          <table:table-cell table:number-columns-repeated="5"/>
        </table:table-row>
        <table:table-row table:style-name="ro3">
          <table:table-cell office:value-type="string">
            <text:p>still</text:p>
          </table:table-cell>
          <table:table-cell office:value-type="string">
            <text:p>adv</text:p>
          </table:table-cell>
          <table:table-cell office:value-type="string">
            <text:p>stIl</text:p>
          </table:table-cell>
          <table:table-cell office:value-type="string">
            <text:p>stil</text:p>
          </table:table-cell>
          <table:table-cell/>
          <table:table-cell office:value-type="string">
            <text:p>stIl</text:p>
          </table:table-cell>
          <table:table-cell office:value-type="string">
            <text:p>stil</text:p>
          </table:table-cell>
          <table:table-cell/>
          <table:table-cell office:value-type="string">
            <text:p>stIl</text:p>
          </table:table-cell>
          <table:table-cell office:value-type="string">
            <text:p>stil</text:p>
          </table:table-cell>
          <table:table-cell/>
          <table:table-cell office:value-type="string">
            <text:p>stil</text:p>
          </table:table-cell>
          <table:table-cell table:number-columns-repeated="1012"/>
        </table:table-row>
        <table:table-row table:style-name="ro3">
          <table:table-cell office:value-type="string">
            <text:p>straight</text:p>
          </table:table-cell>
          <table:table-cell office:value-type="string">
            <text:p>adv</text:p>
          </table:table-cell>
          <table:table-cell office:value-type="string">
            <text:p>streIt</text:p>
          </table:table-cell>
          <table:table-cell office:value-type="string">
            <text:p>strAt</text:p>
          </table:table-cell>
          <table:table-cell/>
          <table:table-cell office:value-type="string">
            <text:p>streIt</text:p>
          </table:table-cell>
          <table:table-cell office:value-type="string">
            <text:p>strAt</text:p>
          </table:table-cell>
          <table:table-cell/>
          <table:table-cell office:value-type="string">
            <text:p>streIt</text:p>
          </table:table-cell>
          <table:table-cell office:value-type="string">
            <text:p>strAt</text:p>
          </table:table-cell>
          <table:table-cell/>
          <table:table-cell office:value-type="string">
            <text:p>strAt</text:p>
          </table:table-cell>
          <table:table-cell table:number-columns-repeated="1012"/>
        </table:table-row>
        <table:table-row table:style-name="ro3">
          <table:table-cell office:value-type="string">
            <text:p>that</text:p>
          </table:table-cell>
          <table:table-cell office:value-type="string">
            <text:p>adv</text:p>
          </table:table-cell>
          <table:table-cell office:value-type="string">
            <text:p>D{t</text:p>
          </table:table-cell>
          <table:table-cell office:value-type="string">
            <text:p>Dat</text:p>
          </table:table-cell>
          <table:table-cell/>
          <table:table-cell office:value-type="string">
            <text:p>D{t</text:p>
          </table:table-cell>
          <table:table-cell office:value-type="string">
            <text:p>Dat</text:p>
          </table:table-cell>
          <table:table-cell/>
          <table:table-cell office:value-type="string">
            <text:p>D{t</text:p>
          </table:table-cell>
          <table:table-cell office:value-type="string">
            <text:p>Dat</text:p>
          </table:table-cell>
          <table:table-cell/>
          <table:table-cell office:value-type="string">
            <text:p>Dat</text:p>
          </table:table-cell>
          <table:table-cell table:number-columns-repeated="1012"/>
        </table:table-row>
        <table:table-row table:style-name="ro3">
          <table:table-cell office:value-type="string">
            <text:p>that_is</text:p>
          </table:table-cell>
          <table:table-cell office:value-type="string">
            <text:p>adv</text:p>
          </table:table-cell>
          <table:table-cell office:value-type="string">
            <text:p>D{t Iz</text:p>
          </table:table-cell>
          <table:table-cell office:value-type="string">
            <text:p>Dat iz</text:p>
          </table:table-cell>
          <table:table-cell/>
          <table:table-cell office:value-type="string">
            <text:p>D{t Iz</text:p>
          </table:table-cell>
          <table:table-cell office:value-type="string">
            <text:p>Dat iz</text:p>
          </table:table-cell>
          <table:table-cell/>
          <table:table-cell office:value-type="string">
            <text:p>D{t Iz</text:p>
          </table:table-cell>
          <table:table-cell office:value-type="string">
            <text:p>Dat iz</text:p>
          </table:table-cell>
          <table:table-cell/>
          <table:table-cell office:value-type="string">
            <text:p>Dat iz</text:p>
          </table:table-cell>
          <table:table-cell table:number-columns-repeated="1012"/>
        </table:table-row>
        <table:table-row table:style-name="ro3">
          <table:table-cell office:value-type="string">
            <text:p>then</text:p>
          </table:table-cell>
          <table:table-cell office:value-type="string">
            <text:p>adv</text:p>
          </table:table-cell>
          <table:table-cell table:number-columns-repeated="2" office:value-type="string">
            <text:p>Den</text:p>
          </table:table-cell>
          <table:table-cell/>
          <table:table-cell table:number-columns-repeated="2" office:value-type="string">
            <text:p>Den</text:p>
          </table:table-cell>
          <table:table-cell/>
          <table:table-cell office:value-type="string">
            <text:p>DEn</text:p>
          </table:table-cell>
          <table:table-cell office:value-type="string">
            <text:p>Den</text:p>
          </table:table-cell>
          <table:table-cell/>
          <table:table-cell office:value-type="string">
            <text:p>Den</text:p>
          </table:table-cell>
          <table:table-cell table:number-columns-repeated="1012"/>
        </table:table-row>
        <table:table-row table:style-name="ro3">
          <table:table-cell office:value-type="string">
            <text:p>there</text:p>
          </table:table-cell>
          <table:table-cell office:value-type="string">
            <text:p>adv</text:p>
          </table:table-cell>
          <table:table-cell office:value-type="string">
            <text:p>De@</text:p>
          </table:table-cell>
          <table:table-cell office:value-type="string">
            <text:p>DÄ</text:p>
          </table:table-cell>
          <table:table-cell/>
          <table:table-cell office:value-type="string">
            <text:p>1-Der <text:s/>2-D{r</text:p>
          </table:table-cell>
          <table:table-cell office:value-type="string">
            <text:p>1-DÄ-&gt;1 <text:s/>2-Dar-&gt;1</text:p>
          </table:table-cell>
          <table:table-cell/>
          <table:table-cell office:value-type="string">
            <text:p>DE@</text:p>
          </table:table-cell>
          <table:table-cell office:value-type="string">
            <text:p>DÄ</text:p>
          </table:table-cell>
          <table:table-cell/>
          <table:table-cell office:value-type="string">
            <text:p>DÄ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6">
          <table:table-cell office:value-type="string">
            <text:p>thereafter</text:p>
          </table:table-cell>
          <table:table-cell office:value-type="string">
            <text:p>adv</text:p>
          </table:table-cell>
          <table:table-cell office:value-type="string">
            <text:p>De@rA:ft@</text:p>
          </table:table-cell>
          <table:table-cell office:value-type="string">
            <text:p>DÄRftuÑ-&gt;1</text:p>
          </table:table-cell>
          <table:table-cell/>
          <table:table-cell office:value-type="string">
            <text:p>1-Der{ft=r <text:s/>2-D{r{ft=r</text:p>
          </table:table-cell>
          <table:table-cell office:value-type="string">
            <text:p>1-DÄaftuÑ-&gt;1 <text:s/>2-DaraftuÑ-&gt;1</text:p>
          </table:table-cell>
          <table:table-cell/>
          <table:table-cell office:value-type="string">
            <text:p>DE@rAft@</text:p>
          </table:table-cell>
          <table:table-cell office:value-type="string">
            <text:p>DÄRftuÑ</text:p>
          </table:table-cell>
          <table:table-cell/>
          <table:table-cell office:value-type="string">
            <text:p>DÄaftuÑ</text:p>
          </table:table-cell>
          <table:table-cell table:number-columns-repeated="3"/>
          <table:table-cell office:value-type="string">
            <text:p>RP-1:2.16 <text:s/>GA-2:1-20 <text:s/>Au-1:2.16</text:p>
          </table:table-cell>
          <table:table-cell/>
          <table:table-cell office:value-type="string">
            <text:p>since [Air] includes a rhotic-R, the following 'r' is not spelt, eg: in RP: /De@<text:span text:style-name="T1">r</text:span>-/ -&gt; [<text:span text:style-name="T2">DÄ</text:span>-] and not [<text:span text:style-name="T2">DÄr</text:span>-].</text:p>
          </table:table-cell>
          <table:table-cell table:number-columns-repeated="1006"/>
        </table:table-row>
        <table:table-row table:style-name="ro3">
          <table:table-cell office:value-type="string">
            <text:p>thereby</text:p>
          </table:table-cell>
          <table:table-cell office:value-type="string">
            <text:p>adv</text:p>
          </table:table-cell>
          <table:table-cell office:value-type="string">
            <text:p>De@baI</text:p>
          </table:table-cell>
          <table:table-cell office:value-type="string">
            <text:p>DÄbI</text:p>
          </table:table-cell>
          <table:table-cell/>
          <table:table-cell office:value-type="string">
            <text:p>1-DerbaI <text:s/>2-D{rbaI</text:p>
          </table:table-cell>
          <table:table-cell office:value-type="string">
            <text:p>1-DÄbI-&gt;1 <text:s/>2-DarbI-&gt;1</text:p>
          </table:table-cell>
          <table:table-cell/>
          <table:table-cell office:value-type="string">
            <text:p>DE@baI</text:p>
          </table:table-cell>
          <table:table-cell office:value-type="string">
            <text:p>DÄbI</text:p>
          </table:table-cell>
          <table:table-cell/>
          <table:table-cell office:value-type="string">
            <text:p>DÄbI</text:p>
          </table:table-cell>
          <table:table-cell table:number-columns-repeated="3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therefore</text:p>
          </table:table-cell>
          <table:table-cell office:value-type="string">
            <text:p>adv</text:p>
          </table:table-cell>
          <table:table-cell office:value-type="string">
            <text:p>De@fO:</text:p>
          </table:table-cell>
          <table:table-cell office:value-type="string">
            <text:p>DÄfQÑ</text:p>
          </table:table-cell>
          <table:table-cell/>
          <table:table-cell office:value-type="string">
            <text:p>1-DerfO:r <text:s/>2-D{rfO:r <text:s/>3-Derfo:r</text:p>
          </table:table-cell>
          <table:table-cell office:value-type="string">
            <text:p>1-DÄfQr-&gt;1 <text:s/>2-DarfQr-&gt;1 <text:s/>3=1</text:p>
          </table:table-cell>
          <table:table-cell/>
          <table:table-cell office:value-type="string">
            <text:p>DE@fO</text:p>
          </table:table-cell>
          <table:table-cell office:value-type="string">
            <text:p>DÄfQÑ</text:p>
          </table:table-cell>
          <table:table-cell/>
          <table:table-cell office:value-type="string">
            <text:p>DÄfQÑ</text:p>
          </table:table-cell>
          <table:table-cell table:number-columns-repeated="3"/>
          <table:table-cell office:value-type="string">
            <text:p>GA-2:1.20</text:p>
          </table:table-cell>
          <table:table-cell office:value-type="string">
            <text:p>f</text:p>
          </table:table-cell>
          <table:table-cell table:number-columns-repeated="1007"/>
        </table:table-row>
        <table:table-row table:style-name="ro3">
          <table:table-cell office:value-type="string">
            <text:p>though</text:p>
          </table:table-cell>
          <table:table-cell office:value-type="string">
            <text:p>adv</text:p>
          </table:table-cell>
          <table:table-cell office:value-type="string">
            <text:p>D@U</text:p>
          </table:table-cell>
          <table:table-cell office:value-type="string">
            <text:p>DO</text:p>
          </table:table-cell>
          <table:table-cell/>
          <table:table-cell office:value-type="string">
            <text:p>DoU</text:p>
          </table:table-cell>
          <table:table-cell office:value-type="string">
            <text:p>DO</text:p>
          </table:table-cell>
          <table:table-cell/>
          <table:table-cell office:value-type="string">
            <text:p>DoU</text:p>
          </table:table-cell>
          <table:table-cell office:value-type="string">
            <text:p>DO</text:p>
          </table:table-cell>
          <table:table-cell/>
          <table:table-cell office:value-type="string">
            <text:p>DO</text:p>
          </table:table-cell>
          <table:table-cell table:number-columns-repeated="1012"/>
        </table:table-row>
        <table:table-row table:style-name="ro3">
          <table:table-cell office:value-type="string">
            <text:p>through</text:p>
          </table:table-cell>
          <table:table-cell office:value-type="string">
            <text:p>adv</text:p>
          </table:table-cell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:</text:p>
          </table:table-cell>
          <table:table-cell office:value-type="string">
            <text:p>TrU</text:p>
          </table:table-cell>
          <table:table-cell/>
          <table:table-cell office:value-type="string">
            <text:p>Tru</text:p>
          </table:table-cell>
          <table:table-cell office:value-type="string">
            <text:p>TrU</text:p>
          </table:table-cell>
          <table:table-cell/>
          <table:table-cell office:value-type="string">
            <text:p>TrU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thus</text:p>
          </table:table-cell>
          <table:table-cell office:value-type="string">
            <text:p>adv</text:p>
          </table:table-cell>
          <table:table-cell office:value-type="string">
            <text:p>DVs</text:p>
          </table:table-cell>
          <table:table-cell office:value-type="string">
            <text:p>Dus</text:p>
          </table:table-cell>
          <table:table-cell/>
          <table:table-cell office:value-type="string">
            <text:p>DVs</text:p>
          </table:table-cell>
          <table:table-cell office:value-type="string">
            <text:p>Dus</text:p>
          </table:table-cell>
          <table:table-cell/>
          <table:table-cell office:value-type="string">
            <text:p>DVs</text:p>
          </table:table-cell>
          <table:table-cell office:value-type="string">
            <text:p>Dus</text:p>
          </table:table-cell>
          <table:table-cell/>
          <table:table-cell office:value-type="string">
            <text:p>Dus</text:p>
          </table:table-cell>
          <table:table-cell table:number-columns-repeated="1012"/>
        </table:table-row>
        <table:table-row table:style-name="ro3">
          <table:table-cell office:value-type="string">
            <text:p>tight</text:p>
          </table:table-cell>
          <table:table-cell office:value-type="string">
            <text:p>adv</text:p>
          </table:table-cell>
          <table:table-cell office:value-type="string">
            <text:p>taIt</text:p>
          </table:table-cell>
          <table:table-cell office:value-type="string">
            <text:p>tIt</text:p>
          </table:table-cell>
          <table:table-cell/>
          <table:table-cell office:value-type="string">
            <text:p>taIt</text:p>
          </table:table-cell>
          <table:table-cell office:value-type="string">
            <text:p>tIt</text:p>
          </table:table-cell>
          <table:table-cell/>
          <table:table-cell office:value-type="string">
            <text:p>taIt</text:p>
          </table:table-cell>
          <table:table-cell office:value-type="string">
            <text:p>tIt</text:p>
          </table:table-cell>
          <table:table-cell/>
          <table:table-cell office:value-type="string">
            <text:p>tIt</text:p>
          </table:table-cell>
          <table:table-cell table:number-columns-repeated="1012"/>
        </table:table-row>
        <table:table-row table:style-name="ro3">
          <table:table-cell office:value-type="string">
            <text:p>today</text:p>
          </table:table-cell>
          <table:table-cell office:value-type="string">
            <text:p>adv</text:p>
          </table:table-cell>
          <table:table-cell office:value-type="string">
            <text:p>1-t@deI <text:s/>2-tudeI</text:p>
          </table:table-cell>
          <table:table-cell office:value-type="string">
            <text:p>1-tudA <text:s/>2-tUdA</text:p>
          </table:table-cell>
          <table:table-cell/>
          <table:table-cell office:value-type="string">
            <text:p>t@deI</text:p>
          </table:table-cell>
          <table:table-cell office:value-type="string">
            <text:p>tudA-&gt;1</text:p>
          </table:table-cell>
          <table:table-cell/>
          <table:table-cell office:value-type="string">
            <text:p>t@deI</text:p>
          </table:table-cell>
          <table:table-cell office:value-type="string">
            <text:p>tudA-&gt;1</text:p>
          </table:table-cell>
          <table:table-cell/>
          <table:table-cell office:value-type="string">
            <text:p>tudA</text:p>
          </table:table-cell>
          <table:table-cell office:value-type="string">
            <text:p>tUdA</text:p>
          </table:table-cell>
          <table:table-cell table:number-columns-repeated="1011"/>
        </table:table-row>
        <table:table-row table:style-name="ro3">
          <table:table-cell office:value-type="string">
            <text:p>together</text:p>
          </table:table-cell>
          <table:table-cell office:value-type="string">
            <text:p>adv</text:p>
          </table:table-cell>
          <table:table-cell office:value-type="string">
            <text:p>1-t@geD@ <text:s/>2-tugeD@</text:p>
          </table:table-cell>
          <table:table-cell office:value-type="string">
            <text:p>1-tugeDuÑ <text:s/>2-tUgeDuÑ</text:p>
          </table:table-cell>
          <table:table-cell/>
          <table:table-cell office:value-type="string">
            <text:p>t@geD=r</text:p>
          </table:table-cell>
          <table:table-cell office:value-type="string">
            <text:p>tugeDur-&gt;1</text:p>
          </table:table-cell>
          <table:table-cell/>
          <table:table-cell office:value-type="string">
            <text:p>t@gED@</text:p>
          </table:table-cell>
          <table:table-cell office:value-type="string">
            <text:p>tugeDuÑ-&gt;1</text:p>
          </table:table-cell>
          <table:table-cell/>
          <table:table-cell office:value-type="string">
            <text:p>tugeDuÑ</text:p>
          </table:table-cell>
          <table:table-cell office:value-type="string">
            <text:p>tUgeDuÑ</text:p>
          </table:table-cell>
          <table:table-cell table:number-columns-repeated="1011"/>
        </table:table-row>
        <table:table-row table:style-name="ro3">
          <table:table-cell office:value-type="string">
            <text:p>tomorrow</text:p>
          </table:table-cell>
          <table:table-cell office:value-type="string">
            <text:p>adv</text:p>
          </table:table-cell>
          <table:table-cell office:value-type="string">
            <text:p>1-t@mQreU <text:s/>2-tumQreU</text:p>
          </table:table-cell>
          <table:table-cell office:value-type="string">
            <text:p>1-tumorO <text:s/>2-tUmorO</text:p>
          </table:table-cell>
          <table:table-cell/>
          <table:table-cell office:value-type="string">
            <text:p>1-t@mO:roU <text:s/>2-t@mA:roU</text:p>
          </table:table-cell>
          <table:table-cell office:value-type="string">
            <text:p>1-tumQrO-&gt;1 <text:s/>2-tumRrO-&gt;1</text:p>
          </table:table-cell>
          <table:table-cell/>
          <table:table-cell office:value-type="string">
            <text:p>t@mQroU</text:p>
          </table:table-cell>
          <table:table-cell office:value-type="string">
            <text:p>tumorO-&gt;1</text:p>
          </table:table-cell>
          <table:table-cell/>
          <table:table-cell office:value-type="string">
            <text:p>tumorO</text:p>
          </table:table-cell>
          <table:table-cell office:value-type="string">
            <text:p>tUmorO</text:p>
          </table:table-cell>
          <table:table-cell table:number-columns-repeated="4"/>
          <table:table-cell office:value-type="string">
            <text:p>GA-1:2.17 <text:s/>GA-2:2.17</text:p>
          </table:table-cell>
          <table:table-cell table:number-columns-repeated="1006"/>
        </table:table-row>
        <table:table-row table:style-name="ro3">
          <table:table-cell office:value-type="string">
            <text:p>tonight</text:p>
          </table:table-cell>
          <table:table-cell office:value-type="string">
            <text:p>adv</text:p>
          </table:table-cell>
          <table:table-cell office:value-type="string">
            <text:p>1-t@naIt <text:s/>2-tunaIt</text:p>
          </table:table-cell>
          <table:table-cell office:value-type="string">
            <text:p>1-tunIt <text:s/>2-tUnIt</text:p>
          </table:table-cell>
          <table:table-cell/>
          <table:table-cell office:value-type="string">
            <text:p>t@naIt</text:p>
          </table:table-cell>
          <table:table-cell office:value-type="string">
            <text:p>tunIt-&gt;1</text:p>
          </table:table-cell>
          <table:table-cell/>
          <table:table-cell office:value-type="string">
            <text:p>t@naIt</text:p>
          </table:table-cell>
          <table:table-cell office:value-type="string">
            <text:p>tunIt-&gt;1</text:p>
          </table:table-cell>
          <table:table-cell/>
          <table:table-cell office:value-type="string">
            <text:p>tunIt</text:p>
          </table:table-cell>
          <table:table-cell office:value-type="string">
            <text:p>tUnIt</text:p>
          </table:table-cell>
          <table:table-cell table:number-columns-repeated="1011"/>
        </table:table-row>
        <table:table-row table:style-name="ro3">
          <table:table-cell office:value-type="string">
            <text:p>too</text:p>
          </table:table-cell>
          <table:table-cell office:value-type="string">
            <text:p>adv</text:p>
          </table:table-cell>
          <table:table-cell office:value-type="string">
            <text:p>tu:</text:p>
          </table:table-cell>
          <table:table-cell office:value-type="string">
            <text:p>tU</text:p>
          </table:table-cell>
          <table:table-cell/>
          <table:table-cell office:value-type="string">
            <text:p>tu:</text:p>
          </table:table-cell>
          <table:table-cell office:value-type="string">
            <text:p>tU</text:p>
          </table:table-cell>
          <table:table-cell/>
          <table:table-cell office:value-type="string">
            <text:p>tu</text:p>
          </table:table-cell>
          <table:table-cell office:value-type="string">
            <text:p>tU</text:p>
          </table:table-cell>
          <table:table-cell/>
          <table:table-cell office:value-type="string">
            <text:p>tU</text:p>
          </table:table-cell>
          <table:table-cell table:number-columns-repeated="1012"/>
        </table:table-row>
        <table:table-row table:style-name="ro3">
          <table:table-cell office:value-type="string">
            <text:p>twice</text:p>
          </table:table-cell>
          <table:table-cell office:value-type="string">
            <text:p>adv</text:p>
          </table:table-cell>
          <table:table-cell office:value-type="string">
            <text:p>twaIs</text:p>
          </table:table-cell>
          <table:table-cell office:value-type="string">
            <text:p>twIs</text:p>
          </table:table-cell>
          <table:table-cell/>
          <table:table-cell office:value-type="string">
            <text:p>twaIs</text:p>
          </table:table-cell>
          <table:table-cell office:value-type="string">
            <text:p>twIs</text:p>
          </table:table-cell>
          <table:table-cell/>
          <table:table-cell office:value-type="string">
            <text:p>twaIs</text:p>
          </table:table-cell>
          <table:table-cell office:value-type="string">
            <text:p>twIs</text:p>
          </table:table-cell>
          <table:table-cell/>
          <table:table-cell office:value-type="string">
            <text:p>twIs</text:p>
          </table:table-cell>
          <table:table-cell table:number-columns-repeated="1012"/>
        </table:table-row>
        <table:table-row table:style-name="ro3">
          <table:table-cell office:value-type="string">
            <text:p>under</text:p>
          </table:table-cell>
          <table:table-cell office:value-type="string">
            <text:p>adv</text:p>
          </table:table-cell>
          <table:table-cell office:value-type="string">
            <text:p>Vnd@</text:p>
          </table:table-cell>
          <table:table-cell office:value-type="string">
            <text:p>unduÑ</text:p>
          </table:table-cell>
          <table:table-cell/>
          <table:table-cell office:value-type="string">
            <text:p>Vnd=r</text:p>
          </table:table-cell>
          <table:table-cell office:value-type="string">
            <text:p>undur</text:p>
          </table:table-cell>
          <table:table-cell/>
          <table:table-cell office:value-type="string">
            <text:p>Vnd@</text:p>
          </table:table-cell>
          <table:table-cell office:value-type="string">
            <text:p>unduÑ</text:p>
          </table:table-cell>
          <table:table-cell/>
          <table:table-cell office:value-type="string">
            <text:p>unduÑ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up</text:p>
          </table:table-cell>
          <table:table-cell office:value-type="string">
            <text:p>adv</text:p>
          </table:table-cell>
          <table:table-cell office:value-type="string">
            <text:p>Vp</text:p>
          </table:table-cell>
          <table:table-cell office:value-type="string">
            <text:p>up</text:p>
          </table:table-cell>
          <table:table-cell/>
          <table:table-cell office:value-type="string">
            <text:p>Vp</text:p>
          </table:table-cell>
          <table:table-cell office:value-type="string">
            <text:p>up</text:p>
          </table:table-cell>
          <table:table-cell/>
          <table:table-cell office:value-type="string">
            <text:p>Vp</text:p>
          </table:table-cell>
          <table:table-cell office:value-type="string">
            <text:p>up</text:p>
          </table:table-cell>
          <table:table-cell/>
          <table:table-cell office:value-type="string">
            <text:p>up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up_to</text:p>
          </table:table-cell>
          <table:table-cell office:value-type="string">
            <text:p>adv</text:p>
          </table:table-cell>
          <table:table-cell office:value-type="string">
            <text:p>Vp tu: <text:s/></text:p>
          </table:table-cell>
          <table:table-cell office:value-type="string">
            <text:p>up tU</text:p>
          </table:table-cell>
          <table:table-cell/>
          <table:table-cell office:value-type="string">
            <text:p>Vp tu: <text:s/></text:p>
          </table:table-cell>
          <table:table-cell office:value-type="string">
            <text:p>up tU</text:p>
          </table:table-cell>
          <table:table-cell/>
          <table:table-cell office:value-type="string">
            <text:p>Vp tu <text:s/></text:p>
          </table:table-cell>
          <table:table-cell office:value-type="string">
            <text:p>up tU</text:p>
          </table:table-cell>
          <table:table-cell/>
          <table:table-cell office:value-type="string">
            <text:p>up tU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>
          <table:table-cell office:value-type="string">
            <text:p>upstairs</text:p>
          </table:table-cell>
          <table:table-cell office:value-type="string">
            <text:p>adv</text:p>
          </table:table-cell>
          <table:table-cell office:value-type="string">
            <text:p>Vpste@z</text:p>
          </table:table-cell>
          <table:table-cell office:value-type="string">
            <text:p>upstÄz</text:p>
          </table:table-cell>
          <table:table-cell/>
          <table:table-cell office:value-type="string">
            <text:p>1-Vpste=rz <text:s/>2-Vpst{=rz</text:p>
          </table:table-cell>
          <table:table-cell office:value-type="string">
            <text:p>1-upstÄz-&gt;1 <text:s/>2-upstarz-&gt;1</text:p>
          </table:table-cell>
          <table:table-cell/>
          <table:table-cell office:value-type="string">
            <text:p>VpstE@z</text:p>
          </table:table-cell>
          <table:table-cell office:value-type="string">
            <text:p>upstÄz</text:p>
          </table:table-cell>
          <table:table-cell/>
          <table:table-cell office:value-type="string">
            <text:p>upstÄz</text:p>
          </table:table-cell>
          <table:table-cell table:number-columns-repeated="1012"/>
        </table:table-row>
        <table:table-row table:style-name="ro3">
          <table:table-cell office:value-type="string">
            <text:p>upwards</text:p>
          </table:table-cell>
          <table:table-cell office:value-type="string">
            <text:p>adv</text:p>
          </table:table-cell>
          <table:table-cell office:value-type="string">
            <text:p>Vpw@dz</text:p>
          </table:table-cell>
          <table:table-cell office:value-type="string">
            <text:p>upwuÑdz</text:p>
          </table:table-cell>
          <table:table-cell/>
          <table:table-cell office:value-type="string">
            <text:p>Vpw=rdz</text:p>
          </table:table-cell>
          <table:table-cell office:value-type="string">
            <text:p>upwurdz</text:p>
          </table:table-cell>
          <table:table-cell/>
          <table:table-cell office:value-type="string">
            <text:p>Vpw@dz</text:p>
          </table:table-cell>
          <table:table-cell office:value-type="string">
            <text:p>upwuÑdz</text:p>
          </table:table-cell>
          <table:table-cell/>
          <table:table-cell office:value-type="string">
            <text:p>upwuÑdz</text:p>
          </table:table-cell>
          <table:table-cell table:number-columns-repeated="1012"/>
        </table:table-row>
        <table:table-row table:style-name="ro3">
          <table:table-cell office:value-type="string">
            <text:p>very</text:p>
          </table:table-cell>
          <table:table-cell office:value-type="string">
            <text:p>adv</text:p>
          </table:table-cell>
          <table:table-cell office:value-type="string">
            <text:p>veri</text:p>
          </table:table-cell>
          <table:table-cell office:value-type="string">
            <text:p>verE</text:p>
          </table:table-cell>
          <table:table-cell/>
          <table:table-cell office:value-type="string">
            <text:p>veri</text:p>
          </table:table-cell>
          <table:table-cell office:value-type="string">
            <text:p>verE</text:p>
          </table:table-cell>
          <table:table-cell/>
          <table:table-cell office:value-type="string">
            <text:p>vEri</text:p>
          </table:table-cell>
          <table:table-cell office:value-type="string">
            <text:p>verE</text:p>
          </table:table-cell>
          <table:table-cell/>
          <table:table-cell office:value-type="string">
            <text:p>verE</text:p>
          </table:table-cell>
          <table:table-cell table:number-columns-repeated="1012"/>
        </table:table-row>
        <table:table-row table:style-name="ro3">
          <table:table-cell office:value-type="string">
            <text:p>well</text:p>
          </table:table-cell>
          <table:table-cell office:value-type="string">
            <text:p>adv</text:p>
          </table:table-cell>
          <table:table-cell table:number-columns-repeated="2" office:value-type="string">
            <text:p>wel</text:p>
          </table:table-cell>
          <table:table-cell/>
          <table:table-cell table:number-columns-repeated="2" office:value-type="string">
            <text:p>wel</text:p>
          </table:table-cell>
          <table:table-cell/>
          <table:table-cell office:value-type="string">
            <text:p>wEl</text:p>
          </table:table-cell>
          <table:table-cell office:value-type="string">
            <text:p>wel</text:p>
          </table:table-cell>
          <table:table-cell/>
          <table:table-cell office:value-type="string">
            <text:p>wel</text:p>
          </table:table-cell>
          <table:table-cell table:number-columns-repeated="1012"/>
        </table:table-row>
        <table:table-row table:style-name="ro3">
          <table:table-cell office:value-type="string">
            <text:p>when</text:p>
          </table:table-cell>
          <table:table-cell office:value-type="string">
            <text:p>adv</text:p>
          </table:table-cell>
          <table:table-cell office:value-type="string">
            <text:p>1-wen <text:s/>2-hwen</text:p>
          </table:table-cell>
          <table:table-cell office:value-type="string">
            <text:p>1-wen <text:s/>2-Pen</text:p>
          </table:table-cell>
          <table:table-cell/>
          <table:table-cell office:value-type="string">
            <text:p>hwen</text:p>
          </table:table-cell>
          <table:table-cell office:value-type="string">
            <text:p>Pen-&gt;2</text:p>
          </table:table-cell>
          <table:table-cell/>
          <table:table-cell office:value-type="string">
            <text:p>wEn</text:p>
          </table:table-cell>
          <table:table-cell office:value-type="string">
            <text:p>wen-&gt;1</text:p>
          </table:table-cell>
          <table:table-cell/>
          <table:table-cell office:value-type="string">
            <text:p>wen</text:p>
          </table:table-cell>
          <table:table-cell office:value-type="string">
            <text:p>Pen</text:p>
          </table:table-cell>
          <table:table-cell table:number-columns-repeated="1011"/>
        </table:table-row>
        <table:table-row table:style-name="ro3">
          <table:table-cell office:value-type="string">
            <text:p>whenever</text:p>
          </table:table-cell>
          <table:table-cell office:value-type="string">
            <text:p>adv</text:p>
          </table:table-cell>
          <table:table-cell office:value-type="string">
            <text:p>1-wenev@ <text:s/>2-hwenev@ <text:s/>3-w@nev@</text:p>
          </table:table-cell>
          <table:table-cell office:value-type="string">
            <text:p>1-wenevuÑ-&gt;1 <text:s/>2-PenevuÑ-&gt;2 <text:s/>3-wunevuÑ-&gt;1</text:p>
          </table:table-cell>
          <table:table-cell/>
          <table:table-cell office:value-type="string">
            <text:p>hwenev=r</text:p>
          </table:table-cell>
          <table:table-cell office:value-type="string">
            <text:p>Penevur-&gt;2</text:p>
          </table:table-cell>
          <table:table-cell/>
          <table:table-cell office:value-type="string">
            <text:p>wEnev@</text:p>
          </table:table-cell>
          <table:table-cell office:value-type="string">
            <text:p>wenevuÑ-&gt;1</text:p>
          </table:table-cell>
          <table:table-cell/>
          <table:table-cell office:value-type="string">
            <text:p>wenevuÑ</text:p>
          </table:table-cell>
          <table:table-cell office:value-type="string">
            <text:p>PenevuÑ</text:p>
          </table:table-cell>
          <table:table-cell table:number-columns-repeated="2"/>
          <table:table-cell office:value-type="string">
            <text:p>RP-3:1.3</text:p>
          </table:table-cell>
          <table:table-cell table:number-columns-repeated="1008"/>
        </table:table-row>
        <table:table-row table:style-name="ro3">
          <table:table-cell office:value-type="string">
            <text:p>where</text:p>
          </table:table-cell>
          <table:table-cell office:value-type="string">
            <text:p>adv</text:p>
          </table:table-cell>
          <table:table-cell office:value-type="string">
            <text:p>1-we@ <text:s/>2-hwe@r</text:p>
          </table:table-cell>
          <table:table-cell office:value-type="string">
            <text:p>1-wÄ <text:s/>2-PÄ</text:p>
          </table:table-cell>
          <table:table-cell/>
          <table:table-cell office:value-type="string">
            <text:p>1-hwe=r <text:s/>2-hw{=r</text:p>
          </table:table-cell>
          <table:table-cell office:value-type="string">
            <text:p>1-PÄ-&gt;2 <text:s/>2-Par-&gt;2</text:p>
          </table:table-cell>
          <table:table-cell/>
          <table:table-cell office:value-type="string">
            <text:p>wE@</text:p>
          </table:table-cell>
          <table:table-cell office:value-type="string">
            <text:p>wÄ-&gt;1</text:p>
          </table:table-cell>
          <table:table-cell/>
          <table:table-cell office:value-type="string">
            <text:p>wÄ</text:p>
          </table:table-cell>
          <table:table-cell office:value-type="string">
            <text:p>PÄ</text:p>
          </table:table-cell>
          <table:table-cell table:number-columns-repeated="2"/>
          <table:table-cell office:value-type="string">
            <text:p>GA-2:1.20</text:p>
          </table:table-cell>
          <table:table-cell table:number-columns-repeated="1008"/>
        </table:table-row>
        <table:table-row table:style-name="ro3">
          <table:table-cell office:value-type="string">
            <text:p>whereby</text:p>
          </table:table-cell>
          <table:table-cell office:value-type="string">
            <text:p>adv</text:p>
          </table:table-cell>
          <table:table-cell office:value-type="string">
            <text:p>1-we@baI <text:s/>2-hwe@baI</text:p>
          </table:table-cell>
          <table:table-cell office:value-type="string">
            <text:p>1-wÄbI <text:s/>2-PÄbI</text:p>
          </table:table-cell>
          <table:table-cell/>
          <table:table-cell office:value-type="string">
            <text:p>1-hwerbaI <text:s/>2-hw{rbaI</text:p>
          </table:table-cell>
          <table:table-cell office:value-type="string">
            <text:p>1-PÄbI-&gt;2 <text:s/>2-ParbI-&gt;2</text:p>
          </table:table-cell>
          <table:table-cell/>
          <table:table-cell office:value-type="string">
            <text:p>wE@baI</text:p>
          </table:table-cell>
          <table:table-cell office:value-type="string">
            <text:p>wÄbI-&gt;1</text:p>
          </table:table-cell>
          <table:table-cell/>
          <table:table-cell office:value-type="string">
            <text:p>wÄbI</text:p>
          </table:table-cell>
          <table:table-cell office:value-type="string">
            <text:p>PÄbI</text:p>
          </table:table-cell>
          <table:table-cell table:number-columns-repeated="2"/>
          <table:table-cell office:value-type="string">
            <text:p>GA-2:1.20</text:p>
          </table:table-cell>
          <table:table-cell table:number-columns-repeated="1008"/>
        </table:table-row>
        <table:table-row table:style-name="ro6">
          <table:table-cell office:value-type="string">
            <text:p>wherever</text:p>
          </table:table-cell>
          <table:table-cell office:value-type="string">
            <text:p>adv</text:p>
          </table:table-cell>
          <table:table-cell office:value-type="string">
            <text:p>1-we@rev@ <text:s/>2-hwe@rev@</text:p>
          </table:table-cell>
          <table:table-cell office:value-type="string">
            <text:p>1-wÄevuÑ <text:s/>2-PÄevuÑ</text:p>
          </table:table-cell>
          <table:table-cell/>
          <table:table-cell office:value-type="string">
            <text:p>1-hwerev=r <text:s/>2-hw{rev=r</text:p>
          </table:table-cell>
          <table:table-cell office:value-type="string">
            <text:p>1-PÄevur-&gt;2 <text:s/>2-Parevur-&gt;2</text:p>
          </table:table-cell>
          <table:table-cell/>
          <table:table-cell office:value-type="string">
            <text:p>wE@rEv@</text:p>
          </table:table-cell>
          <table:table-cell office:value-type="string">
            <text:p>wÄevuÑ-&gt;1</text:p>
          </table:table-cell>
          <table:table-cell/>
          <table:table-cell office:value-type="string">
            <text:p>wÄevuÑ</text:p>
          </table:table-cell>
          <table:table-cell office:value-type="string">
            <text:p>PÄevuÑ</text:p>
          </table:table-cell>
          <table:table-cell table:number-columns-repeated="2"/>
          <table:table-cell office:value-type="string">
            <text:p>GA-2:1.20</text:p>
          </table:table-cell>
          <table:table-cell/>
          <table:table-cell office:value-type="string">
            <text:p>NOTE: since [Air] includes a rhotic-R, the following 'r' is not spelt, eg: in RP: /we@<text:span text:style-name="T1">r</text:span>-/ -&gt; [<text:span text:style-name="T2">wÄ</text:span>-] and not [<text:span text:style-name="T2">wÄr</text:span>-].</text:p>
          </table:table-cell>
          <table:table-cell table:number-columns-repeated="1006"/>
        </table:table-row>
        <table:table-row table:style-name="ro3">
          <table:table-cell office:value-type="string">
            <text:p>why</text:p>
          </table:table-cell>
          <table:table-cell office:value-type="string">
            <text:p>adv</text:p>
          </table:table-cell>
          <table:table-cell office:value-type="string">
            <text:p>1-waI <text:s/>2-hwaI</text:p>
          </table:table-cell>
          <table:table-cell office:value-type="string">
            <text:p>1-wI <text:s/>2-PI</text:p>
          </table:table-cell>
          <table:table-cell/>
          <table:table-cell office:value-type="string">
            <text:p>hwaI</text:p>
          </table:table-cell>
          <table:table-cell office:value-type="string">
            <text:p>PI-&gt;2</text:p>
          </table:table-cell>
          <table:table-cell/>
          <table:table-cell office:value-type="string">
            <text:p>waI</text:p>
          </table:table-cell>
          <table:table-cell office:value-type="string">
            <text:p>wI-&gt;1</text:p>
          </table:table-cell>
          <table:table-cell/>
          <table:table-cell office:value-type="string">
            <text:p>wI</text:p>
          </table:table-cell>
          <table:table-cell office:value-type="string">
            <text:p>PI</text:p>
          </table:table-cell>
          <table:table-cell table:number-columns-repeated="1011"/>
        </table:table-row>
        <table:table-row table:style-name="ro3">
          <table:table-cell office:value-type="string">
            <text:p>within</text:p>
          </table:table-cell>
          <table:table-cell office:value-type="string">
            <text:p>adv</text:p>
          </table:table-cell>
          <table:table-cell office:value-type="string">
            <text:p>wIDIn</text:p>
          </table:table-cell>
          <table:table-cell office:value-type="string">
            <text:p>wiDin</text:p>
          </table:table-cell>
          <table:table-cell/>
          <table:table-cell office:value-type="string">
            <text:p>wIDIn</text:p>
          </table:table-cell>
          <table:table-cell office:value-type="string">
            <text:p>wiDin</text:p>
          </table:table-cell>
          <table:table-cell/>
          <table:table-cell office:value-type="string">
            <text:p>1-wIDIn <text:s/>2-wITIn</text:p>
          </table:table-cell>
          <table:table-cell office:value-type="string">
            <text:p>1-wiDin-&gt;1 <text:s/>2-wiTin-&gt;1</text:p>
          </table:table-cell>
          <table:table-cell/>
          <table:table-cell office:value-type="string">
            <text:p>wiDin</text:p>
          </table:table-cell>
          <table:table-cell table:number-columns-repeated="3"/>
          <table:table-cell office:value-type="string">
            <text:p>Au-2:1.C</text:p>
          </table:table-cell>
          <table:table-cell/>
          <table:table-cell office:value-type="string">
            <text:p>QS.Au-2 : /T/ -&gt; [They]</text:p>
          </table:table-cell>
          <table:table-cell table:number-columns-repeated="1001"/>
          <table:table-cell table:style-name="ce3"/>
          <table:table-cell table:number-columns-repeated="4"/>
        </table:table-row>
        <table:table-row table:style-name="ro3">
          <table:table-cell office:value-type="string">
            <text:p>worldwide</text:p>
          </table:table-cell>
          <table:table-cell office:value-type="string">
            <text:p>adv</text:p>
          </table:table-cell>
          <table:table-cell office:value-type="string">
            <text:p>w3:ldwaId</text:p>
          </table:table-cell>
          <table:table-cell office:value-type="string">
            <text:p>wüldwId</text:p>
          </table:table-cell>
          <table:table-cell/>
          <table:table-cell office:value-type="string">
            <text:p>w3`:ldwaId</text:p>
          </table:table-cell>
          <table:table-cell office:value-type="string">
            <text:p>wüldwId</text:p>
          </table:table-cell>
          <table:table-cell/>
          <table:table-cell office:value-type="string">
            <text:p>w3ldwaId</text:p>
          </table:table-cell>
          <table:table-cell office:value-type="string">
            <text:p>wüldwId</text:p>
          </table:table-cell>
          <table:table-cell/>
          <table:table-cell office:value-type="string">
            <text:p>wüldwId</text:p>
          </table:table-cell>
          <table:table-cell table:number-columns-repeated="1012"/>
        </table:table-row>
        <table:table-row table:style-name="ro3">
          <table:table-cell office:value-type="string">
            <text:p>yesterday</text:p>
          </table:table-cell>
          <table:table-cell office:value-type="string">
            <text:p>adv</text:p>
          </table:table-cell>
          <table:table-cell office:value-type="string">
            <text:p>1-jest@di <text:s/>2-jest@deI</text:p>
          </table:table-cell>
          <table:table-cell office:value-type="string">
            <text:p>1-yestuÑdE <text:s/>2-yestuÑdA</text:p>
          </table:table-cell>
          <table:table-cell/>
          <table:table-cell office:value-type="string">
            <text:p>1-jest=rdi <text:s/>2-jest=rdeI</text:p>
          </table:table-cell>
          <table:table-cell office:value-type="string">
            <text:p>1-yesturdE <text:s/>2-yesturdA</text:p>
          </table:table-cell>
          <table:table-cell/>
          <table:table-cell office:value-type="string">
            <text:p>1-jest@deI <text:s/>2-jest@di</text:p>
          </table:table-cell>
          <table:table-cell office:value-type="string">
            <text:p>1-yestuÑdA-&gt;2 <text:s/>2-yestuÑdE-&gt;1</text:p>
          </table:table-cell>
          <table:table-cell/>
          <table:table-cell office:value-type="string">
            <text:p>yestuÑdE</text:p>
          </table:table-cell>
          <table:table-cell office:value-type="string">
            <text:p>yestuÑdA</text:p>
          </table:table-cell>
          <table:table-cell table:number-columns-repeated="1011"/>
        </table:table-row>
        <table:table-row table:style-name="ro3">
          <table:table-cell office:value-type="string">
            <text:p>yet</text:p>
          </table:table-cell>
          <table:table-cell office:value-type="string">
            <text:p>adv</text:p>
          </table:table-cell>
          <table:table-cell office:value-type="string">
            <text:p>jet</text:p>
          </table:table-cell>
          <table:table-cell office:value-type="string">
            <text:p>yet</text:p>
          </table:table-cell>
          <table:table-cell/>
          <table:table-cell office:value-type="string">
            <text:p>jet</text:p>
          </table:table-cell>
          <table:table-cell office:value-type="string">
            <text:p>yet</text:p>
          </table:table-cell>
          <table:table-cell/>
          <table:table-cell office:value-type="string">
            <text:p>jEt</text:p>
          </table:table-cell>
          <table:table-cell office:value-type="string">
            <text:p>yet</text:p>
          </table:table-cell>
          <table:table-cell/>
          <table:table-cell office:value-type="string">
            <text:p>yet</text:p>
          </table:table-cell>
          <table:table-cell table:number-columns-repeated="1007"/>
          <table:table-cell table:style-name="ce3"/>
          <table:table-cell table:number-columns-repeated="4"/>
        </table:table-row>
        <table:table-row table:style-name="ro3" table:number-rows-repeated="653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ans Serif" svg:font-family="'Sans Serif'"/>
    <style:font-face style:name="Thoth Int" svg:font-family="'Thoth Int'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0">04/10/2009</text:date>, <text:time>07:3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Ross McGinnis</meta:initial-creator>
    <meta:editing-cycles>105</meta:editing-cycles>
    <meta:creation-date>2008-11-03T13:42:32</meta:creation-date>
    <dc:date>2009-04-10T07:33:19</dc:date>
    <meta:editing-duration>PT18H15M42S</meta:editing-duration>
    <meta:document-statistic meta:table-count="3" meta:cell-count="1960" meta:object-count="0"/>
    <meta:user-defined meta:name="Info 1"/>
    <meta:user-defined meta:name="Info 2"/>
    <meta:user-defined meta:name="Info 3"/>
    <meta:user-defined meta:name="Info 4"/>
  </office:meta>
</office:document-meta>
</file>